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Times New Roman"/>
    </style:style>
    <style:style style:name="P4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7f068"/>
    </style:style>
    <style:style style:name="P5" style:family="paragraph" style:parent-style-name="Contents_20_Heading">
      <style:paragraph-properties fo:margin-left="0cm" fo:margin-right="0cm" fo:line-height="107%" fo:text-indent="0cm" style:auto-text-indent="false" style:writing-mode="lr-tb"/>
      <style:text-properties style:font-name="Times New Roman"/>
    </style:style>
    <style:style style:name="P6" style:family="paragraph" style:parent-style-name="Contents_20_1">
      <style:paragraph-properties fo:margin-left="0cm" fo:margin-right="0cm" fo:line-height="107%" fo:text-indent="0cm" style:auto-text-indent="false" style:writing-mode="lr-tb">
        <style:tab-stops>
          <style:tab-stop style:position="18.443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 fo:margin-left="0.388cm" fo:margin-right="0cm" fo:line-height="107%" fo:text-indent="0cm" style:auto-text-indent="false" style:writing-mode="lr-tb">
        <style:tab-stops>
          <style:tab-stop style:position="18.443cm" style:type="right" style:leader-style="dotted" style:leader-text="."/>
        </style:tab-stops>
      </style:paragraph-properties>
    </style:style>
    <style:style style:name="P8" style:family="paragraph" style:parent-style-name="Heading_20_1" style:list-style-name="">
      <style:paragraph-properties fo:margin-left="0cm" fo:margin-right="0cm" fo:line-height="107%" fo:text-indent="0cm" style:auto-text-indent="false" style:writing-mode="lr-tb"/>
      <style:text-properties style:font-name="Times New Roman"/>
    </style:style>
    <style:style style:name="P9" style:family="paragraph" style:parent-style-name="Heading_20_1">
      <style:paragraph-properties fo:margin-left="0cm" fo:margin-right="0cm" fo:line-height="107%" fo:text-indent="0cm" style:auto-text-indent="false" fo:break-before="page" style:writing-mode="lr-tb"/>
      <style:text-properties style:font-name="Times New Roman"/>
    </style:style>
    <style:style style:name="P10" style:family="paragraph" style:parent-style-name="Heading_20_1">
      <style:paragraph-properties fo:margin-left="0cm" fo:margin-right="0cm" fo:line-height="107%" fo:text-indent="0cm" style:auto-text-indent="false" style:writing-mode="lr-tb"/>
      <style:text-properties style:font-name="Times New Roman"/>
    </style:style>
    <style:style style:name="P11" style:family="paragraph" style:parent-style-name="Heading_20_2">
      <style:paragraph-properties fo:margin-left="0cm" fo:margin-right="0cm" fo:line-height="107%" fo:text-indent="0cm" style:auto-text-indent="false" style:writing-mode="lr-tb"/>
      <style:text-properties style:font-name="Times New Roman"/>
    </style:style>
    <style:style style:name="P12" style:family="paragraph" style:parent-style-name="Heading_20_2">
      <style:paragraph-properties fo:margin-left="0cm" fo:margin-right="0cm" fo:line-height="107%" fo:text-indent="0cm" style:auto-text-indent="false" style:writing-mode="lr-tb"/>
      <style:text-properties fo:color="#ff011b" loext:opacity="100%" style:font-name="Times New Roman" officeooo:paragraph-rsid="0007f068"/>
    </style:style>
    <style:style style:name="P13" style:family="paragraph" style:parent-style-name="List_20_Paragraph" style:list-style-name="WWNum1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14" style:family="paragraph" style:parent-style-name="List_20_Paragraph" style:list-style-name="WWNum1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15" style:family="paragraph" style:parent-style-name="List_20_Paragraph" style:list-style-name="WWNum1">
      <style:paragraph-properties fo:margin-left="5.08cm" fo:margin-right="0cm" fo:line-height="115%" fo:text-indent="-0.635cm" style:auto-text-indent="false" style:writing-mode="lr-tb"/>
      <style:text-properties style:font-name="Times New Roman"/>
    </style:style>
    <style:style style:name="P16" style:family="paragraph" style:parent-style-name="List_20_Paragraph" style:list-style-name="WWNum2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17" style:family="paragraph" style:parent-style-name="List_20_Paragraph" style:list-style-name="WWNum2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18" style:family="paragraph" style:parent-style-name="List_20_Paragraph" style:list-style-name="WWNum2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19" style:family="paragraph" style:parent-style-name="List_20_Paragraph" style:list-style-name="WWNum25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20" style:family="paragraph" style:parent-style-name="List_20_Paragraph" style:list-style-name="WWNum25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21" style:family="paragraph" style:parent-style-name="List_20_Paragraph" style:list-style-name="WWNum25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22" style:family="paragraph" style:parent-style-name="List_20_Paragraph" style:list-style-name="WWNum21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23" style:family="paragraph" style:parent-style-name="List_20_Paragraph" style:list-style-name="WWNum21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24" style:family="paragraph" style:parent-style-name="List_20_Paragraph" style:list-style-name="WWNum21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25" style:family="paragraph" style:parent-style-name="List_20_Paragraph" style:list-style-name="WWNum26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26" style:family="paragraph" style:parent-style-name="List_20_Paragraph" style:list-style-name="WWNum26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27" style:family="paragraph" style:parent-style-name="List_20_Paragraph" style:list-style-name="WWNum26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28" style:family="paragraph" style:parent-style-name="List_20_Paragraph" style:list-style-name="WWNum27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29" style:family="paragraph" style:parent-style-name="List_20_Paragraph" style:list-style-name="WWNum28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30" style:family="paragraph" style:parent-style-name="List_20_Paragraph" style:list-style-name="WWNum28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31" style:family="paragraph" style:parent-style-name="List_20_Paragraph" style:list-style-name="WWNum28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32" style:family="paragraph" style:parent-style-name="List_20_Paragraph" style:list-style-name="WWNum29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33" style:family="paragraph" style:parent-style-name="List_20_Paragraph" style:list-style-name="WWNum29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34" style:family="paragraph" style:parent-style-name="List_20_Paragraph" style:list-style-name="WWNum29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35" style:family="paragraph" style:parent-style-name="List_20_Paragraph" style:list-style-name="WWNum17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36" style:family="paragraph" style:parent-style-name="List_20_Paragraph" style:list-style-name="WWNum18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37" style:family="paragraph" style:parent-style-name="List_20_Paragraph" style:list-style-name="WWNum19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38" style:family="paragraph" style:parent-style-name="List_20_Paragraph" style:list-style-name="WWNum20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39" style:family="paragraph" style:parent-style-name="List_20_Paragraph" style:list-style-name="WWNum30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40" style:family="paragraph" style:parent-style-name="List_20_Paragraph" style:list-style-name="WWNum30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41" style:family="paragraph" style:parent-style-name="List_20_Paragraph" style:list-style-name="WWNum30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42" style:family="paragraph" style:parent-style-name="List_20_Paragraph" style:list-style-name="WWNum31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43" style:family="paragraph" style:parent-style-name="List_20_Paragraph" style:list-style-name="WWNum31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44" style:family="paragraph" style:parent-style-name="List_20_Paragraph" style:list-style-name="WWNum31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45" style:family="paragraph" style:parent-style-name="List_20_Paragraph" style:list-style-name="WWNum31">
      <style:paragraph-properties fo:margin-left="5.08cm" fo:margin-right="0cm" fo:line-height="115%" fo:text-indent="-0.635cm" style:auto-text-indent="false" style:writing-mode="lr-tb"/>
      <style:text-properties style:font-name="Times New Roman"/>
    </style:style>
    <style:style style:name="P46" style:family="paragraph" style:parent-style-name="List_20_Paragraph" style:list-style-name="WWNum32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47" style:family="paragraph" style:parent-style-name="List_20_Paragraph" style:list-style-name="WWNum32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48" style:family="paragraph" style:parent-style-name="List_20_Paragraph" style:list-style-name="WWNum32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49" style:family="paragraph" style:parent-style-name="List_20_Paragraph" style:list-style-name="WWNum15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50" style:family="paragraph" style:parent-style-name="List_20_Paragraph" style:list-style-name="WWNum15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51" style:family="paragraph" style:parent-style-name="List_20_Paragraph" style:list-style-name="WWNum15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52" style:family="paragraph" style:parent-style-name="List_20_Paragraph" style:list-style-name="WWNum14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53" style:family="paragraph" style:parent-style-name="List_20_Paragraph" style:list-style-name="WWNum14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54" style:family="paragraph" style:parent-style-name="List_20_Paragraph" style:list-style-name="WWNum14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55" style:family="paragraph" style:parent-style-name="List_20_Paragraph" style:list-style-name="WWNum13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56" style:family="paragraph" style:parent-style-name="List_20_Paragraph" style:list-style-name="WWNum13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57" style:family="paragraph" style:parent-style-name="List_20_Paragraph" style:list-style-name="WWNum13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58" style:family="paragraph" style:parent-style-name="List_20_Paragraph" style:list-style-name="WWNum12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59" style:family="paragraph" style:parent-style-name="List_20_Paragraph" style:list-style-name="WWNum12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60" style:family="paragraph" style:parent-style-name="List_20_Paragraph" style:list-style-name="WWNum12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61" style:family="paragraph" style:parent-style-name="List_20_Paragraph" style:list-style-name="WWNum33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62" style:family="paragraph" style:parent-style-name="List_20_Paragraph" style:list-style-name="WWNum33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63" style:family="paragraph" style:parent-style-name="List_20_Paragraph" style:list-style-name="WWNum33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64" style:family="paragraph" style:parent-style-name="List_20_Paragraph" style:list-style-name="WWNum34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65" style:family="paragraph" style:parent-style-name="List_20_Paragraph" style:list-style-name="WWNum34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66" style:family="paragraph" style:parent-style-name="List_20_Paragraph" style:list-style-name="WWNum11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67" style:family="paragraph" style:parent-style-name="List_20_Paragraph" style:list-style-name="WWNum11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68" style:family="paragraph" style:parent-style-name="List_20_Paragraph" style:list-style-name="WWNum10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69" style:family="paragraph" style:parent-style-name="List_20_Paragraph" style:list-style-name="WWNum10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70" style:family="paragraph" style:parent-style-name="List_20_Paragraph" style:list-style-name="WWNum9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71" style:family="paragraph" style:parent-style-name="List_20_Paragraph" style:list-style-name="WWNum9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72" style:family="paragraph" style:parent-style-name="List_20_Paragraph" style:list-style-name="WWNum35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73" style:family="paragraph" style:parent-style-name="List_20_Paragraph" style:list-style-name="WWNum35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74" style:family="paragraph" style:parent-style-name="List_20_Paragraph" style:list-style-name="WWNum35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75" style:family="paragraph" style:parent-style-name="List_20_Paragraph" style:list-style-name="WWNum36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76" style:family="paragraph" style:parent-style-name="List_20_Paragraph" style:list-style-name="WWNum36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77" style:family="paragraph" style:parent-style-name="List_20_Paragraph" style:list-style-name="WWNum36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78" style:family="paragraph" style:parent-style-name="List_20_Paragraph" style:list-style-name="WWNum39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79" style:family="paragraph" style:parent-style-name="List_20_Paragraph" style:list-style-name="WWNum39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80" style:family="paragraph" style:parent-style-name="List_20_Paragraph" style:list-style-name="WWNum37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81" style:family="paragraph" style:parent-style-name="List_20_Paragraph" style:list-style-name="WWNum37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82" style:family="paragraph" style:parent-style-name="List_20_Paragraph" style:list-style-name="WWNum38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83" style:family="paragraph" style:parent-style-name="List_20_Paragraph" style:list-style-name="WWNum38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84" style:family="paragraph" style:parent-style-name="List_20_Paragraph" style:list-style-name="WWNum43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85" style:family="paragraph" style:parent-style-name="List_20_Paragraph" style:list-style-name="WWNum43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86" style:family="paragraph" style:parent-style-name="List_20_Paragraph" style:list-style-name="WWNum44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87" style:family="paragraph" style:parent-style-name="List_20_Paragraph" style:list-style-name="WWNum44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88" style:family="paragraph" style:parent-style-name="List_20_Paragraph" style:list-style-name="WWNum22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89" style:family="paragraph" style:parent-style-name="List_20_Paragraph" style:list-style-name="WWNum22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90" style:family="paragraph" style:parent-style-name="List_20_Paragraph" style:list-style-name="WWNum22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91" style:family="paragraph" style:parent-style-name="List_20_Paragraph" style:list-style-name="WWNum22">
      <style:paragraph-properties fo:margin-left="5.08cm" fo:margin-right="0cm" fo:line-height="115%" fo:text-indent="-0.635cm" style:auto-text-indent="false" style:writing-mode="lr-tb"/>
      <style:text-properties style:font-name="Times New Roman"/>
    </style:style>
    <style:style style:name="P92" style:family="paragraph" style:parent-style-name="List_20_Paragraph" style:list-style-name="WWNum45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93" style:family="paragraph" style:parent-style-name="List_20_Paragraph" style:list-style-name="WWNum45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94" style:family="paragraph" style:parent-style-name="List_20_Paragraph" style:list-style-name="WWNum46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95" style:family="paragraph" style:parent-style-name="List_20_Paragraph" style:list-style-name="WWNum46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96" style:family="paragraph" style:parent-style-name="List_20_Paragraph" style:list-style-name="WWNum40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97" style:family="paragraph" style:parent-style-name="List_20_Paragraph" style:list-style-name="WWNum40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98" style:family="paragraph" style:parent-style-name="List_20_Paragraph" style:list-style-name="WWNum50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99" style:family="paragraph" style:parent-style-name="List_20_Paragraph" style:list-style-name="WWNum50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100" style:family="paragraph" style:parent-style-name="List_20_Paragraph" style:list-style-name="WWNum50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101" style:family="paragraph" style:parent-style-name="List_20_Paragraph" style:list-style-name="WWNum51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102" style:family="paragraph" style:parent-style-name="List_20_Paragraph" style:list-style-name="WWNum51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103" style:family="paragraph" style:parent-style-name="List_20_Paragraph" style:list-style-name="WWNum51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104" style:family="paragraph" style:parent-style-name="List_20_Paragraph" style:list-style-name="WWNum41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105" style:family="paragraph" style:parent-style-name="List_20_Paragraph" style:list-style-name="WWNum41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106" style:family="paragraph" style:parent-style-name="List_20_Paragraph" style:list-style-name="WWNum41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107" style:family="paragraph" style:parent-style-name="List_20_Paragraph" style:list-style-name="WWNum8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108" style:family="paragraph" style:parent-style-name="List_20_Paragraph" style:list-style-name="WWNum8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109" style:family="paragraph" style:parent-style-name="List_20_Paragraph" style:list-style-name="WWNum47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110" style:family="paragraph" style:parent-style-name="List_20_Paragraph" style:list-style-name="WWNum47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111" style:family="paragraph" style:parent-style-name="List_20_Paragraph" style:list-style-name="WWNum47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112" style:family="paragraph" style:parent-style-name="List_20_Paragraph" style:list-style-name="WWNum48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113" style:family="paragraph" style:parent-style-name="List_20_Paragraph" style:list-style-name="WWNum48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114" style:family="paragraph" style:parent-style-name="List_20_Paragraph" style:list-style-name="WWNum48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115" style:family="paragraph" style:parent-style-name="List_20_Paragraph" style:list-style-name="WWNum48">
      <style:paragraph-properties fo:margin-left="5.08cm" fo:margin-right="0cm" fo:line-height="115%" fo:text-indent="-0.635cm" style:auto-text-indent="false" style:writing-mode="lr-tb"/>
      <style:text-properties style:font-name="Times New Roman"/>
    </style:style>
    <style:style style:name="P116" style:family="paragraph" style:parent-style-name="List_20_Paragraph" style:list-style-name="WWNum49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117" style:family="paragraph" style:parent-style-name="List_20_Paragraph" style:list-style-name="WWNum49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118" style:family="paragraph" style:parent-style-name="List_20_Paragraph" style:list-style-name="WWNum49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119" style:family="paragraph" style:parent-style-name="List_20_Paragraph" style:list-style-name="WWNum49">
      <style:paragraph-properties fo:margin-left="5.08cm" fo:margin-right="0cm" fo:line-height="115%" fo:text-indent="-0.635cm" style:auto-text-indent="false" style:writing-mode="lr-tb"/>
      <style:text-properties style:font-name="Times New Roman"/>
    </style:style>
    <style:style style:name="P120" style:family="paragraph" style:parent-style-name="List_20_Paragraph" style:list-style-name="WWNum23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121" style:family="paragraph" style:parent-style-name="List_20_Paragraph" style:list-style-name="WWNum23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122" style:family="paragraph" style:parent-style-name="List_20_Paragraph" style:list-style-name="WWNum23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123" style:family="paragraph" style:parent-style-name="List_20_Paragraph" style:list-style-name="WWNum23">
      <style:paragraph-properties fo:margin-left="5.08cm" fo:margin-right="0cm" fo:line-height="115%" fo:text-indent="-0.635cm" style:auto-text-indent="false" style:writing-mode="lr-tb"/>
      <style:text-properties style:font-name="Times New Roman"/>
    </style:style>
    <style:style style:name="P124" style:family="paragraph" style:parent-style-name="List_20_Paragraph" style:list-style-name="WWNum24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125" style:family="paragraph" style:parent-style-name="List_20_Paragraph" style:list-style-name="WWNum24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126" style:family="paragraph" style:parent-style-name="List_20_Paragraph" style:list-style-name="WWNum24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127" style:family="paragraph" style:parent-style-name="List_20_Paragraph" style:list-style-name="WWNum24">
      <style:paragraph-properties fo:margin-left="5.08cm" fo:margin-right="0cm" fo:line-height="115%" fo:text-indent="-0.635cm" style:auto-text-indent="false" style:writing-mode="lr-tb"/>
      <style:text-properties style:font-name="Times New Roman"/>
    </style:style>
    <style:style style:name="P128" style:family="paragraph" style:parent-style-name="List_20_Paragraph" style:list-style-name="WWNum6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129" style:family="paragraph" style:parent-style-name="List_20_Paragraph" style:list-style-name="WWNum6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130" style:family="paragraph" style:parent-style-name="List_20_Paragraph" style:list-style-name="WWNum6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131" style:family="paragraph" style:parent-style-name="List_20_Paragraph" style:list-style-name="WWNum6">
      <style:paragraph-properties fo:margin-left="5.08cm" fo:margin-right="0cm" fo:line-height="115%" fo:text-indent="-0.635cm" style:auto-text-indent="false" style:writing-mode="lr-tb"/>
      <style:text-properties style:font-name="Times New Roman"/>
    </style:style>
    <style:style style:name="P132" style:family="paragraph" style:parent-style-name="List_20_Paragraph" style:list-style-name="WWNum42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133" style:family="paragraph" style:parent-style-name="List_20_Paragraph" style:list-style-name="WWNum42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134" style:family="paragraph" style:parent-style-name="List_20_Paragraph" style:list-style-name="WWNum42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135" style:family="paragraph" style:parent-style-name="List_20_Paragraph" style:list-style-name="WWNum7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136" style:family="paragraph" style:parent-style-name="List_20_Paragraph" style:list-style-name="WWNum7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137" style:family="paragraph" style:parent-style-name="List_20_Paragraph" style:list-style-name="WWNum7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138" style:family="paragraph" style:parent-style-name="List_20_Paragraph" style:list-style-name="WWNum34">
      <style:paragraph-properties fo:margin-left="2.54cm" fo:margin-right="0cm" fo:line-height="115%" fo:text-indent="-0.635cm" style:auto-text-indent="false" style:writing-mode="lr-tb"/>
      <style:text-properties style:font-name="Times New Roman" style:font-name-complex="Calibri1"/>
    </style:style>
    <style:style style:name="P139" style:family="paragraph" style:parent-style-name="List_20_Paragraph" style:list-style-name="WWNum11">
      <style:paragraph-properties fo:margin-left="2.54cm" fo:margin-right="0cm" fo:line-height="115%" fo:text-indent="-0.635cm" style:auto-text-indent="false" style:writing-mode="lr-tb"/>
      <style:text-properties style:font-name="Times New Roman" style:font-name-complex="Calibri1"/>
    </style:style>
    <style:style style:name="P140" style:family="paragraph" style:parent-style-name="List_20_Paragraph" style:list-style-name="WWNum10">
      <style:paragraph-properties fo:margin-left="2.54cm" fo:margin-right="0cm" fo:line-height="115%" fo:text-indent="-0.635cm" style:auto-text-indent="false" style:writing-mode="lr-tb"/>
      <style:text-properties style:font-name="Times New Roman" style:font-name-complex="Calibri1"/>
    </style:style>
    <style:style style:name="P141" style:family="paragraph" style:parent-style-name="List_20_Paragraph" style:list-style-name="WWNum9">
      <style:paragraph-properties fo:margin-left="2.54cm" fo:margin-right="0cm" fo:line-height="115%" fo:text-indent="-0.635cm" style:auto-text-indent="false" style:writing-mode="lr-tb"/>
      <style:text-properties style:font-name="Times New Roman" style:font-name-complex="Calibri1"/>
    </style:style>
    <style:style style:name="P142" style:family="paragraph" style:parent-style-name="List_20_Paragraph" style:list-style-name="WWNum39">
      <style:paragraph-properties fo:margin-left="2.54cm" fo:margin-right="0cm" fo:line-height="115%" fo:text-indent="-0.635cm" style:auto-text-indent="false" style:writing-mode="lr-tb"/>
      <style:text-properties style:font-name="Times New Roman" style:font-name-complex="Calibri1"/>
    </style:style>
    <style:style style:name="P143" style:family="paragraph" style:parent-style-name="List_20_Paragraph" style:list-style-name="WWNum8">
      <style:paragraph-properties fo:margin-left="2.54cm" fo:margin-right="0cm" fo:line-height="115%" fo:text-indent="-0.635cm" style:auto-text-indent="false" style:writing-mode="lr-tb"/>
      <style:text-properties style:font-name="Times New Roman" style:font-name-complex="Calibri1"/>
    </style:style>
    <style:style style:name="P144" style:family="paragraph" style:parent-style-name="List_20_Paragraph" style:list-style-name="WWNum42">
      <style:paragraph-properties fo:margin-left="2.54cm" fo:margin-right="0cm" fo:margin-top="0cm" fo:margin-bottom="0cm" style:contextual-spacing="true" fo:line-height="107%" fo:text-indent="-0.635cm" style:auto-text-indent="false" style:writing-mode="lr-tb"/>
      <style:text-properties style:font-name="Times New Roman"/>
    </style:style>
    <style:style style:name="P145" style:family="paragraph" style:parent-style-name="List_20_Paragraph" style:list-style-name="WWNum7">
      <style:paragraph-properties fo:margin-left="2.54cm" fo:margin-right="0cm" fo:margin-top="0cm" fo:margin-bottom="0cm" style:contextual-spacing="true" fo:line-height="107%" fo:text-indent="-0.635cm" style:auto-text-indent="false" style:writing-mode="lr-tb"/>
      <style:text-properties style:font-name="Times New Roman"/>
    </style:style>
    <style:style style:name="P146" style:family="paragraph" style:parent-style-name="List_20_Paragraph" style:list-style-name="WWNum27">
      <style:paragraph-properties fo:margin-left="2.54cm" fo:margin-right="0cm" fo:line-height="115%" fo:text-indent="-0.635cm" style:auto-text-indent="false" style:writing-mode="lr-tb"/>
      <style:text-properties fo:color="#ff0000" loext:opacity="100%" style:font-name="Times New Roman" style:font-name-complex="Calibri1"/>
    </style:style>
    <style:style style:name="P147" style:family="paragraph" style:parent-style-name="List_20_Paragraph" style:list-style-name="WWNum27">
      <style:paragraph-properties fo:margin-left="2.54cm" fo:margin-right="0cm" fo:line-height="115%" fo:text-indent="-0.635cm" style:auto-text-indent="false" style:writing-mode="lr-tb"/>
      <style:text-properties fo:color="#ff0000" loext:opacity="100%" style:font-name="Times New Roman"/>
    </style:style>
    <style:style style:name="P148" style:family="paragraph" style:parent-style-name="List_20_Paragraph" style:list-style-name="WWNum16">
      <style:paragraph-properties fo:margin-left="1.905cm" fo:margin-right="0cm" fo:line-height="115%" fo:text-indent="-0.635cm" style:auto-text-indent="false" style:writing-mode="lr-tb"/>
      <style:text-properties fo:color="#ff0000" loext:opacity="100%" style:font-name="Times New Roman"/>
    </style:style>
    <style:style style:name="P149" style:family="paragraph" style:parent-style-name="List_20_Paragraph" style:list-style-name="WWNum1aaaa">
      <style:paragraph-properties fo:margin-left="2.54cm" fo:margin-right="0cm" fo:line-height="115%" fo:text-indent="-0.635cm" style:auto-text-indent="false" style:writing-mode="lr-tb">
        <style:tab-stops>
          <style:tab-stop style:position="0cm"/>
        </style:tab-stops>
      </style:paragraph-properties>
    </style:style>
    <style:style style:name="P150" style:family="paragraph" style:parent-style-name="List_20_Paragraph" style:list-style-name="WWNum1aaaa">
      <style:paragraph-properties fo:margin-left="3.81cm" fo:margin-right="0cm" fo:line-height="115%" fo:text-indent="-0.318cm" style:auto-text-indent="false" style:writing-mode="lr-tb">
        <style:tab-stops>
          <style:tab-stop style:position="0cm"/>
        </style:tab-stops>
      </style:paragraph-properties>
    </style:style>
    <style:style style:name="P151" style:family="paragraph" style:parent-style-name="List_20_Paragraph" style:list-style-name="WWNum1aa">
      <style:paragraph-properties fo:margin-left="2.54cm" fo:margin-right="0cm" fo:line-height="115%" fo:text-indent="-0.635cm" style:auto-text-indent="false" style:writing-mode="lr-tb">
        <style:tab-stops>
          <style:tab-stop style:position="0cm"/>
        </style:tab-stops>
      </style:paragraph-properties>
    </style:style>
    <style:style style:name="P152" style:family="paragraph" style:parent-style-name="List_20_Paragraph" style:list-style-name="WWNum1aa">
      <style:paragraph-properties fo:margin-left="3.81cm" fo:margin-right="0cm" fo:line-height="115%" fo:text-indent="-0.318cm" style:auto-text-indent="false" style:writing-mode="lr-tb">
        <style:tab-stops>
          <style:tab-stop style:position="0cm"/>
        </style:tab-stops>
      </style:paragraph-properties>
    </style:style>
    <style:style style:name="P153" style:family="paragraph" style:parent-style-name="List_20_Paragraph">
      <style:paragraph-properties fo:margin-left="0.635cm" fo:margin-right="0cm" fo:line-height="115%" fo:text-indent="0cm" style:auto-text-indent="false" style:writing-mode="lr-tb"/>
      <style:text-properties officeooo:paragraph-rsid="0011fc5f"/>
    </style:style>
    <style:style style:name="P154" style:family="paragraph" style:parent-style-name="List_20_Paragraph" style:list-style-name="WWNum1a">
      <style:paragraph-properties fo:margin-left="1.27cm" fo:margin-right="0cm" fo:line-height="115%" fo:text-indent="-0.635cm" style:auto-text-indent="false" style:writing-mode="lr-tb">
        <style:tab-stops>
          <style:tab-stop style:position="0cm"/>
        </style:tab-stops>
      </style:paragraph-properties>
      <style:text-properties fo:color="#ff011b" loext:opacity="100%"/>
    </style:style>
    <style:style style:name="P155" style:family="paragraph" style:parent-style-name="List_20_Paragraph" style:list-style-name="WWNum1a">
      <style:paragraph-properties fo:margin-left="2.54cm" fo:margin-right="0cm" fo:line-height="115%" fo:text-indent="-0.635cm" style:auto-text-indent="false" style:writing-mode="lr-tb">
        <style:tab-stops>
          <style:tab-stop style:position="0cm"/>
        </style:tab-stops>
      </style:paragraph-properties>
      <style:text-properties fo:color="#ff011b" loext:opacity="100%"/>
    </style:style>
    <style:style style:name="P156" style:family="paragraph" style:parent-style-name="List_20_Paragraph" style:list-style-name="WWNum1a">
      <style:paragraph-properties fo:margin-left="2.54cm" fo:margin-right="0cm" fo:line-height="115%" fo:text-indent="-0.635cm" style:auto-text-indent="false" style:writing-mode="lr-tb">
        <style:tab-stops>
          <style:tab-stop style:position="0cm"/>
        </style:tab-stops>
      </style:paragraph-properties>
      <style:text-properties fo:color="#ff011b" loext:opacity="100%" officeooo:paragraph-rsid="0009f04f"/>
    </style:style>
    <style:style style:name="P157" style:family="paragraph" style:parent-style-name="List_20_Paragraph" style:list-style-name="WWNum1a">
      <style:paragraph-properties fo:margin-left="3.81cm" fo:margin-right="0cm" fo:line-height="115%" fo:text-indent="-0.318cm" style:auto-text-indent="false" style:writing-mode="lr-tb">
        <style:tab-stops>
          <style:tab-stop style:position="0cm"/>
        </style:tab-stops>
      </style:paragraph-properties>
      <style:text-properties fo:color="#ff011b" loext:opacity="100%"/>
    </style:style>
    <style:style style:name="P158" style:family="paragraph" style:parent-style-name="List_20_Paragraph" style:list-style-name="WWNum26">
      <style:paragraph-properties fo:margin-left="1.27cm" fo:margin-right="0cm" fo:line-height="115%" fo:text-indent="-0.635cm" style:auto-text-indent="false" style:writing-mode="lr-tb"/>
      <style:text-properties fo:color="#ff011b" loext:opacity="100%" style:font-name="Times New Roman" officeooo:paragraph-rsid="0011fc5f"/>
    </style:style>
    <style:style style:name="P159" style:family="paragraph" style:parent-style-name="List_20_Paragraph" style:list-style-name="WWNum26">
      <style:paragraph-properties fo:margin-left="2.54cm" fo:margin-right="0cm" fo:line-height="115%" fo:text-indent="-0.635cm" style:auto-text-indent="false" style:writing-mode="lr-tb"/>
      <style:text-properties fo:color="#ff011b" loext:opacity="100%" style:font-name="Times New Roman" officeooo:paragraph-rsid="0011fc5f"/>
    </style:style>
    <style:style style:name="P160" style:family="paragraph" style:parent-style-name="List_20_Paragraph" style:list-style-name="WWNum26">
      <style:paragraph-properties fo:margin-left="3.81cm" fo:margin-right="0cm" fo:line-height="115%" fo:text-indent="-0.318cm" style:auto-text-indent="false" style:writing-mode="lr-tb"/>
      <style:text-properties fo:color="#ff011b" loext:opacity="100%" style:font-name="Times New Roman" officeooo:paragraph-rsid="0011fc5f"/>
    </style:style>
    <style:style style:name="P161" style:family="paragraph" style:parent-style-name="List_20_Paragraph" style:list-style-name="WWNum26">
      <style:paragraph-properties fo:margin-left="2.54cm" fo:margin-right="0cm" fo:line-height="115%" fo:text-indent="-0.635cm" style:auto-text-indent="false" style:writing-mode="lr-tb"/>
      <style:text-properties fo:color="#ff011b" loext:opacity="100%" style:font-name="Times New Roman" fo:font-size="12pt" officeooo:paragraph-rsid="0011fc5f" style:font-size-asian="12pt" style:font-size-complex="12pt"/>
    </style:style>
    <style:style style:name="P162" style:family="paragraph" style:parent-style-name="List_20_Paragraph" style:list-style-name="L1">
      <style:paragraph-properties fo:line-height="115%" style:writing-mode="lr-tb"/>
      <style:text-properties fo:color="#ff011b" loext:opacity="100%" fo:font-size="12pt" officeooo:paragraph-rsid="0011fc5f" style:font-size-asian="12pt" style:font-size-complex="12pt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position="super 58%"/>
    </style:style>
    <style:style style:name="T4" style:family="text">
      <style:text-properties fo:color="#000000" loext:opacity="100%" style:font-name="Times New Roman"/>
    </style:style>
    <style:style style:name="T5" style:family="text">
      <style:text-properties fo:color="#000000" loext:opacity="100%" style:font-name="Times New Roman" fo:language="de" fo:country="DE" style:language-asian="de" style:country-asian="DE" style:language-complex="ar" style:country-complex="SA"/>
    </style:style>
    <style:style style:name="T6" style:family="text">
      <style:text-properties fo:language="de" fo:country="DE"/>
    </style:style>
    <style:style style:name="T7" style:family="text">
      <style:text-properties fo:language="de" fo:country="DE" style:font-name-asian="Times New Roman1" style:language-asian="de" style:country-asian="DE"/>
    </style:style>
    <style:style style:name="T8" style:family="text">
      <style:text-properties fo:language="de" fo:country="DE" style:font-name-complex="Calibri1"/>
    </style:style>
    <style:style style:name="T9" style:family="text">
      <style:text-properties fo:color="#0563c1" loext:opacity="100%" style:text-position="super 58%" style:font-name="Times New Roman" fo:language="de" fo:country="DE" style:text-underline-style="solid" style:text-underline-width="auto" style:text-underline-color="font-color" style:language-asian="de" style:country-asian="DE"/>
    </style:style>
    <style:style style:name="T10" style:family="text">
      <style:text-properties style:font-name-complex="Calibri1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size-complex="12pt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language="de" fo:country="DE" style:language-asian="de" style:country-asian="DE"/>
    </style:style>
    <style:style style:name="T15" style:family="text">
      <style:text-properties style:font-name="Times New Roman" style:font-name-complex="Calibri1"/>
    </style:style>
    <style:style style:name="T16" style:family="text">
      <style:text-properties fo:color="#ff0000" loext:opacity="100%" style:font-name="Times New Roman"/>
    </style:style>
    <style:style style:name="T17" style:family="text">
      <style:text-properties fo:color="#ff0000" loext:opacity="100%" style:font-name="Times New Roman" style:font-name-complex="Calibri1"/>
    </style:style>
    <style:style style:name="T18" style:family="text">
      <style:text-properties fo:color="#ff0000" loext:opacity="100%" style:font-name="Times New Roman" fo:language="de" fo:country="DE" style:font-name-complex="Calibri1"/>
    </style:style>
    <style:style style:name="T19" style:family="text">
      <style:text-properties fo:color="#ff0000" loext:opacity="100%" style:font-name-complex="Calibri1"/>
    </style:style>
    <style:style style:name="T20" style:family="text">
      <style:text-properties fo:color="#ff0000" loext:opacity="100%" fo:language="de" fo:country="DE" style:font-name-complex="Calibri1"/>
    </style:style>
    <style:style style:name="T21" style:family="text">
      <style:text-properties fo:color="#ff011b" loext:opacity="100%" style:font-name="Times New Roman"/>
    </style:style>
    <style:style style:name="T22" style:family="text">
      <style:text-properties fo:color="#ff011b" loext:opacity="100%" style:font-name="Times New Roman" fo:font-size="16pt" style:font-size-asian="16pt" style:font-size-complex="16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HELPMI – Device/Detector/Component (DDC) Library</text:span></text:p>
      <text:p text:style-name="P1"/>
      <text:p text:style-name="P1">*All definitions/designations within are subject to change depending on what metadata standard is chosen by the community. </text:p>
      <text:p text:style-name="P1"/>
      <text:p text:style-name="P5" loext:marker-style-name="T2"><text:span text:style-name="T2">Contents</text:span><text:span text:style-name="T2"/></text:p>
      <text:p text:style-name="P6" loext:marker-style-name="T7"><text:a xlink:type="simple" xlink:href="#_Toc153377101" text:style-name="Index_20_Link" text:visited-style-name="Index_20_Link"><text:span text:style-name="T5">Template</text:span><text:span text:style-name="T14"><text:tab/>2</text:span></text:a></text:p>
      <text:p text:style-name="P6" loext:marker-style-name="T7"><text:a xlink:type="simple" xlink:href="#_Toc153377102" text:style-name="Index_20_Link" text:visited-style-name="Index_20_Link"><text:span text:style-name="T5">Feedback</text:span><text:span text:style-name="T14"><text:tab/>3</text:span></text:a></text:p>
      <text:p text:style-name="P6" loext:marker-style-name="T7"><text:a xlink:type="simple" xlink:href="#_Toc153377103" text:style-name="Index_20_Link" text:visited-style-name="Index_20_Link"><text:span text:style-name="T5">Detectors</text:span><text:span text:style-name="T14"><text:tab/>3</text:span></text:a></text:p>
      <text:p text:style-name="P7" loext:marker-style-name="T7"><text:a xlink:type="simple" xlink:href="#_Toc153377104" text:style-name="Index_20_Link" text:visited-style-name="Index_20_Link"><text:span text:style-name="T5">Standard CCD/CMOS</text:span><text:span text:style-name="T14"><text:tab/>3</text:span></text:a></text:p>
      <text:p text:style-name="P7" loext:marker-style-name="T7"><text:a xlink:type="simple" xlink:href="#_Toc153377105" text:style-name="Index_20_Link" text:visited-style-name="Index_20_Link"><text:span text:style-name="T5">Focus Diagnostic</text:span><text:span text:style-name="T14"><text:tab/>4</text:span></text:a></text:p>
      <text:p text:style-name="P7" loext:marker-style-name="T7"><text:a xlink:type="simple" xlink:href="#_Toc153377106" text:style-name="Index_20_Link" text:visited-style-name="Index_20_Link"><text:span text:style-name="T5">Wavefront Sensor</text:span><text:span text:style-name="T14"><text:tab/>4</text:span></text:a></text:p>
      <text:p text:style-name="P7" loext:marker-style-name="T7"><text:a xlink:type="simple" xlink:href="#_Toc153377107" text:style-name="Index_20_Link" text:visited-style-name="Index_20_Link"><text:span text:style-name="T5">Gateable CCD</text:span><text:span text:style-name="T14"><text:tab/>5</text:span></text:a></text:p>
      <text:p text:style-name="P7" loext:marker-style-name="T7"><text:a xlink:type="simple" xlink:href="#_Toc153377108" text:style-name="Index_20_Link" text:visited-style-name="Index_20_Link"><text:span text:style-name="T5">Streak Camera</text:span><text:span text:style-name="T14"><text:tab/>6</text:span></text:a></text:p>
      <text:p text:style-name="P7" loext:marker-style-name="T7"><text:a xlink:type="simple" xlink:href="#_Toc153377109" text:style-name="Index_20_Link" text:visited-style-name="Index_20_Link"><text:span text:style-name="T5">Spectrometer – Photon</text:span><text:span text:style-name="T14"><text:tab/>6</text:span></text:a></text:p>
      <text:p text:style-name="P7" loext:marker-style-name="T7"><text:a xlink:type="simple" xlink:href="#_Toc153377110" text:style-name="Index_20_Link" text:visited-style-name="Index_20_Link"><text:span text:style-name="T5">Spectrometer – Electron</text:span><text:span text:style-name="T14"><text:tab/>7</text:span></text:a></text:p>
      <text:p text:style-name="P7" loext:marker-style-name="T7"><text:a xlink:type="simple" xlink:href="#_Toc153377111" text:style-name="Index_20_Link" text:visited-style-name="Index_20_Link"><text:span text:style-name="T5">Spectrometer – Proton/Ion</text:span><text:span text:style-name="T14"><text:tab/>8</text:span></text:a></text:p>
      <text:p text:style-name="P7" loext:marker-style-name="T7"><text:a xlink:type="simple" xlink:href="#_Toc153377112" text:style-name="Index_20_Link" text:visited-style-name="Index_20_Link"><text:span text:style-name="T5">Thomson Parabola Spectrometer</text:span><text:span text:style-name="T14"><text:tab/>8</text:span></text:a></text:p>
      <text:p text:style-name="P7" loext:marker-style-name="T7"><text:a xlink:type="simple" xlink:href="#_Toc153377113" text:style-name="Index_20_Link" text:visited-style-name="Index_20_Link"><text:span text:style-name="T5">Wizzler</text:span><text:span text:style-name="T14"><text:tab/>9</text:span></text:a></text:p>
      <text:p text:style-name="P7" loext:marker-style-name="T7"><text:a xlink:type="simple" xlink:href="#_Toc153377114" text:style-name="Index_20_Link" text:visited-style-name="Index_20_Link"><text:span text:style-name="T5">Dazzler</text:span><text:span text:style-name="T14"><text:tab/>10</text:span></text:a></text:p>
      <text:p text:style-name="P7" loext:marker-style-name="T7"><text:a xlink:type="simple" xlink:href="#_Toc153377115" text:style-name="Index_20_Link" text:visited-style-name="Index_20_Link"><text:span text:style-name="T5">SPIDER</text:span><text:span text:style-name="T14"><text:tab/>10</text:span></text:a></text:p>
      <text:p text:style-name="P7" loext:marker-style-name="T7"><text:a xlink:type="simple" xlink:href="#_Toc153377116" text:style-name="Index_20_Link" text:visited-style-name="Index_20_Link"><text:span text:style-name="T5">FROG</text:span><text:span text:style-name="T14"><text:tab/>11</text:span></text:a></text:p>
      <text:p text:style-name="P7" loext:marker-style-name="T7"><text:a xlink:type="simple" xlink:href="#_Toc153377117" text:style-name="Index_20_Link" text:visited-style-name="Index_20_Link"><text:span text:style-name="T5">2</text:span><text:span text:style-name="T9">nd</text:span><text:span text:style-name="T5"> Order Autocorrelator</text:span><text:span text:style-name="T14"><text:tab/>12</text:span></text:a></text:p>
      <text:p text:style-name="P7" loext:marker-style-name="T7"><text:a xlink:type="simple" xlink:href="#_Toc153377118" text:style-name="Index_20_Link" text:visited-style-name="Index_20_Link"><text:span text:style-name="T5">2</text:span><text:span text:style-name="T9">nd</text:span><text:span text:style-name="T5"> Order Autocorrelator for Measurement of Pulse Front Tilt, e.g., TiPa from Light Conversion</text:span><text:span text:style-name="T14"><text:tab/>12</text:span></text:a></text:p>
      <text:p text:style-name="P7" loext:marker-style-name="T7"><text:a xlink:type="simple" xlink:href="#_Toc153377119" text:style-name="Index_20_Link" text:visited-style-name="Index_20_Link"><text:span text:style-name="T5">3</text:span><text:span text:style-name="T9">rd</text:span><text:span text:style-name="T5"> Order Autocorrelator (Sequoia, Tundra)</text:span><text:span text:style-name="T14"><text:tab/>13</text:span></text:a></text:p>
      <text:p text:style-name="P7" loext:marker-style-name="T7"><text:a xlink:type="simple" xlink:href="#_Toc153377120" text:style-name="Index_20_Link" text:visited-style-name="Index_20_Link"><text:span text:style-name="T5">Scintillator Screen (electron pointing diagnostic)</text:span><text:span text:style-name="T14"><text:tab/>13</text:span></text:a></text:p>
      <text:p text:style-name="P7" loext:marker-style-name="T7"><text:a xlink:type="simple" xlink:href="#_Toc153377121" text:style-name="Index_20_Link" text:visited-style-name="Index_20_Link"><text:span text:style-name="T5">Temperature Sensor</text:span><text:span text:style-name="T14"><text:tab/>13</text:span></text:a></text:p>
      <text:p text:style-name="P7" loext:marker-style-name="T7"><text:a xlink:type="simple" xlink:href="#_Toc153377122" text:style-name="Index_20_Link" text:visited-style-name="Index_20_Link"><text:span text:style-name="T5">Vibration Sensor</text:span><text:span text:style-name="T14"><text:tab/>14</text:span></text:a></text:p>
      <text:p text:style-name="P7" loext:marker-style-name="T7"><text:a xlink:type="simple" xlink:href="#_Toc153377123" text:style-name="Index_20_Link" text:visited-style-name="Index_20_Link"><text:span text:style-name="T5">Humidity Sensor</text:span><text:span text:style-name="T14"><text:tab/>14</text:span></text:a></text:p>
      <text:p text:style-name="P7" loext:marker-style-name="T7"><text:a xlink:type="simple" xlink:href="#_Toc153377124" text:style-name="Index_20_Link" text:visited-style-name="Index_20_Link"><text:span text:style-name="T5">Photodiode</text:span><text:span text:style-name="T14"><text:tab/>14</text:span></text:a></text:p>
      <text:p text:style-name="P7" loext:marker-style-name="T7"><text:a xlink:type="simple" xlink:href="#_Toc153377125" text:style-name="Index_20_Link" text:visited-style-name="Index_20_Link"><text:span text:style-name="T5">Quadrant Detector</text:span><text:span text:style-name="T14"><text:tab/>15</text:span></text:a></text:p>
      <text:p text:style-name="P7" loext:marker-style-name="T7"><text:a xlink:type="simple" xlink:href="#_Toc153377126" text:style-name="Index_20_Link" text:visited-style-name="Index_20_Link"><text:span text:style-name="T5">Vacuum Sensor</text:span><text:span text:style-name="T14"><text:tab/>15</text:span></text:a></text:p>
      <text:p text:style-name="P6" loext:marker-style-name="T7"><text:a xlink:type="simple" xlink:href="#_Toc153377127" text:style-name="Index_20_Link" text:visited-style-name="Index_20_Link"><text:span text:style-name="T5">Devices</text:span><text:span text:style-name="T14"><text:tab/>15</text:span></text:a></text:p>
      <text:p text:style-name="P7" loext:marker-style-name="T7"><text:a xlink:type="simple" xlink:href="#_Toc153377128" text:style-name="Index_20_Link" text:visited-style-name="Index_20_Link"><text:span text:style-name="T5">Linear Motor Stage (stepper, piezo, etc.)</text:span><text:span text:style-name="T14"><text:tab/>15</text:span></text:a></text:p>
      <text:p text:style-name="P7" loext:marker-style-name="T7"><text:a xlink:type="simple" xlink:href="#_Toc153377129" text:style-name="Index_20_Link" text:visited-style-name="Index_20_Link"><text:span text:style-name="T5">Rotation Stage</text:span><text:span text:style-name="T14"><text:tab/>16</text:span></text:a></text:p>
      <text:p text:style-name="P7" loext:marker-style-name="T7"><text:a xlink:type="simple" xlink:href="#_Toc153377130" text:style-name="Index_20_Link" text:visited-style-name="Index_20_Link"><text:span text:style-name="T5">Mechanical Shutter (only template)</text:span><text:span text:style-name="T14"><text:tab/>16</text:span></text:a></text:p>
      <text:p text:style-name="P7" loext:marker-style-name="T7"><text:a xlink:type="simple" xlink:href="#_Toc153377131" text:style-name="Index_20_Link" text:visited-style-name="Index_20_Link"><text:span text:style-name="T5">Electro-Optical Shutter (only template)</text:span><text:span text:style-name="T14"><text:tab/>17</text:span></text:a></text:p>
      <text:p text:style-name="P7" loext:marker-style-name="T7"><text:a xlink:type="simple" xlink:href="#_Toc153377132" text:style-name="Index_20_Link" text:visited-style-name="Index_20_Link"><text:span text:style-name="T5">Spatial Filter</text:span><text:span text:style-name="T14"><text:tab/>17</text:span></text:a></text:p>
      <text:p text:style-name="P7" loext:marker-style-name="T7"><text:a xlink:type="simple" xlink:href="#_Toc153377133" text:style-name="Index_20_Link" text:visited-style-name="Index_20_Link"><text:span text:style-name="T5">Spectral Filter (only template)</text:span><text:span text:style-name="T14"><text:tab/>18</text:span></text:a></text:p>
      <text:p text:style-name="P7" loext:marker-style-name="T7"><text:a xlink:type="simple" xlink:href="#_Toc153377134" text:style-name="Index_20_Link" text:visited-style-name="Index_20_Link"><text:span text:style-name="T5">Amplitude Filter (only template)</text:span><text:span text:style-name="T14"><text:tab/>18</text:span></text:a></text:p>
      <text:p text:style-name="P7" loext:marker-style-name="T7"><text:a xlink:type="simple" xlink:href="#_Toc153377135" text:style-name="Index_20_Link" text:visited-style-name="Index_20_Link"><text:span text:style-name="T5">Polarizer Filter</text:span><text:span text:style-name="T14"><text:tab/>18</text:span></text:a></text:p>
      <text:p text:style-name="P7" loext:marker-style-name="T7"><text:a xlink:type="simple" xlink:href="#_Toc153377136" text:style-name="Index_20_Link" text:visited-style-name="Index_20_Link"><text:span text:style-name="T5">Beam Splitter (only template)</text:span><text:span text:style-name="T14"><text:tab/>19</text:span></text:a></text:p>
      <text:p text:style-name="P7" loext:marker-style-name="T7"><text:a xlink:type="simple" xlink:href="#_Toc153377137" text:style-name="Index_20_Link" text:visited-style-name="Index_20_Link"><text:span text:style-name="T5">Generic Optic (only template)</text:span><text:span text:style-name="T14"><text:tab/>19</text:span></text:a></text:p>
      <text:p text:style-name="P6" loext:marker-style-name="T7"><text:a xlink:type="simple" xlink:href="#_Toc153377138" text:style-name="Index_20_Link" text:visited-style-name="Index_20_Link"><text:span text:style-name="T5">Targets</text:span><text:span text:style-name="T14"><text:tab/>19</text:span></text:a></text:p>
      <text:p text:style-name="P7" loext:marker-style-name="T7"><text:a xlink:type="simple" xlink:href="#_Toc153377139" text:style-name="Index_20_Link" text:visited-style-name="Index_20_Link"><text:span text:style-name="T5">Nozzle Target (Gas/Liquid/Cryogenic and Sheet/Filament/Droplet/Capillary)</text:span><text:span text:style-name="T14"><text:tab/>19</text:span></text:a></text:p>
      <text:p text:style-name="P7" loext:marker-style-name="T7"><text:a xlink:type="simple" xlink:href="#_Toc153377140" text:style-name="Index_20_Link" text:visited-style-name="Index_20_Link"><text:span text:style-name="T5">Foil (Metal, Plastic, etc.)</text:span><text:span text:style-name="T14"><text:tab/>20</text:span></text:a></text:p>
      <text:p text:style-name="P6" loext:marker-style-name="T7"><text:a xlink:type="simple" xlink:href="#_Toc153377141" text:style-name="Index_20_Link" text:visited-style-name="Index_20_Link"><text:soft-page-break/><text:span text:style-name="T5">Laser</text:span><text:span text:style-name="T14"><text:tab/>20</text:span></text:a></text:p>
      <text:p text:style-name="P7" loext:marker-style-name="T7"><text:a xlink:type="simple" xlink:href="#_Toc153377142" text:style-name="Index_20_Link" text:visited-style-name="Index_20_Link"><text:span text:style-name="T5">Laser Oscillator</text:span><text:span text:style-name="T14"><text:tab/>20</text:span></text:a></text:p>
      <text:p text:style-name="P7" loext:marker-style-name="T7"><text:a xlink:type="simple" xlink:href="#_Toc153377143" text:style-name="Index_20_Link" text:visited-style-name="Index_20_Link"><text:span text:style-name="T5">Regenerative Amplifier</text:span><text:span text:style-name="T14"><text:tab/>21</text:span></text:a></text:p>
      <text:p text:style-name="P7" loext:marker-style-name="T7"><text:a xlink:type="simple" xlink:href="#_Toc153377144" text:style-name="Index_20_Link" text:visited-style-name="Index_20_Link"><text:span text:style-name="T5">Multi-pass Amplifier (pretty much same as regenerative amplifier)</text:span><text:span text:style-name="T14"><text:tab/>22</text:span></text:a></text:p>
      <text:p text:style-name="P7" loext:marker-style-name="T7"><text:a xlink:type="simple" xlink:href="#_Toc153377145" text:style-name="Index_20_Link" text:visited-style-name="Index_20_Link"><text:span text:style-name="T5">Stretcher</text:span><text:span text:style-name="T14"><text:tab/>23</text:span></text:a></text:p>
      <text:p text:style-name="P7" loext:marker-style-name="T7"><text:a xlink:type="simple" xlink:href="#_Toc153377146" text:style-name="Index_20_Link" text:visited-style-name="Index_20_Link"><text:span text:style-name="T5">Compressor</text:span><text:span text:style-name="T14"><text:tab/>24</text:span></text:a></text:p>
      <text:p text:style-name="P7" loext:marker-style-name="T7"><text:a xlink:type="simple" xlink:href="#_Toc153377147" text:style-name="Index_20_Link" text:visited-style-name="Index_20_Link"><text:span text:style-name="T5">XPW System</text:span><text:span text:style-name="T14"><text:tab/>25</text:span></text:a></text:p>
      <text:p text:style-name="P6" loext:marker-style-name="T7"><text:a xlink:type="simple" xlink:href="#_Toc153377148" text:style-name="Index_20_Link" text:visited-style-name="Index_20_Link"><text:span text:style-name="T5">Probe</text:span><text:span text:style-name="T14"><text:tab/>26</text:span></text:a></text:p>
      <text:p text:style-name="P7" loext:marker-style-name="T7"><text:a xlink:type="simple" xlink:href="#_Toc153377149" text:style-name="Index_20_Link" text:visited-style-name="Index_20_Link"><text:span text:style-name="T5">Optical Probe Beam</text:span><text:span text:style-name="T14"><text:tab/>26</text:span></text:a></text:p>
      <text:p text:style-name="P7" loext:marker-style-name="T7"><text:a xlink:type="simple" xlink:href="#_Toc153377150" text:style-name="Index_20_Link" text:visited-style-name="Index_20_Link"><text:span text:style-name="T5">Particle Probe Beam</text:span><text:span text:style-name="T14"><text:tab/>27</text:span></text:a></text:p>
      <text:p text:style-name="P1"/>
      <text:p text:style-name="P1"/>
      <text:p text:style-name="P1"/>
      <text:p text:style-name="P1"/>
      <text:h text:style-name="P8" text:outline-level="1" loext:marker-style-name="T2"><text:span text:style-name="T2"/></text:h>
      <text:h text:style-name="P9" text:outline-level="1" loext:marker-style-name="T2"><text:bookmark-start text:name="_Toc153377101"/><text:span text:style-name="T2">Template</text:span></text:h>
      <text:list text:style-name="WWNum1">
        <text:list-item>
          <text:list>
            <text:list-item>
              <text:p text:style-name="P13">Technical Metadata</text:p>
              <text:list>
                <text:list-item>
                  <text:p text:style-name="P14">Data that rarely changes, describes the device/instrument/component and would be useful to have later for data analysis</text:p>
                </text:list-item>
                <text:list-item>
                  <text:p text:style-name="P14">Examples</text:p>
                  <text:list>
                    <text:list-item>
                      <text:p text:style-name="P15">Pixel size of a CCD camera</text:p>
                    </text:list-item>
                    <text:list-item>
                      <text:p text:style-name="P15">FWHM of a bandpass filter</text:p>
                    </text:list-item>
                    <text:list-item>
                      <text:p text:style-name="P15">Thickness of a BBO crystal</text:p>
                    </text:list-item>
                    <text:list-item>
                      <text:p text:style-name="P15">Surface coating of front/rear sides of an optic</text:p>
                    </text:list-item>
                    <text:list-item>
                      <text:p text:style-name="P15">Calibration file and date of a spectrometer</text:p>
                    </text:list-item>
                  </text:list>
                </text:list-item>
              </text:list>
            </text:list-item>
            <text:list-item>
              <text:p text:style-name="P13">Procedural Metadata</text:p>
              <text:list>
                <text:list-item>
                  <text:p text:style-name="P14">Data that could change based on use of device/instrument/component in the laboratory. </text:p>
                </text:list-item>
                <text:list-item>
                  <text:p text:style-name="P14">Examples</text:p>
                  <text:list>
                    <text:list-item>
                      <text:p text:style-name="P15">Location of measurement in laser or target area</text:p>
                    </text:list-item>
                    <text:list-item>
                      <text:p text:style-name="P15">Start and end date of use</text:p>
                    </text:list-item>
                    <text:list-item>
                      <text:p text:style-name="P15">Parameters of beam incident on device (diameter, polarization, energy, pulse duration)</text:p>
                    </text:list-item>
                    <text:list-item>
                      <text:p text:style-name="P15">What filters were used in front of device</text:p>
                    </text:list-item>
                    <text:list-item>
                      <text:p text:style-name="P15">Number of measurements per output</text:p>
                    </text:list-item>
                    <text:list-item>
                      <text:p text:style-name="P15">Integration time of detector</text:p>
                    </text:list-item>
                  </text:list>
                </text:list-item>
              </text:list>
            </text:list-item>
            <text:list-item>
              <text:p text:style-name="P13">Access/Security Metadata</text:p>
              <text:list>
                <text:list-item>
                  <text:p text:style-name="P14">Data describing who is allowed access and when</text:p>
                </text:list-item>
                <text:list-item>
                  <text:p text:style-name="P14">Examples</text:p>
                  <text:list>
                    <text:list-item>
                      <text:p text:style-name="P15">Quality assurance/Maintenance data from laser can be kept secure (non-publishable)</text:p>
                    </text:list-item>
                    <text:list-item>
                      <text:p text:style-name="P15">Experimental Scans can be marked as publishable (open access)</text:p>
                    </text:list-item>
                  </text:list>
                </text:list-item>
              </text:list>
            </text:list-item>
            <text:list-item>
              <text:p text:style-name="P13">Data</text:p>
              <text:list>
                <text:list-item>
                  <text:p text:style-name="P14">Data that is actually recorded by the device/instrument/component and is desired for scientific analysis</text:p>
                </text:list-item>
              </text:list>
            </text:list-item>
          </text:list>
        </text:list-item>
      </text:list>
      <text:h text:style-name="P8" text:outline-level="1" loext:marker-style-name="T2"><text:span text:style-name="T2"/></text:h>
      <text:h text:style-name="P9" text:outline-level="1" loext:marker-style-name="T2"><text:bookmark-start text:name="_Toc153377102"/><text:span text:style-name="T2">Feedback</text:span></text:h>
      <text:list text:style-name="WWNum2">
        <text:list-item>
          <text:p text:style-name="P16">General interest in work is positive</text:p>
        </text:list-item>
        <text:list-item>
          <text:p text:style-name="P16">For smaller laboratories, who is responsible for maintaining any future Metadata standard/system</text:p>
          <text:list>
            <text:list-item>
              <text:p text:style-name="P17">More bureaucratic tasks without the necessary manpower to perform them</text:p>
            </text:list-item>
            <text:list-item>
              <text:p text:style-name="P17">If done by PhD students, system will fall apart at end of PhD cycle</text:p>
            </text:list-item>
            <text:list-item>
              <text:p text:style-name="P17">If User facilities have IT/Data Management groups, then Helmholtz should finance/employ such groups FIRST and then have us develop these standards</text:p>
            </text:list-item>
          </text:list>
        </text:list-item>
        <text:list-item>
          <text:p text:style-name="P16">Does the Tango and EPICs control systems have a native/preferred Metadata standard and if yes, why don’t we use that?</text:p>
          <text:list>
            <text:list-item>
              <text:p text:style-name="P17">No standard is integrated, the user can use/define their own Metadata standard </text:p>
            </text:list-item>
          </text:list>
        </text:list-item>
        <text:list-item>
          <text:p text:style-name="P16">Border between Metadata Library, Databank and electronic notebook is unclear</text:p>
          <text:list>
            <text:list-item>
              <text:p text:style-name="P17">How detailed does the metadata library reflect the experimental setup, or should this be recorded in an electronic notebook?</text:p>
            </text:list-item>
            <text:list-item>
              <text:p text:style-name="P17">Example: photodiode used to measure a series of measurements. Does the metadata system record whether or not a lens was used to focus the laser onto the diode, or if an ND filter was used? Or is this information saved somewhere else, if at all?</text:p>
            </text:list-item>
          </text:list>
        </text:list-item>
        <text:list-item>
          <text:p text:style-name="P16">Digital Twin tied to Metadata system would be nice to have</text:p>
          <text:list>
            <text:list-item>
              <text:p text:style-name="P17">Something to show current digital representation of the experiment to see if something is missing</text:p>
            </text:list-item>
            <text:list-item>
              <text:p text:style-name="P17">Nice to have: moving parts refresh as data is taken</text:p>
            </text:list-item>
          </text:list>
        </text:list-item>
        <text:list-item>
          <text:p text:style-name="P16">Extent of modular metadata definitions</text:p>
          <text:list>
            <text:list-item>
              <text:p text:style-name="P17">Examples</text:p>
              <text:list>
                <text:list-item>
                  <text:p text:style-name="P18">Electron Pointing measurement= Scintillator + Camera + Schematic</text:p>
                </text:list-item>
                <text:list-item>
                  <text:p text:style-name="P18">Gas Target = Gas regulator + Valve + Nozzle/Gas-Cell + Schematic</text:p>
                </text:list-item>
                <text:list-item>
                  <text:p text:style-name="P18">Electron Spectrometer = Collimator + Magnet + Scintillators + Cameras + Schematic</text:p>
                </text:list-item>
              </text:list>
            </text:list-item>
            <text:list-item>
              <text:p text:style-name="P17">So, define individual parts and then have container to build the sum of their parts, or just define the sum with lots of entries for all the sub-parts?</text:p>
            </text:list-item>
          </text:list>
        </text:list-item>
        <text:list-item>
          <text:p text:style-name="P16">Discussion on separating Laser-side and Experiment-side Metadata</text:p>
          <text:list>
            <text:list-item>
              <text:p text:style-name="P17">Many Experiment-side measurements need Laser-side data to be understood properly</text:p>
            </text:list-item>
            <text:list-item>
              <text:p text:style-name="P17">Ability to capture Laser-side data even if not “fully-amplified” is important</text:p>
              <text:list>
                <text:list-item>
                  <text:p text:style-name="P18">Focus measurements in Target chamber are typically not fully-amplified</text:p>
                </text:list-item>
                <text:list-item>
                  <text:p text:style-name="P18">Wavefront sensor measurements are typically not fully-amplified</text:p>
                </text:list-item>
              </text:list>
            </text:list-item>
          </text:list>
        </text:list-item>
        <text:list-item>
          <text:p text:style-name="P16">Assumption that EVERY entry in the system is associated with a date, time, shot-number or all of the above</text:p>
        </text:list-item>
      </text:list>
      <text:p text:style-name="P1"/>
      <text:h text:style-name="P8" text:outline-level="1" loext:marker-style-name="T2"><text:span text:style-name="T2"/></text:h>
      <text:h text:style-name="P9" text:outline-level="1" loext:marker-style-name="T2"><text:bookmark-start text:name="_Toc153377103"/><text:span text:style-name="T2">Detectors</text:span></text:h>
      <text:h text:style-name="P11" text:outline-level="2" loext:marker-style-name="T2"><text:bookmark-start text:name="_Toc153377104"/><text:span text:style-name="T2">Standard CCD/CMOS</text:span><text:span text:style-name="T2"/></text:h>
      <text:list text:style-name="WWNum25">
        <text:list-item>
          <text:p text:style-name="P19">Technical Metadata</text:p>
          <text:list>
            <text:list-item>
              <text:p text:style-name="P20" loext:marker-style-name="T10"><text:span text:style-name="T10">Manufacturer</text:span><text:span text:style-name="T10"/></text:p>
            </text:list-item>
            <text:list-item>
              <text:p text:style-name="P20" loext:marker-style-name="T10"><text:span text:style-name="T10">Model name/number</text:span><text:span text:style-name="T10"/></text:p>
            </text:list-item>
            <text:list-item>
              <text:p text:style-name="P20" loext:marker-style-name="T10"><text:span text:style-name="T10">Serial number</text:span><text:span text:style-name="T10"/></text:p>
            </text:list-item>
            <text:list-item>
              <text:p text:style-name="P20" loext:marker-style-name="T10"><text:span text:style-name="T10">Operating Software and version number</text:span><text:span text:style-name="T10"/></text:p>
            </text:list-item>
            <text:list-item>
              <text:p text:style-name="P20" loext:marker-style-name="T10"><text:span text:style-name="T10">Interface (USB, Ethernet, etc.) </text:span><text:span text:style-name="T10"/></text:p>
            </text:list-item>
            <text:list-item>
              <text:p text:style-name="P20" loext:marker-style-name="T10"><text:span text:style-name="T10">Sensor type</text:span><text:span text:style-name="T10"/></text:p>
            </text:list-item>
            <text:list-item>
              <text:p text:style-name="P20" loext:marker-style-name="T10"><text:span text:style-name="T10">Sensor’s manufacturer</text:span><text:span text:style-name="T10"/></text:p>
            </text:list-item>
            <text:list-item>
              <text:p text:style-name="P20" loext:marker-style-name="T10"><text:span text:style-name="T10">Sensor’s model number</text:span><text:span text:style-name="T10"/></text:p>
            </text:list-item>
            <text:list-item>
              <text:p text:style-name="P20" loext:marker-style-name="T10"><text:span text:style-name="T10">Sensor size (either pixels in Horizontal/Vertical directions, or in mm)</text:span><text:span text:style-name="T10"/></text:p>
            </text:list-item>
            <text:list-item>
              <text:p text:style-name="P20" loext:marker-style-name="T8"><text:span text:style-name="T8">Sensor‘s filter (RGB, IR, etc.)</text:span><text:span text:style-name="T8"/></text:p>
            </text:list-item>
            <text:list-item>
              <text:p text:style-name="P20" loext:marker-style-name="T10"><text:span text:style-name="T10">Pixel Size</text:span><text:span text:style-name="T10"/></text:p>
            </text:list-item>
            <text:list-item>
              <text:p text:style-name="P20" loext:marker-style-name="T10"><text:span text:style-name="T10">Quantum Efficiency Curve</text:span><text:span text:style-name="T10"/></text:p>
            </text:list-item>
            <text:list-item>
              <text:p text:style-name="P20" loext:marker-style-name="T10"><text:span text:style-name="T10">Technical drawing/file of device/setup</text:span><text:span text:style-name="T10"/></text:p>
            </text:list-item>
          </text:list>
        </text:list-item>
        <text:list-item>
          <text:p text:style-name="P19">Procedural Metadata</text:p>
          <text:list>
            <text:list-item>
              <text:p text:style-name="P20">Name of detector as used in experiment</text:p>
            </text:list-item>
            <text:list-item>
              <text:p text:style-name="P20">Location of detector in experiment</text:p>
            </text:list-item>
            <text:list-item>
              <text:p text:style-name="P20">Dynamic Range</text:p>
            </text:list-item>
            <text:list-item>
              <text:p text:style-name="P20">Exposure time</text:p>
            </text:list-item>
            <text:list-item>
              <text:p text:style-name="P20">Gain</text:p>
            </text:list-item>
            <text:list-item>
              <text:p text:style-name="P20">Trigger</text:p>
            </text:list-item>
            <text:list-item>
              <text:p text:style-name="P20">Binning</text:p>
            </text:list-item>
            <text:list-item>
              <text:p text:style-name="P20">Background measurement</text:p>
            </text:list-item>
            <text:list-item>
              <text:p text:style-name="P20">Region of Interest</text:p>
            </text:list-item>
            <text:list-item>
              <text:p text:style-name="P20">Schematic of imaging/focusing setup</text:p>
              <text:list>
                <text:list-item>
                  <text:p text:style-name="P21">Lens, objectives, filters, etc.</text:p>
                </text:list-item>
                <text:list-item>
                  <text:p text:style-name="P21">Imaging distances</text:p>
                </text:list-item>
              </text:list>
            </text:list-item>
            <text:list-item>
              <text:p text:style-name="P20">Other</text:p>
            </text:list-item>
          </text:list>
        </text:list-item>
        <text:list-item>
          <text:p text:style-name="P19">Access/Security Metadata</text:p>
        </text:list-item>
        <text:list-item>
          <text:p text:style-name="P19">Data</text:p>
          <text:list>
            <text:list-item>
              <text:p text:style-name="P20">2D array of pixel values or 3D array for RGB type camera</text:p>
            </text:list-item>
          </text:list>
        </text:list-item>
      </text:list>
      <text:h text:style-name="P11" text:outline-level="2" loext:marker-style-name="T2"><text:bookmark-start text:name="_Toc153377105"/><text:span text:style-name="T2">Focus Diagnostic</text:span><text:span text:style-name="T2"/></text:h>
      <text:p text:style-name="P1">Combination of Camera/Optics/Motors or a separate entity in Metadata? </text:p>
      <text:p text:style-name="P1">Capture information on laser’s configuration during use, i.e., fully-amplified or not</text:p>
      <text:p text:style-name="P1">Important for more detailed simulations as well as analyzing experimental data</text:p>
      <text:p text:style-name="P1"/>
      <text:h text:style-name="P11" text:outline-level="2" loext:marker-style-name="T2"><text:bookmark-start text:name="_Toc153377106"/><text:soft-page-break/><text:span text:style-name="T2">Wavefront Sensor</text:span><text:span text:style-name="T2"/></text:h>
      <text:list text:style-name="WWNum21">
        <text:list-item>
          <text:p text:style-name="P22">Technical Metadata </text:p>
          <text:list>
            <text:list-item>
              <text:p text:style-name="P23" loext:marker-style-name="T10"><text:span text:style-name="T10">Manufacturer</text:span><text:span text:style-name="T10"/></text:p>
            </text:list-item>
            <text:list-item>
              <text:p text:style-name="P23" loext:marker-style-name="T10"><text:span text:style-name="T10">Model name/number</text:span><text:span text:style-name="T10"/></text:p>
            </text:list-item>
            <text:list-item>
              <text:p text:style-name="P23" loext:marker-style-name="T10"><text:span text:style-name="T10">Serial number</text:span><text:span text:style-name="T10"/></text:p>
            </text:list-item>
            <text:list-item>
              <text:p text:style-name="P23" loext:marker-style-name="T10"><text:span text:style-name="T10">Operating Software and version number</text:span><text:span text:style-name="T10"/></text:p>
            </text:list-item>
            <text:list-item>
              <text:p text:style-name="P23" loext:marker-style-name="T10"><text:span text:style-name="T10">Interface (USB, Ethernet, etc.) </text:span><text:span text:style-name="T10"/></text:p>
            </text:list-item>
            <text:list-item>
              <text:p text:style-name="P23" loext:marker-style-name="T10"><text:span text:style-name="T10">Sensor type</text:span><text:span text:style-name="T10"/></text:p>
            </text:list-item>
            <text:list-item>
              <text:p text:style-name="P23" loext:marker-style-name="T10"><text:span text:style-name="T10">Sensor’s manufacturer</text:span><text:span text:style-name="T10"/></text:p>
            </text:list-item>
            <text:list-item>
              <text:p text:style-name="P23" loext:marker-style-name="T10"><text:span text:style-name="T10">Sensor’s model number</text:span><text:span text:style-name="T10"/></text:p>
            </text:list-item>
            <text:list-item>
              <text:p text:style-name="P23" loext:marker-style-name="T10"><text:span text:style-name="T10">Sensor size (either pixels in Horizontal/Vertical directions, or in mm)</text:span><text:span text:style-name="T10"/></text:p>
            </text:list-item>
            <text:list-item>
              <text:p text:style-name="P23" loext:marker-style-name="T8"><text:span text:style-name="T8">Sensor‘s filter (RGB, IR, etc.)</text:span><text:span text:style-name="T8"/></text:p>
            </text:list-item>
            <text:list-item>
              <text:p text:style-name="P23" loext:marker-style-name="T10"><text:span text:style-name="T10">Pixel Size</text:span><text:span text:style-name="T10"/></text:p>
            </text:list-item>
            <text:list-item>
              <text:p text:style-name="P23" loext:marker-style-name="T10"><text:span text:style-name="T10">Quantum Efficiency Curve</text:span><text:span text:style-name="T10"/></text:p>
            </text:list-item>
            <text:list-item>
              <text:p text:style-name="P23" loext:marker-style-name="T10"><text:span text:style-name="T10">Technical drawing/file of device/setup</text:span><text:span text:style-name="T10"/></text:p>
            </text:list-item>
          </text:list>
        </text:list-item>
        <text:list-item>
          <text:p text:style-name="P22">Procedural Metadata </text:p>
          <text:list>
            <text:list-item>
              <text:p text:style-name="P23">Name of detector as used in experiment</text:p>
            </text:list-item>
            <text:list-item>
              <text:p text:style-name="P23">Location of detector in experiment</text:p>
            </text:list-item>
            <text:list-item>
              <text:p text:style-name="P23">Configuration of laser during use</text:p>
            </text:list-item>
            <text:list-item>
              <text:p text:style-name="P23">Dynamic Range</text:p>
            </text:list-item>
            <text:list-item>
              <text:p text:style-name="P23">Exposure time</text:p>
            </text:list-item>
            <text:list-item>
              <text:p text:style-name="P23">Gain</text:p>
            </text:list-item>
            <text:list-item>
              <text:p text:style-name="P23">Trigger</text:p>
            </text:list-item>
            <text:list-item>
              <text:p text:style-name="P23">Binning</text:p>
            </text:list-item>
            <text:list-item>
              <text:p text:style-name="P23">Background measurement</text:p>
            </text:list-item>
            <text:list-item>
              <text:p text:style-name="P23">Region of Interest</text:p>
            </text:list-item>
            <text:list-item>
              <text:p text:style-name="P23">Schematic of imaging/focusing setup</text:p>
              <text:list>
                <text:list-item>
                  <text:p text:style-name="P24">Lens, objectives, filters, etc.</text:p>
                </text:list-item>
                <text:list-item>
                  <text:p text:style-name="P24">Imaging distances</text:p>
                </text:list-item>
              </text:list>
            </text:list-item>
          </text:list>
        </text:list-item>
        <text:list-item>
          <text:p text:style-name="P22">Access/Security Metadata </text:p>
        </text:list-item>
        <text:list-item>
          <text:p text:style-name="P22">Data</text:p>
          <text:list>
            <text:list-item>
              <text:p text:style-name="P23">2D array of pixel values</text:p>
            </text:list-item>
            <text:list-item>
              <text:p text:style-name="P23">Results of software analysis (if any)</text:p>
            </text:list-item>
          </text:list>
        </text:list-item>
      </text:list>
      <text:h text:style-name="P11" text:outline-level="2" loext:marker-style-name="T2"><text:bookmark-start text:name="_Toc153377107"/><text:span text:style-name="T2">Gateable CCD</text:span><text:span text:style-name="T2"/></text:h>
      <text:list text:style-name="WWNum26">
        <text:list-item>
          <text:p text:style-name="P25">Technical Metadata</text:p>
          <text:list>
            <text:list-item>
              <text:p text:style-name="P26" loext:marker-style-name="T10"><text:span text:style-name="T10">Manufacturer</text:span><text:span text:style-name="T10"/></text:p>
            </text:list-item>
            <text:list-item>
              <text:p text:style-name="P26" loext:marker-style-name="T10"><text:span text:style-name="T10">Model name/number</text:span><text:span text:style-name="T10"/></text:p>
            </text:list-item>
            <text:list-item>
              <text:p text:style-name="P26" loext:marker-style-name="T10"><text:span text:style-name="T10">Serial number</text:span><text:span text:style-name="T10"/></text:p>
            </text:list-item>
            <text:list-item>
              <text:p text:style-name="P26" loext:marker-style-name="T10"><text:span text:style-name="T10">Operating Software and version number</text:span><text:span text:style-name="T10"/></text:p>
            </text:list-item>
            <text:list-item>
              <text:p text:style-name="P26" loext:marker-style-name="T10"><text:span text:style-name="T10">Interface (USB, Ethernet, etc.) </text:span><text:span text:style-name="T10"/></text:p>
            </text:list-item>
            <text:list-item>
              <text:p text:style-name="P26" loext:marker-style-name="T10"><text:span text:style-name="T10">Sensor type</text:span><text:span text:style-name="T10"/></text:p>
            </text:list-item>
            <text:list-item>
              <text:p text:style-name="P26" loext:marker-style-name="T10"><text:span text:style-name="T10">Sensor’s manufacturer</text:span><text:span text:style-name="T10"/></text:p>
            </text:list-item>
            <text:list-item>
              <text:p text:style-name="P26" loext:marker-style-name="T10"><text:soft-page-break/><text:span text:style-name="T10">Sensor’s model number</text:span><text:span text:style-name="T10"/></text:p>
            </text:list-item>
            <text:list-item>
              <text:p text:style-name="P26" loext:marker-style-name="T10"><text:span text:style-name="T10">Sensor size (either pixels in Horizontal/Vertical directions, or in mm)</text:span><text:span text:style-name="T10"/></text:p>
            </text:list-item>
            <text:list-item>
              <text:p text:style-name="P26" loext:marker-style-name="T8"><text:span text:style-name="T8">Sensor‘s filter (RGB, IR, etc.)</text:span><text:span text:style-name="T8"/></text:p>
            </text:list-item>
            <text:list-item>
              <text:p text:style-name="P26" loext:marker-style-name="T10"><text:span text:style-name="T10">Pixel Size</text:span><text:span text:style-name="T10"/></text:p>
            </text:list-item>
            <text:list-item>
              <text:p text:style-name="P26" loext:marker-style-name="T10"><text:span text:style-name="T10">Quantum Efficiency Curve</text:span><text:span text:style-name="T10"/></text:p>
            </text:list-item>
            <text:list-item>
              <text:p text:style-name="P26" loext:marker-style-name="T10"><text:span text:style-name="T10">Scintillator’s datasheet</text:span><text:span text:style-name="T10"/></text:p>
              <text:list>
                <text:list-item>
                  <text:p text:style-name="P27" loext:marker-style-name="T10"><text:span text:style-name="T10">Material</text:span><text:span text:style-name="T10"/></text:p>
                </text:list-item>
                <text:list-item>
                  <text:p text:style-name="P27" loext:marker-style-name="T10"><text:span text:style-name="T10">size</text:span><text:span text:style-name="T10"/></text:p>
                </text:list-item>
              </text:list>
            </text:list-item>
            <text:list-item>
              <text:p text:style-name="P26" loext:marker-style-name="T10"><text:span text:style-name="T10">Technical drawing/file of device/setup (camera and scintillator)</text:span><text:span text:style-name="T10"/></text:p>
            </text:list-item>
          </text:list>
        </text:list-item>
        <text:list-item>
          <text:p text:style-name="P25">Procedural Metadata</text:p>
          <text:list>
            <text:list-item>
              <text:p text:style-name="P26">Name of detector as used in experiment</text:p>
            </text:list-item>
            <text:list-item>
              <text:p text:style-name="P26">Location of detector in experiment</text:p>
            </text:list-item>
            <text:list-item>
              <text:p text:style-name="P26">Dynamic Range</text:p>
            </text:list-item>
            <text:list-item>
              <text:p text:style-name="P26">Exposure time</text:p>
            </text:list-item>
            <text:list-item>
              <text:p text:style-name="P26">Gain</text:p>
            </text:list-item>
            <text:list-item>
              <text:p text:style-name="P26">Trigger</text:p>
            </text:list-item>
            <text:list-item>
              <text:p text:style-name="P26">Binning</text:p>
            </text:list-item>
            <text:list-item>
              <text:p text:style-name="P26">Background measurement</text:p>
            </text:list-item>
            <text:list-item>
              <text:p text:style-name="P26">Region of Interest</text:p>
            </text:list-item>
            <text:list-item>
              <text:p text:style-name="P26">Schematic of imaging/focusing setup</text:p>
              <text:list>
                <text:list-item>
                  <text:p text:style-name="P27">Lens, objectives, filters, etc.</text:p>
                </text:list-item>
                <text:list-item>
                  <text:p text:style-name="P27">Imaging distances</text:p>
                </text:list-item>
                <text:list-item>
                  <text:p text:style-name="P27">Calibration image of scintillator</text:p>
                </text:list-item>
                <text:list-item>
                  <text:p text:style-name="P27">Shielding on scintillator</text:p>
                </text:list-item>
                <text:list-item>
                  <text:p text:style-name="P27">Orientation of scintillator relative to target or laser forward direction</text:p>
                </text:list-item>
              </text:list>
            </text:list-item>
            <text:list-item>
              <text:p text:style-name="P26">Other</text:p>
            </text:list-item>
            <text:list-item>
              <text:p text:style-name="P26">GCCD Settings</text:p>
              <text:list>
                <text:list-item>
                  <text:p text:style-name="P27">Amplification voltage</text:p>
                </text:list-item>
                <text:list-item>
                  <text:p text:style-name="P27">Delay time</text:p>
                </text:list-item>
                <text:list-item>
                  <text:p text:style-name="P27">Gate time</text:p>
                </text:list-item>
                <text:list-item>
                  <text:p text:style-name="P27">Zero delay image</text:p>
                </text:list-item>
                <text:list-item>
                  <text:p text:style-name="P27">Date of Zero delay image</text:p>
                </text:list-item>
              </text:list>
            </text:list-item>
          </text:list>
        </text:list-item>
        <text:list-item>
          <text:p text:style-name="P25">Access/Security Metadata</text:p>
        </text:list-item>
        <text:list-item>
          <text:p text:style-name="P25">Data</text:p>
          <text:list>
            <text:list-item>
              <text:p text:style-name="P26">2D array of pixel values</text:p>
            </text:list-item>
          </text:list>
        </text:list-item>
      </text:list>
      <text:h text:style-name="P11" text:outline-level="2" loext:marker-style-name="T2"><text:bookmark-start text:name="_Toc153377108"/><text:span text:style-name="T2">Streak Camera</text:span><text:span text:style-name="T2"/></text:h>
      <text:list xml:id="list2431981522" text:style-name="WWNum27">
        <text:list-item>
          <text:p text:style-name="P28">Technical Metadata</text:p>
          <text:list>
            <text:list-item>
              <text:p text:style-name="P146">Manufacturer</text:p>
            </text:list-item>
            <text:list-item text:style-override="WWNum1aaaa">
              <text:p text:style-name="P149" loext:marker-style-name="T19"><text:span text:style-name="T17">Model name/number</text:span><text:span text:style-name="T17"/></text:p>
            </text:list-item>
            <text:list-item text:style-override="WWNum1aaaa">
              <text:p text:style-name="P149" loext:marker-style-name="T19"><text:span text:style-name="T17">Serial number</text:span><text:span text:style-name="T17"/></text:p>
            </text:list-item>
            <text:list-item text:style-override="WWNum1aaaa">
              <text:p text:style-name="P149" loext:marker-style-name="T19"><text:span text:style-name="T17">Operating Software and version number</text:span><text:span text:style-name="T17"/></text:p>
            </text:list-item>
            <text:list-item text:style-override="WWNum1aaaa">
              <text:p text:style-name="P149" loext:marker-style-name="T19"><text:span text:style-name="T17">Interface (USB, Ethernet, etc.) </text:span><text:span text:style-name="T17"/></text:p>
            </text:list-item>
            <text:list-item text:style-override="WWNum1aaaa">
              <text:p text:style-name="P149" loext:marker-style-name="T19"><text:soft-page-break/><text:span text:style-name="T17">Sensor type</text:span><text:span text:style-name="T17"/></text:p>
            </text:list-item>
            <text:list-item text:style-override="WWNum1aaaa">
              <text:p text:style-name="P149" loext:marker-style-name="T19"><text:span text:style-name="T17">Sensor’s manufacturer</text:span><text:span text:style-name="T17"/></text:p>
            </text:list-item>
            <text:list-item text:style-override="WWNum1aaaa">
              <text:p text:style-name="P149" loext:marker-style-name="T19"><text:span text:style-name="T17">Sensor’s model number</text:span><text:span text:style-name="T17"/></text:p>
            </text:list-item>
            <text:list-item text:style-override="WWNum1aaaa">
              <text:p text:style-name="P149" loext:marker-style-name="T19"><text:span text:style-name="T17">Sensor size (either pixels in Horizontal/Vertical directions, or in mm)</text:span><text:span text:style-name="T17"/></text:p>
            </text:list-item>
            <text:list-item text:style-override="WWNum1aaaa">
              <text:p text:style-name="P149" loext:marker-style-name="T20"><text:span text:style-name="T18">Sensor‘s filter (RGB, IR, etc.)</text:span><text:span text:style-name="T18"/></text:p>
            </text:list-item>
            <text:list-item text:style-override="WWNum1aaaa">
              <text:p text:style-name="P149" loext:marker-style-name="T19"><text:span text:style-name="T17">Pixel Size</text:span><text:span text:style-name="T17"/></text:p>
            </text:list-item>
            <text:list-item text:style-override="WWNum1aaaa">
              <text:p text:style-name="P149" loext:marker-style-name="T19"><text:span text:style-name="T17">Sweep ranges</text:span><text:span text:style-name="T17"/></text:p>
            </text:list-item>
            <text:list-item text:style-override="WWNum1aaaa">
              <text:p text:style-name="P149" loext:marker-style-name="T19"><text:span text:style-name="T17">Sweep delays</text:span><text:span text:style-name="T17"/></text:p>
            </text:list-item>
            <text:list-item text:style-override="WWNum1aaaa">
              <text:p text:style-name="P149" loext:marker-style-name="T19"><text:span text:style-name="T17">Sweep resolutions</text:span><text:span text:style-name="T17"/></text:p>
            </text:list-item>
            <text:list-item text:style-override="WWNum1aaaa">
              <text:p text:style-name="P149" loext:marker-style-name="T19"><text:span text:style-name="T17">Quantum Efficiency Curve</text:span><text:span text:style-name="T17"/></text:p>
            </text:list-item>
            <text:list-item text:style-override="WWNum1aaaa">
              <text:p text:style-name="P149" loext:marker-style-name="T19"><text:span text:style-name="T17">Scintillator’s datasheet</text:span><text:span text:style-name="T17"/></text:p>
              <text:list text:style-name="WWNum1aaaa">
                <text:list-item>
                  <text:p text:style-name="P150" loext:marker-style-name="T19"><text:span text:style-name="T17">Material</text:span><text:span text:style-name="T17"/></text:p>
                </text:list-item>
                <text:list-item>
                  <text:p text:style-name="P150" loext:marker-style-name="T19"><text:span text:style-name="T17">size</text:span><text:span text:style-name="T17"/></text:p>
                </text:list-item>
              </text:list>
            </text:list-item>
            <text:list-item text:style-override="WWNum1aaaa">
              <text:p text:style-name="P149" loext:marker-style-name="T19"><text:span text:style-name="T17">Technical drawing/file of device/setup (camera and scintillator)</text:span></text:p>
            </text:list-item>
          </text:list>
        </text:list-item>
        <text:list-item>
          <text:p text:style-name="P28">Procedural Metadata</text:p>
          <text:list>
            <text:list-item>
              <text:p text:style-name="P147">Name of detector as used in experiment</text:p>
            </text:list-item>
            <text:list-item text:style-override="WWNum1aa">
              <text:p text:style-name="P151" loext:marker-style-name="T16"><text:span text:style-name="T16">Location of detector in experiment</text:span><text:span text:style-name="T16"/></text:p>
            </text:list-item>
            <text:list-item text:style-override="WWNum1aa">
              <text:p text:style-name="P151" loext:marker-style-name="T16"><text:span text:style-name="T16">Dynamic Range</text:span><text:span text:style-name="T16"/></text:p>
            </text:list-item>
            <text:list-item text:style-override="WWNum1aa">
              <text:p text:style-name="P151" loext:marker-style-name="T16"><text:span text:style-name="T16">Exposure time of camera</text:span><text:span text:style-name="T16"/></text:p>
            </text:list-item>
            <text:list-item text:style-override="WWNum1aa">
              <text:p text:style-name="P151" loext:marker-style-name="T16"><text:span text:style-name="T16">Gain of camera</text:span><text:span text:style-name="T16"/></text:p>
            </text:list-item>
            <text:list-item text:style-override="WWNum1aa">
              <text:p text:style-name="P151" loext:marker-style-name="T16"><text:span text:style-name="T16">Sweep range</text:span><text:span text:style-name="T16"/></text:p>
            </text:list-item>
            <text:list-item text:style-override="WWNum1aa">
              <text:p text:style-name="P151" loext:marker-style-name="T16"><text:span text:style-name="T16">Slit height</text:span><text:span text:style-name="T16"/></text:p>
            </text:list-item>
            <text:list-item text:style-override="WWNum1aa">
              <text:p text:style-name="P151" loext:marker-style-name="T16"><text:span text:style-name="T16">Slit width</text:span><text:span text:style-name="T16"/></text:p>
            </text:list-item>
            <text:list-item text:style-override="WWNum1aa">
              <text:p text:style-name="P151" loext:marker-style-name="T16"><text:span text:style-name="T16">Trigger</text:span><text:span text:style-name="T16"/></text:p>
            </text:list-item>
            <text:list-item text:style-override="WWNum1aa">
              <text:p text:style-name="P151" loext:marker-style-name="T16"><text:span text:style-name="T16">Trigger delay</text:span><text:span text:style-name="T16"/></text:p>
            </text:list-item>
            <text:list-item text:style-override="WWNum1aa">
              <text:p text:style-name="P151" loext:marker-style-name="T16"><text:span text:style-name="T16">Background measurement</text:span><text:span text:style-name="T16"/></text:p>
            </text:list-item>
            <text:list-item text:style-override="WWNum1aa">
              <text:p text:style-name="P151" loext:marker-style-name="T16"><text:span text:style-name="T16">Region of Interest</text:span><text:span text:style-name="T16"/></text:p>
            </text:list-item>
            <text:list-item text:style-override="WWNum1aa">
              <text:p text:style-name="P151" loext:marker-style-name="T16"><text:span text:style-name="T16">Schematic of imaging/focusing setup</text:span><text:span text:style-name="T16"/></text:p>
              <text:list text:style-name="WWNum1aa">
                <text:list-item>
                  <text:p text:style-name="P152" loext:marker-style-name="T16"><text:span text:style-name="T16">Lens, objectives, filters, etc.</text:span><text:span text:style-name="T16"/></text:p>
                </text:list-item>
                <text:list-item>
                  <text:p text:style-name="P152" loext:marker-style-name="T16"><text:span text:style-name="T16">Imaging distances</text:span><text:span text:style-name="T16"/></text:p>
                </text:list-item>
                <text:list-item>
                  <text:p text:style-name="P152" loext:marker-style-name="T16"><text:span text:style-name="T16">Calibration image </text:span><text:span text:style-name="T16"/></text:p>
                </text:list-item>
                <text:list-item>
                  <text:p text:style-name="P152" loext:marker-style-name="T16"><text:span text:style-name="T16">Orientation of scintillator relative to target or laser forward direction</text:span><text:span text:style-name="T16"/></text:p>
                </text:list-item>
              </text:list>
            </text:list-item>
            <text:list-item text:style-override="WWNum1aa">
              <text:p text:style-name="P151" loext:marker-style-name="T16"><text:span text:style-name="T16">MCP Settings</text:span><text:span text:style-name="T16"/></text:p>
              <text:list text:style-name="WWNum1aa">
                <text:list-item>
                  <text:p text:style-name="P152" loext:marker-style-name="T16"><text:span text:style-name="T16">Gain of MCP</text:span><text:span text:style-name="T16"/></text:p>
                </text:list-item>
                <text:list-item>
                  <text:p text:style-name="P152" loext:marker-style-name="T16"><text:span text:style-name="T16">…</text:span><text:span text:style-name="T16"/></text:p>
                </text:list-item>
              </text:list>
            </text:list-item>
            <text:list-item text:style-override="WWNum1aa">
              <text:p text:style-name="P151" loext:marker-style-name="T16"><text:span text:style-name="T16">Other</text:span></text:p>
            </text:list-item>
          </text:list>
        </text:list-item>
        <text:list-item>
          <text:p text:style-name="P28">Access/Security Metadata</text:p>
        </text:list-item>
        <text:list-item>
          <text:p text:style-name="P28">Data</text:p>
        </text:list-item>
      </text:list>
      <text:list text:style-name="WWNum16">
        <text:list-item>
          <text:p text:style-name="P148">2D Array of pixel values</text:p>
        </text:list-item>
      </text:list>
      <text:h text:style-name="P11" text:outline-level="2" loext:marker-style-name="T2"><text:bookmark-start text:name="_Toc153377109"/><text:span text:style-name="T2">Spectrometer – Photon</text:span><text:span text:style-name="T2"/></text:h>
      <text:list text:style-name="WWNum28">
        <text:list-item>
          <text:p text:style-name="P29">Technical Metadata</text:p>
          <text:list>
            <text:list-item>
              <text:p text:style-name="P30" loext:marker-style-name="T10"><text:span text:style-name="T10">Manufacturer or built in-house</text:span><text:span text:style-name="T10"/></text:p>
            </text:list-item>
            <text:list-item>
              <text:p text:style-name="P30" loext:marker-style-name="T10"><text:soft-page-break/><text:span text:style-name="T10">Model name/number</text:span><text:span text:style-name="T10"/></text:p>
            </text:list-item>
            <text:list-item>
              <text:p text:style-name="P30" loext:marker-style-name="T10"><text:span text:style-name="T10">Serial number</text:span><text:span text:style-name="T10"/></text:p>
            </text:list-item>
            <text:list-item>
              <text:p text:style-name="P30" loext:marker-style-name="T10"><text:span text:style-name="T10">Operating Software and version number</text:span><text:span text:style-name="T10"/></text:p>
            </text:list-item>
            <text:list-item>
              <text:p text:style-name="P30">Start wavelength (frequency)</text:p>
            </text:list-item>
            <text:list-item>
              <text:p text:style-name="P30">End wavelength (frequency</text:p>
            </text:list-item>
            <text:list-item>
              <text:p text:style-name="P30">Resolution (array of wavelengths or frequencies)</text:p>
            </text:list-item>
            <text:list-item>
              <text:p text:style-name="P30">Calibration Data</text:p>
            </text:list-item>
            <text:list-item>
              <text:p text:style-name="P30">Light source used for calibration</text:p>
            </text:list-item>
            <text:list-item>
              <text:p text:style-name="P30">Last Calibration Date</text:p>
            </text:list-item>
            <text:list-item>
              <text:p text:style-name="P30">Imaging or non-imaging</text:p>
            </text:list-item>
            <text:list-item>
              <text:p text:style-name="P30">Grating</text:p>
              <text:list>
                <text:list-item>
                  <text:p text:style-name="P31">Manufacturer</text:p>
                </text:list-item>
                <text:list-item>
                  <text:p text:style-name="P31">Lines/mm</text:p>
                </text:list-item>
                <text:list-item>
                  <text:p text:style-name="P31">Type of grating</text:p>
                </text:list-item>
                <text:list-item>
                  <text:p text:style-name="P31">Horizontal Dimension</text:p>
                </text:list-item>
                <text:list-item>
                  <text:p text:style-name="P31">Vertical Dimension</text:p>
                </text:list-item>
              </text:list>
            </text:list-item>
            <text:list-item>
              <text:p text:style-name="P30">Detector</text:p>
              <text:list>
                <text:list-item>
                  <text:p text:style-name="P31" loext:marker-style-name="T10"><text:span text:style-name="T10">Manufacturer</text:span><text:span text:style-name="T10"/></text:p>
                </text:list-item>
                <text:list-item>
                  <text:p text:style-name="P31" loext:marker-style-name="T10"><text:span text:style-name="T10">Model name/number</text:span><text:span text:style-name="T10"/></text:p>
                </text:list-item>
                <text:list-item>
                  <text:p text:style-name="P31" loext:marker-style-name="T10"><text:span text:style-name="T10">Serial number</text:span><text:span text:style-name="T10"/></text:p>
                </text:list-item>
                <text:list-item>
                  <text:p text:style-name="P31">Pixel count horizontal direction (dispersion axis)</text:p>
                </text:list-item>
                <text:list-item>
                  <text:p text:style-name="P31">Pixel count vertical direction</text:p>
                </text:list-item>
                <text:list-item>
                  <text:p text:style-name="P31">Pixel pitch</text:p>
                </text:list-item>
                <text:list-item>
                  <text:p text:style-name="P31">Quantum efficiency curve</text:p>
                </text:list-item>
                <text:list-item>
                  <text:p text:style-name="P31">Typical Noise (single value or array)</text:p>
                </text:list-item>
              </text:list>
            </text:list-item>
          </text:list>
        </text:list-item>
        <text:list-item>
          <text:p text:style-name="P29">Procedural Metadata</text:p>
          <text:list>
            <text:list-item>
              <text:p text:style-name="P30">Name of spectrometer as used in experiment</text:p>
            </text:list-item>
            <text:list-item>
              <text:p text:style-name="P30">Location of spectrometer in experiment</text:p>
            </text:list-item>
            <text:list-item>
              <text:p text:style-name="P30">Schematic of imaging/focusing setup</text:p>
              <text:list>
                <text:list-item>
                  <text:p text:style-name="P31">Lens, objectives, filters, etc.</text:p>
                </text:list-item>
                <text:list-item>
                  <text:p text:style-name="P31">Imaging distances</text:p>
                </text:list-item>
                <text:list-item>
                  <text:p text:style-name="P31">Entrance slit diameter</text:p>
                </text:list-item>
                <text:list-item>
                  <text:p text:style-name="P31">Fiber coupled </text:p>
                </text:list-item>
                <text:list-item>
                  <text:p text:style-name="P31">Integrating sphere</text:p>
                </text:list-item>
                <text:list-item>
                  <text:p text:style-name="P31">Spectral filter</text:p>
                </text:list-item>
                <text:list-item>
                  <text:p text:style-name="P31">Amplitude filter</text:p>
                </text:list-item>
                <text:list-item>
                  <text:p text:style-name="P31">Polarizer</text:p>
                </text:list-item>
                <text:list-item>
                  <text:p text:style-name="P31">Waveplate</text:p>
                </text:list-item>
                <text:list-item>
                  <text:p text:style-name="P31">FWHM Beam Diameter</text:p>
                </text:list-item>
              </text:list>
            </text:list-item>
            <text:list-item>
              <text:p text:style-name="P30">Measurement Procedure</text:p>
            </text:list-item>
            <text:list-item>
              <text:p text:style-name="P30">Number of measurements per average</text:p>
            </text:list-item>
            <text:list-item>
              <text:p text:style-name="P30">Integration time</text:p>
            </text:list-item>
            <text:list-item>
              <text:p text:style-name="P30">Dark current measurement (per shot, per run, per day, etc.)</text:p>
            </text:list-item>
          </text:list>
        </text:list-item>
        <text:list-item>
          <text:p text:style-name="P29">Access/Security Metadata</text:p>
        </text:list-item>
        <text:list-item>
          <text:p text:style-name="P29"><text:soft-page-break/>Data</text:p>
          <text:list>
            <text:list-item>
              <text:p text:style-name="P30">Pixel counts versus wavelength(frequency)</text:p>
            </text:list-item>
          </text:list>
        </text:list-item>
      </text:list>
      <text:h text:style-name="P11" text:outline-level="2" loext:marker-style-name="T2"><text:bookmark-start text:name="_Toc153377110"/><text:span text:style-name="T2">Spectrometer – Electron</text:span><text:span text:style-name="T2"/></text:h>
      <text:list text:style-name="WWNum29">
        <text:list-item>
          <text:p text:style-name="P32">Technical Metadata</text:p>
          <text:list>
            <text:list-item>
              <text:p text:style-name="P33">Manufacturer or built in-house</text:p>
            </text:list-item>
            <text:list-item>
              <text:p text:style-name="P33" loext:marker-style-name="T10"><text:span text:style-name="T10">Model name/number</text:span><text:span text:style-name="T10"/></text:p>
            </text:list-item>
            <text:list-item>
              <text:p text:style-name="P33" loext:marker-style-name="T10"><text:span text:style-name="T10">Serial number</text:span><text:span text:style-name="T10"/></text:p>
            </text:list-item>
            <text:list-item>
              <text:p text:style-name="P33" loext:marker-style-name="T10"><text:span text:style-name="T10">Operating Software and version number</text:span><text:span text:style-name="T10"/></text:p>
            </text:list-item>
            <text:list-item>
              <text:p text:style-name="P33">Technical drawing/file of device/setup</text:p>
              <text:list>
                <text:list-item>
                  <text:p text:style-name="P34">Position/details of magnet</text:p>
                </text:list-item>
                <text:list-item>
                  <text:p text:style-name="P34">Position/details of cameras</text:p>
                </text:list-item>
                <text:list-item>
                  <text:p text:style-name="P34">Position/details of scintillating screens</text:p>
                </text:list-item>
                <text:list-item>
                  <text:p text:style-name="P34">Position/details of collimator/slit</text:p>
                </text:list-item>
              </text:list>
            </text:list-item>
            <text:list-item>
              <text:p text:style-name="P33">2D/3D map of magnetic field</text:p>
            </text:list-item>
            <text:list-item>
              <text:p text:style-name="P33">Calibration data of spectrometer – position on scintillator screen vs. energy</text:p>
              <text:list>
                <text:list-item>
                  <text:p text:style-name="P34">Relative energy resolution of each energy</text:p>
                </text:list-item>
                <text:list-item>
                  <text:p text:style-name="P34">Charge calibration of scintillator(s)/camera(s) – charge per pixel count </text:p>
                </text:list-item>
              </text:list>
            </text:list-item>
            <text:list-item>
              <text:p text:style-name="P33">Scintillation Screen</text:p>
              <text:list>
                <text:list-item>
                  <text:p text:style-name="P34">Manufacturer</text:p>
                </text:list-item>
                <text:list-item>
                  <text:p text:style-name="P34">Model name/number</text:p>
                </text:list-item>
                <text:list-item>
                  <text:p text:style-name="P34">Charge calibration (photons/sr*pC)</text:p>
                </text:list-item>
              </text:list>
            </text:list-item>
            <text:list-item>
              <text:p text:style-name="P33">All cameras used to record data – tied to their relevant metadata</text:p>
              <text:list>
                <text:list-item>
                  <text:p text:style-name="P34">Dynamic range, exposure time, gain, trigger, background measurement, binning</text:p>
                </text:list-item>
                <text:list-item>
                  <text:p text:style-name="P34">Sketch/data for absolute camera calibration</text:p>
                </text:list-item>
                <text:list-item>
                  <text:p text:style-name="P34">Objectives, aperture settings, ND filters, spectral filters</text:p>
                </text:list-item>
                <text:list-item>
                  <text:p text:style-name="P34">Imaging scale (mm on scintillator screen/pix)</text:p>
                </text:list-item>
              </text:list>
            </text:list-item>
            <text:list-item>
              <text:p text:style-name="P33">Tracing file of electron deflection angle vs. energy</text:p>
            </text:list-item>
          </text:list>
        </text:list-item>
        <text:list-item>
          <text:p text:style-name="P32">Procedural Metadata</text:p>
          <text:list>
            <text:list-item>
              <text:p text:style-name="P33">Name of spectrometer as used in experiment</text:p>
            </text:list-item>
            <text:list-item>
              <text:p text:style-name="P33">Location of spectrometer in experiment</text:p>
            </text:list-item>
            <text:list-item>
              <text:p text:style-name="P33">Measurement procedure</text:p>
            </text:list-item>
          </text:list>
        </text:list-item>
        <text:list-item>
          <text:p text:style-name="P32">Access/Security Metadata</text:p>
        </text:list-item>
        <text:list-item>
          <text:p text:style-name="P32">Data</text:p>
          <text:list>
            <text:list-item>
              <text:p text:style-name="P33">Pixel counts over 2D array of camera pixels</text:p>
            </text:list-item>
          </text:list>
        </text:list-item>
      </text:list>
      <text:h text:style-name="P11" text:outline-level="2" loext:marker-style-name="T2"><text:bookmark-start text:name="_Toc153377111"/><text:span text:style-name="T2">Spectrometer – Proton/Ion</text:span><text:span text:style-name="T2"/></text:h>
      <text:p text:style-name="P1">Technical Metadata</text:p>
      <text:list text:style-name="WWNum17">
        <text:list-item>
          <text:p text:style-name="P35"/>
        </text:list-item>
      </text:list>
      <text:p text:style-name="P1">Procedural Metadata</text:p>
      <text:list text:style-name="WWNum18">
        <text:list-item>
          <text:p text:style-name="P36"/>
        </text:list-item>
      </text:list>
      <text:p text:style-name="P1"><text:soft-page-break/>Access/Security Metadata</text:p>
      <text:list text:style-name="WWNum19">
        <text:list-item>
          <text:p text:style-name="P37"/>
        </text:list-item>
      </text:list>
      <text:p text:style-name="P1">Data</text:p>
      <text:list text:style-name="WWNum20">
        <text:list-item>
          <text:p text:style-name="P38"/>
        </text:list-item>
      </text:list>
      <text:p text:style-name="P1"/>
      <text:h text:style-name="P11" text:outline-level="2" loext:marker-style-name="T2"><text:bookmark-start text:name="_Toc153377112"/><text:span text:style-name="T2">Thomson Parabola Spectrometer</text:span><text:span text:style-name="T2"/></text:h>
      <text:list text:style-name="WWNum30">
        <text:list-item>
          <text:p text:style-name="P39">Technical Metadata</text:p>
          <text:list>
            <text:list-item>
              <text:p text:style-name="P40">Manufacturer or in-house design</text:p>
            </text:list-item>
            <text:list-item>
              <text:p text:style-name="P40" loext:marker-style-name="T10"><text:span text:style-name="T10">Model name/number</text:span><text:span text:style-name="T10"/></text:p>
            </text:list-item>
            <text:list-item>
              <text:p text:style-name="P40" loext:marker-style-name="T10"><text:span text:style-name="T10">Serial number</text:span><text:span text:style-name="T10"/></text:p>
            </text:list-item>
            <text:list-item>
              <text:p text:style-name="P40" loext:marker-style-name="T10"><text:span text:style-name="T10">Operating Software and version number</text:span><text:span text:style-name="T10"/></text:p>
            </text:list-item>
            <text:list-item>
              <text:p text:style-name="P40">Technical drawing/file of device/setup</text:p>
            </text:list-item>
            <text:list-item>
              <text:p text:style-name="P40">Entrance aperture</text:p>
              <text:list>
                <text:list-item>
                  <text:p text:style-name="P41">Dimensions</text:p>
                </text:list-item>
                <text:list-item>
                  <text:p text:style-name="P41">Position </text:p>
                </text:list-item>
                <text:list-item>
                  <text:p text:style-name="P41">Height of particle beam after aperture</text:p>
                </text:list-item>
                <text:list-item>
                  <text:p text:style-name="P41">Distance of aperture to electric field (start)</text:p>
                </text:list-item>
                <text:list-item>
                  <text:p text:style-name="P41">Distance of aperture to magnetic field (start)</text:p>
                </text:list-item>
              </text:list>
            </text:list-item>
            <text:list-item>
              <text:p text:style-name="P40">Magnetic field/magnet yoke </text:p>
              <text:list>
                <text:list-item>
                  <text:p text:style-name="P41">Strength</text:p>
                </text:list-item>
                <text:list-item>
                  <text:p text:style-name="P41">Height</text:p>
                </text:list-item>
                <text:list-item>
                  <text:p text:style-name="P41">Start above ground</text:p>
                </text:list-item>
                <text:list-item>
                  <text:p text:style-name="P41">Horizontal dimension</text:p>
                </text:list-item>
                <text:list-item>
                  <text:p text:style-name="P41">Vertical dimension</text:p>
                </text:list-item>
                <text:list-item>
                  <text:p text:style-name="P41">Distance of magnetic field (end) to detector</text:p>
                </text:list-item>
                <text:list-item>
                  <text:p text:style-name="P41">Calibration data (magnetic field strength)</text:p>
                </text:list-item>
                <text:list-item>
                  <text:p text:style-name="P41">Last calibration date</text:p>
                </text:list-item>
              </text:list>
            </text:list-item>
            <text:list-item>
              <text:p text:style-name="P40">Electric field/Capacitor </text:p>
              <text:list>
                <text:list-item>
                  <text:p text:style-name="P41">Length</text:p>
                </text:list-item>
                <text:list-item>
                  <text:p text:style-name="P41">Height</text:p>
                </text:list-item>
                <text:list-item>
                  <text:p text:style-name="P41">Start above ground</text:p>
                </text:list-item>
                <text:list-item>
                  <text:p text:style-name="P41">Distance of electric field (end) to detector</text:p>
                </text:list-item>
              </text:list>
            </text:list-item>
            <text:list-item>
              <text:p text:style-name="P40">Detector</text:p>
              <text:list>
                <text:list-item>
                  <text:p text:style-name="P41">Type (MCP, CR-39, image plate, …)</text:p>
                </text:list-item>
                <text:list-item>
                  <text:p text:style-name="P41">Manufacturer</text:p>
                </text:list-item>
                <text:list-item>
                  <text:p text:style-name="P41">Model name/number</text:p>
                </text:list-item>
                <text:list-item>
                  <text:p text:style-name="P41">Serial Number</text:p>
                </text:list-item>
                <text:list-item>
                  <text:p text:style-name="P41">Size</text:p>
                </text:list-item>
                <text:list-item>
                  <text:p text:style-name="P41">Characteristics (online or offline measurement, data sheet)</text:p>
                </text:list-item>
              </text:list>
            </text:list-item>
            <text:list-item>
              <text:p text:style-name="P40">Camera (if detector is MCP)</text:p>
              <text:list>
                <text:list-item>
                  <text:p text:style-name="P41">Manufacturer</text:p>
                </text:list-item>
                <text:list-item>
                  <text:p text:style-name="P41">Model name/number </text:p>
                </text:list-item>
                <text:list-item>
                  <text:p text:style-name="P41"><text:soft-page-break/>Pixel size</text:p>
                </text:list-item>
                <text:list-item>
                  <text:p text:style-name="P41">Camera objective</text:p>
                </text:list-item>
              </text:list>
            </text:list-item>
            <text:list-item>
              <text:p text:style-name="P40">Other readout device (if detector is different)</text:p>
              <text:list>
                <text:list-item>
                  <text:p text:style-name="P41">Manufacturer</text:p>
                </text:list-item>
                <text:list-item>
                  <text:p text:style-name="P41">Model name/number (microscope, scanner, …)</text:p>
                </text:list-item>
              </text:list>
            </text:list-item>
            <text:list-item>
              <text:p text:style-name="P40">Position zero deflection point on detector/camera </text:p>
            </text:list-item>
            <text:list-item>
              <text:p text:style-name="P40">Low energy cutoff</text:p>
            </text:list-item>
          </text:list>
        </text:list-item>
        <text:list-item>
          <text:p text:style-name="P39">Procedural Metadata</text:p>
          <text:list>
            <text:list-item>
              <text:p text:style-name="P40">Name of Thomson Parabola as used in experiment</text:p>
            </text:list-item>
            <text:list-item>
              <text:p text:style-name="P40">Location of Thomson Parabola in experiment</text:p>
            </text:list-item>
            <text:list-item>
              <text:p text:style-name="P40">Name of detector used in Thomson parabola (MCP, CR-39, …)</text:p>
            </text:list-item>
            <text:list-item>
              <text:p text:style-name="P40">Schematic of measurement setup</text:p>
              <text:list>
                <text:list-item>
                  <text:p text:style-name="P41">Distance target to entrance aperture</text:p>
                </text:list-item>
                <text:list-item>
                  <text:p text:style-name="P41">Angle observed with respect to target normal direction/laser direction</text:p>
                </text:list-item>
              </text:list>
            </text:list-item>
            <text:list-item>
              <text:p text:style-name="P40">MCP settings (voltages)</text:p>
            </text:list-item>
            <text:list-item>
              <text:p text:style-name="P40">Capacitor voltage</text:p>
            </text:list-item>
            <text:list-item>
              <text:p text:style-name="P40">Schematic of imaging/focusing setup if camera used</text:p>
              <text:list>
                <text:list-item>
                  <text:p text:style-name="P41">Lens, objectives, filters, etc.</text:p>
                </text:list-item>
                <text:list-item>
                  <text:p text:style-name="P41">Imaging distances</text:p>
                </text:list-item>
                <text:list-item>
                  <text:p text:style-name="P41">Calibration image (for µm/pixel)</text:p>
                </text:list-item>
                <text:list-item>
                  <text:p text:style-name="P41">Camera settings (gain, exposure, …)</text:p>
                </text:list-item>
              </text:list>
            </text:list-item>
            <text:list-item>
              <text:p text:style-name="P40">Proton energy at pixel position</text:p>
            </text:list-item>
            <text:list-item>
              <text:p text:style-name="P40"><text:s/>(Heavier-) ion energy at pixel position </text:p>
            </text:list-item>
            <text:list-item>
              <text:p text:style-name="P40">Energy resolution at pixel position</text:p>
            </text:list-item>
            <text:list-item>
              <text:p text:style-name="P40">Particle per signal calibration for camera</text:p>
            </text:list-item>
            <text:list-item>
              <text:p text:style-name="P40">Dark current measurement (per shot, per run, per day, etc.)</text:p>
            </text:list-item>
          </text:list>
        </text:list-item>
        <text:list-item>
          <text:p text:style-name="P39">Access/Security Metadata</text:p>
        </text:list-item>
        <text:list-item>
          <text:p text:style-name="P39">Data</text:p>
          <text:list>
            <text:list-item>
              <text:p text:style-name="P40" loext:marker-style-name="T11">Images of ion/proton traces (if camera is used, raw data)<text:span text:style-name="T11"/></text:p>
            </text:list-item>
            <text:list-item>
              <text:p text:style-name="P40"><text:span text:style-name="T12">Or detectors with ion/proton traces </text:span>(CR-39, image plates, …)</text:p>
            </text:list-item>
            <text:list-item>
              <text:p text:style-name="P40" loext:marker-style-name="T12"><text:span text:style-name="T12">Maximum ion/proton energy</text:span><text:span text:style-name="T12"/></text:p>
            </text:list-item>
            <text:list-item>
              <text:p text:style-name="P40" loext:marker-style-name="T12"><text:span text:style-name="T12">Signal/particle number per solid angle and energy interval</text:span><text:span text:style-name="T12"/></text:p>
            </text:list-item>
          </text:list>
        </text:list-item>
      </text:list>
      <text:h text:style-name="P12" text:outline-level="2" loext:marker-style-name="T2">Radiochromic-film stack</text:h>
      <text:list text:style-name="WWNum1a">
        <text:list-item>
          <text:p text:style-name="P154" loext:marker-style-name="T19"><text:span text:style-name="T15">Technical Metadata</text:span></text:p>
          <text:list>
            <text:list-item>
              <text:p text:style-name="P155" loext:marker-style-name="T19"><text:span text:style-name="T15">Manufacturer</text:span><text:span text:style-name="T15"/></text:p>
            </text:list-item>
            <text:list-item>
              <text:p text:style-name="P155" loext:marker-style-name="T19"><text:span text:style-name="T15">RCF type / name</text:span></text:p>
            </text:list-item>
            <text:list-item>
              <text:p text:style-name="P155" loext:marker-style-name="T19"><text:span text:style-name="T15">LOT number</text:span><text:span text:style-name="T15"/></text:p>
            </text:list-item>
            <text:list-item>
              <text:p text:style-name="P156" loext:marker-style-name="T19"><text:span text:style-name="T15">Scanner name / model used</text:span></text:p>
            </text:list-item>
            <text:list-item>
              <text:p text:style-name="P155" loext:marker-style-name="T19"><text:span text:style-name="T15">Ion response calibration for a given scanner</text:span></text:p>
            </text:list-item>
          </text:list>
        </text:list-item>
        <text:list-item>
          <text:p text:style-name="P154" loext:marker-style-name="T16"><text:span text:style-name="T13">Procedural Metadata</text:span><text:span text:style-name="T13"/></text:p>
          <text:list>
            <text:list-item>
              <text:p text:style-name="P155" loext:marker-style-name="T16"><text:span text:style-name="T13">Stack composition</text:span><text:span text:style-name="T13"/></text:p>
              <text:list>
                <text:list-item>
                  <text:p text:style-name="P157" loext:marker-style-name="T16"><text:span text:style-name="T13">Position of each layer within the stack</text:span><text:span text:style-name="T13"/></text:p>
                </text:list-item>
                <text:list-item>
                  <text:p text:style-name="P157" loext:marker-style-name="T16"><text:soft-page-break/><text:span text:style-name="T13">Orientation of each RCF within the stack</text:span><text:span text:style-name="T13"/></text:p>
                </text:list-item>
                <text:list-item>
                  <text:p text:style-name="P157" loext:marker-style-name="T16"><text:span text:style-name="T13">Material / RCF type of each layer within the stack</text:span><text:span text:style-name="T13"/></text:p>
                </text:list-item>
                <text:list-item>
                  <text:p text:style-name="P157" loext:marker-style-name="T16"><text:span text:style-name="T13">Thickness of each layer</text:span></text:p>
                </text:list-item>
              </text:list>
            </text:list-item>
            <text:list-item>
              <text:p text:style-name="P155" loext:marker-style-name="T16"><text:span text:style-name="T13">Location of RCF stack in the experiment</text:span><text:span text:style-name="T13"/></text:p>
            </text:list-item>
            <text:list-item>
              <text:p text:style-name="P155" loext:marker-style-name="T16"><text:span text:style-name="T13">Energy loss files for each layer</text:span></text:p>
            </text:list-item>
          </text:list>
        </text:list-item>
        <text:list-item>
          <text:p text:style-name="P154" loext:marker-style-name="T16"><text:span text:style-name="T13">Access/Security Metadata</text:span><text:span text:style-name="T13"/></text:p>
        </text:list-item>
        <text:list-item>
          <text:p text:style-name="P154" loext:marker-style-name="T16"><text:span text:style-name="T13">Data</text:span><text:span text:style-name="T13"/></text:p>
          <text:list>
            <text:list-item>
              <text:p text:style-name="P155" loext:marker-style-name="T16"><text:span text:style-name="T13">Set of <text:tab/>RGB/IR images with 16-Bit for each channel</text:span><text:span text:style-name="T13"/></text:p>
            </text:list-item>
          </text:list>
        </text:list-item>
      </text:list>
      <text:p text:style-name="P4" loext:marker-style-name="T2"><text:span text:style-name="T4"/></text:p>
      <text:h text:style-name="P11" text:outline-level="2" loext:marker-style-name="T2"><text:bookmark-start text:name="_Toc153377113"/><text:span text:style-name="T2">Wizzler</text:span><text:span text:style-name="T2"/></text:h>
      <text:list text:style-name="WWNum31">
        <text:list-item>
          <text:p text:style-name="P42" loext:marker-style-name="T10"><text:span text:style-name="T10">Technical Metadata</text:span><text:span text:style-name="T10"/></text:p>
          <text:list>
            <text:list-item>
              <text:p text:style-name="P43" loext:marker-style-name="T10"><text:span text:style-name="T10">Manufacturer</text:span><text:span text:style-name="T10"/></text:p>
            </text:list-item>
            <text:list-item>
              <text:p text:style-name="P43" loext:marker-style-name="T10"><text:span text:style-name="T10">Model name/number</text:span><text:span text:style-name="T10"/></text:p>
            </text:list-item>
            <text:list-item>
              <text:p text:style-name="P43" loext:marker-style-name="T10"><text:span text:style-name="T10">Serial number</text:span><text:span text:style-name="T10"/></text:p>
            </text:list-item>
            <text:list-item>
              <text:p text:style-name="P43" loext:marker-style-name="T10"><text:span text:style-name="T10">Operating Software and version number</text:span><text:span text:style-name="T10"/></text:p>
            </text:list-item>
          </text:list>
        </text:list-item>
        <text:list-item>
          <text:p text:style-name="P42">Procedural Metadata</text:p>
          <text:list>
            <text:list-item>
              <text:p text:style-name="P43">Input Energy</text:p>
            </text:list-item>
            <text:list-item>
              <text:p text:style-name="P43">Input FWHM Beam Diameter</text:p>
            </text:list-item>
            <text:list-item>
              <text:p text:style-name="P43">Input Polarization</text:p>
            </text:list-item>
            <text:list-item>
              <text:p text:style-name="P43">Input Spectrum: Center and FWHM</text:p>
              <text:list>
                <text:list-item>
                  <text:p text:style-name="P44">Full Spectrum as .txt/.csv if available</text:p>
                </text:list-item>
              </text:list>
            </text:list-item>
            <text:list-item>
              <text:p text:style-name="P43">Name of device as used in experiment</text:p>
            </text:list-item>
            <text:list-item>
              <text:p text:style-name="P43">Location of device in experiment</text:p>
            </text:list-item>
            <text:list-item>
              <text:p text:style-name="P43">Schematic of measurement setup</text:p>
              <text:list>
                <text:list-item>
                  <text:p text:style-name="P44">optics, filters, etc.</text:p>
                </text:list-item>
                <text:list-item>
                  <text:p text:style-name="P44">distances</text:p>
                </text:list-item>
                <text:list-item>
                  <text:p text:style-name="P44">On air, behind window, etc.</text:p>
                  <text:list>
                    <text:list-item>
                      <text:p text:style-name="P45">Dispersion compensated in Wizzler software?</text:p>
                    </text:list-item>
                  </text:list>
                </text:list-item>
              </text:list>
            </text:list-item>
            <text:list-item>
              <text:p text:style-name="P43">Number of shots per average</text:p>
            </text:list-item>
            <text:list-item>
              <text:p text:style-name="P43">Corresponding settings of stretcher/compressor/dazzler and laser configuration</text:p>
              <text:list>
                <text:list-item>
                  <text:p text:style-name="P44">Best case, linked via a shot number</text:p>
                </text:list-item>
              </text:list>
            </text:list-item>
          </text:list>
        </text:list-item>
        <text:list-item>
          <text:p text:style-name="P42">Access/Security Metadata</text:p>
        </text:list-item>
        <text:list-item>
          <text:p text:style-name="P42">Data</text:p>
          <text:list>
            <text:list-item>
              <text:p text:style-name="P43">Wizzler file types</text:p>
              <text:list>
                <text:list-item>
                  <text:p text:style-name="P44">*SRSI_nums.txt</text:p>
                </text:list-item>
                <text:list-item>
                  <text:p text:style-name="P44">*SRSI_raw.msr</text:p>
                </text:list-item>
                <text:list-item>
                  <text:p text:style-name="P44">*SRSI_Raw_spectral.txt</text:p>
                </text:list-item>
                <text:list-item>
                  <text:p text:style-name="P44">*SRSI_spectral.txt</text:p>
                </text:list-item>
                <text:list-item>
                  <text:p text:style-name="P44">*SRSI_time.txt</text:p>
                </text:list-item>
              </text:list>
            </text:list-item>
          </text:list>
        </text:list-item>
      </text:list>
      <text:h text:style-name="P11" text:outline-level="2" loext:marker-style-name="T2"><text:bookmark-start text:name="_Toc153377114"/><text:soft-page-break/><text:span text:style-name="T2">Dazzler</text:span><text:span text:style-name="T2"/></text:h>
      <text:list text:style-name="WWNum32">
        <text:list-item>
          <text:p text:style-name="P46" loext:marker-style-name="T10"><text:span text:style-name="T10">Technical Metadata</text:span><text:span text:style-name="T10"/></text:p>
          <text:list>
            <text:list-item>
              <text:p text:style-name="P47" loext:marker-style-name="T10"><text:span text:style-name="T10">Manufacturer</text:span><text:span text:style-name="T10"/></text:p>
            </text:list-item>
            <text:list-item>
              <text:p text:style-name="P47" loext:marker-style-name="T10"><text:span text:style-name="T10">Model name/number</text:span><text:span text:style-name="T10"/></text:p>
            </text:list-item>
            <text:list-item>
              <text:p text:style-name="P47" loext:marker-style-name="T10"><text:span text:style-name="T10">Serial number</text:span><text:span text:style-name="T10"/></text:p>
            </text:list-item>
            <text:list-item>
              <text:p text:style-name="P47" loext:marker-style-name="T10"><text:span text:style-name="T10">Operating Software and version number</text:span><text:span text:style-name="T10"/></text:p>
            </text:list-item>
          </text:list>
        </text:list-item>
        <text:list-item>
          <text:p text:style-name="P46">Procedural Metadata</text:p>
          <text:list>
            <text:list-item>
              <text:p text:style-name="P47">Input Energy</text:p>
            </text:list-item>
            <text:list-item>
              <text:p text:style-name="P47">Input FWHM Beam Diameter</text:p>
            </text:list-item>
            <text:list-item>
              <text:p text:style-name="P47">Input Polarization</text:p>
            </text:list-item>
            <text:list-item>
              <text:p text:style-name="P47">Input Spectrum: Center and FWHM</text:p>
              <text:list>
                <text:list-item>
                  <text:p text:style-name="P48">Full Spectrum as .txt/.csv if available</text:p>
                </text:list-item>
              </text:list>
            </text:list-item>
            <text:list-item>
              <text:p text:style-name="P47">Name of device as used in experiment</text:p>
            </text:list-item>
            <text:list-item>
              <text:p text:style-name="P47">Location of device in experiment</text:p>
            </text:list-item>
            <text:list-item>
              <text:p text:style-name="P47">Schematic of setup</text:p>
              <text:list>
                <text:list-item>
                  <text:p text:style-name="P48">optics, filters, etc.</text:p>
                </text:list-item>
                <text:list-item>
                  <text:p text:style-name="P48">distances</text:p>
                </text:list-item>
              </text:list>
            </text:list-item>
            <text:list-item>
              <text:p text:style-name="P47">Corresponding settings of stretcher/compressor/dazzler and laser configuration</text:p>
              <text:list>
                <text:list-item>
                  <text:p text:style-name="P48">Best case, linked via a shot number</text:p>
                </text:list-item>
              </text:list>
            </text:list-item>
          </text:list>
        </text:list-item>
        <text:list-item>
          <text:p text:style-name="P46">Access/Security Metadata</text:p>
        </text:list-item>
        <text:list-item>
          <text:p text:style-name="P46">Data</text:p>
          <text:list>
            <text:list-item>
              <text:p text:style-name="P47">Data files for Wizzler/Dazzler loop come from Wizzler</text:p>
            </text:list-item>
            <text:list-item>
              <text:p text:style-name="P47">Any extra information from the GUI would have to be saved manually (or a script developed)</text:p>
            </text:list-item>
          </text:list>
        </text:list-item>
      </text:list>
      <text:h text:style-name="P11" text:outline-level="2" loext:marker-style-name="T2"><text:bookmark-start text:name="_Toc153377115"/><text:span text:style-name="T2">SPIDER</text:span><text:span text:style-name="T2"/></text:h>
      <text:list text:style-name="WWNum15">
        <text:list-item>
          <text:p text:style-name="P49" loext:marker-style-name="T10"><text:span text:style-name="T10">Technical Metadata</text:span><text:span text:style-name="T10"/></text:p>
          <text:list>
            <text:list-item>
              <text:p text:style-name="P50" loext:marker-style-name="T10"><text:span text:style-name="T10">Manufacturer or built in-house</text:span><text:span text:style-name="T10"/></text:p>
            </text:list-item>
            <text:list-item>
              <text:p text:style-name="P50" loext:marker-style-name="T10"><text:span text:style-name="T10">Model name/number</text:span><text:span text:style-name="T10"/></text:p>
            </text:list-item>
            <text:list-item>
              <text:p text:style-name="P50" loext:marker-style-name="T10"><text:span text:style-name="T10">Serial number</text:span><text:span text:style-name="T10"/></text:p>
            </text:list-item>
            <text:list-item>
              <text:p text:style-name="P50" loext:marker-style-name="T10"><text:span text:style-name="T10">Operating Software and version number</text:span><text:span text:style-name="T10"/></text:p>
            </text:list-item>
            <text:list-item>
              <text:p text:style-name="P50" loext:marker-style-name="T10"><text:span text:style-name="T10">Technical drawing/file of device/setup</text:span><text:span text:style-name="T10"/></text:p>
            </text:list-item>
          </text:list>
        </text:list-item>
        <text:list-item>
          <text:p text:style-name="P49">Procedural Metadata</text:p>
          <text:list>
            <text:list-item>
              <text:p text:style-name="P50">Input Energy</text:p>
            </text:list-item>
            <text:list-item>
              <text:p text:style-name="P50">Input FWHM Beam Diameter</text:p>
            </text:list-item>
            <text:list-item>
              <text:p text:style-name="P50">Input Polarization</text:p>
            </text:list-item>
            <text:list-item>
              <text:p text:style-name="P50">Input Spectrum: Center and FWHM (if not measured/saved by device)</text:p>
              <text:list>
                <text:list-item>
                  <text:p text:style-name="P51">Full Spectrum as .txt/.csv if available</text:p>
                </text:list-item>
              </text:list>
            </text:list-item>
            <text:list-item>
              <text:p text:style-name="P50">Name as used in experiment</text:p>
            </text:list-item>
            <text:list-item>
              <text:p text:style-name="P50">Location in experiment</text:p>
            </text:list-item>
            <text:list-item>
              <text:p text:style-name="P50">Schematic of setup</text:p>
              <text:list>
                <text:list-item>
                  <text:p text:style-name="P51">optics, filters, etc.</text:p>
                </text:list-item>
                <text:list-item>
                  <text:p text:style-name="P51">distances</text:p>
                </text:list-item>
              </text:list>
            </text:list-item>
            <text:list-item>
              <text:p text:style-name="P50"><text:soft-page-break/>Dispersive elements that are compensated for in software</text:p>
            </text:list-item>
            <text:list-item>
              <text:p text:style-name="P50">Corresponding settings of stretcher/compressor/dazzler and laser configuration</text:p>
              <text:list>
                <text:list-item>
                  <text:p text:style-name="P51">Best case, linked via a shot number</text:p>
                </text:list-item>
              </text:list>
            </text:list-item>
          </text:list>
        </text:list-item>
        <text:list-item>
          <text:p text:style-name="P49">Access/Security Metadata</text:p>
        </text:list-item>
        <text:list-item>
          <text:p text:style-name="P49">Data<text:tab/></text:p>
          <text:list>
            <text:list-item>
              <text:p text:style-name="P50">Fundamental spectrum</text:p>
            </text:list-item>
            <text:list-item>
              <text:p text:style-name="P50">Spectral phase</text:p>
            </text:list-item>
            <text:list-item>
              <text:p text:style-name="P50">Reconstructed pulse duration (normalized intensity vs. time)</text:p>
            </text:list-item>
            <text:list-item>
              <text:p text:style-name="P50">FWHM pulse duration, GDD, TOD, FOD, etc. if calculated by the software</text:p>
            </text:list-item>
          </text:list>
        </text:list-item>
      </text:list>
      <text:p text:style-name="P1"/>
      <text:h text:style-name="P11" text:outline-level="2" loext:marker-style-name="T2"><text:bookmark-start text:name="_Toc153377116"/><text:span text:style-name="T2">FROG</text:span><text:span text:style-name="T2"/></text:h>
      <text:list text:style-name="WWNum14">
        <text:list-item>
          <text:p text:style-name="P52" loext:marker-style-name="T10"><text:span text:style-name="T10">Technical Metadata</text:span><text:span text:style-name="T10"/></text:p>
          <text:list>
            <text:list-item>
              <text:p text:style-name="P53" loext:marker-style-name="T10"><text:span text:style-name="T10">Manufacturer or built in-house</text:span><text:span text:style-name="T10"/></text:p>
            </text:list-item>
            <text:list-item>
              <text:p text:style-name="P53" loext:marker-style-name="T10"><text:span text:style-name="T10">Model name/number</text:span><text:span text:style-name="T10"/></text:p>
            </text:list-item>
            <text:list-item>
              <text:p text:style-name="P53" loext:marker-style-name="T10"><text:span text:style-name="T10">Serial number</text:span><text:span text:style-name="T10"/></text:p>
            </text:list-item>
            <text:list-item>
              <text:p text:style-name="P53" loext:marker-style-name="T10"><text:span text:style-name="T10">Operating Software and version number</text:span><text:span text:style-name="T10"/></text:p>
            </text:list-item>
            <text:list-item>
              <text:p text:style-name="P53" loext:marker-style-name="T10"><text:span text:style-name="T10">Technical drawing/file of device/setup</text:span><text:span text:style-name="T10"/></text:p>
            </text:list-item>
            <text:list-item>
              <text:p text:style-name="P53" loext:marker-style-name="T10"><text:span text:style-name="T10">Nonlinear crystal type and cut</text:span><text:span text:style-name="T10"/></text:p>
            </text:list-item>
            <text:list-item>
              <text:p text:style-name="P53" loext:marker-style-name="T10"><text:span text:style-name="T10">Nonlinear crystal thickness</text:span><text:span text:style-name="T10"/></text:p>
              <text:list>
                <text:list-item>
                  <text:p text:style-name="P54" loext:marker-style-name="T10"><text:span text:style-name="T10">Minimum pulse duration measurable</text:span><text:span text:style-name="T10"/></text:p>
                </text:list-item>
              </text:list>
            </text:list-item>
          </text:list>
        </text:list-item>
        <text:list-item>
          <text:p text:style-name="P52">Procedural Metadata</text:p>
          <text:list>
            <text:list-item>
              <text:p text:style-name="P53">Input Energy</text:p>
            </text:list-item>
            <text:list-item>
              <text:p text:style-name="P53">Input FWHM Beam Diameter</text:p>
            </text:list-item>
            <text:list-item>
              <text:p text:style-name="P53">Input Polarization</text:p>
            </text:list-item>
            <text:list-item>
              <text:p text:style-name="P53">Input Spectrum: Center and FWHM (if not measured/saved by device)</text:p>
              <text:list>
                <text:list-item>
                  <text:p text:style-name="P54">Full Spectrum as .txt/.csv if available</text:p>
                </text:list-item>
              </text:list>
            </text:list-item>
            <text:list-item>
              <text:p text:style-name="P53">Name as used in experiment</text:p>
            </text:list-item>
            <text:list-item>
              <text:p text:style-name="P53">Location in experiment</text:p>
            </text:list-item>
            <text:list-item>
              <text:p text:style-name="P53">Schematic of setup</text:p>
              <text:list>
                <text:list-item>
                  <text:p text:style-name="P54">optics, filters, etc.</text:p>
                </text:list-item>
                <text:list-item>
                  <text:p text:style-name="P54">distances</text:p>
                </text:list-item>
              </text:list>
            </text:list-item>
            <text:list-item>
              <text:p text:style-name="P53">Dispersive elements that are compensated for in software</text:p>
            </text:list-item>
            <text:list-item>
              <text:p text:style-name="P53">Corresponding settings of stretcher/compressor/dazzler and laser configuration</text:p>
              <text:list>
                <text:list-item>
                  <text:p text:style-name="P54">Best case, linked via a shot number</text:p>
                </text:list-item>
              </text:list>
            </text:list-item>
          </text:list>
        </text:list-item>
        <text:list-item>
          <text:p text:style-name="P52">Access/Security Metadata</text:p>
        </text:list-item>
        <text:list-item>
          <text:p text:style-name="P52">Data<text:tab/></text:p>
          <text:list>
            <text:list-item>
              <text:p text:style-name="P53">Fundamental spectrum</text:p>
            </text:list-item>
            <text:list-item>
              <text:p text:style-name="P53">Spectral phase</text:p>
            </text:list-item>
            <text:list-item>
              <text:p text:style-name="P53">Reconstructed pulse duration (normalized intensity vs. time)</text:p>
            </text:list-item>
            <text:list-item>
              <text:p text:style-name="P53">FWHM pulse duration, GDD, TOD, FOD, etc. if calculated by the software</text:p>
            </text:list-item>
            <text:list-item>
              <text:p text:style-name="P53">Wigner plot</text:p>
            </text:list-item>
          </text:list>
        </text:list-item>
      </text:list>
      <text:h text:style-name="P11" text:outline-level="2" loext:marker-style-name="T2"><text:bookmark-start text:name="_Toc153377117"/><text:soft-page-break/><text:span text:style-name="T2">2</text:span><text:span text:style-name="T3">nd</text:span><text:span text:style-name="T2"> Order Autocorrelator</text:span></text:h>
      <text:list text:style-name="WWNum13">
        <text:list-item>
          <text:p text:style-name="P55" loext:marker-style-name="T10"><text:span text:style-name="T10">Technical Metadata</text:span><text:span text:style-name="T10"/></text:p>
          <text:list>
            <text:list-item>
              <text:p text:style-name="P56" loext:marker-style-name="T10"><text:span text:style-name="T10">Manufacturer or built in-house</text:span><text:span text:style-name="T10"/></text:p>
            </text:list-item>
            <text:list-item>
              <text:p text:style-name="P56" loext:marker-style-name="T10"><text:span text:style-name="T10">Model name/number</text:span><text:span text:style-name="T10"/></text:p>
            </text:list-item>
            <text:list-item>
              <text:p text:style-name="P56" loext:marker-style-name="T10"><text:span text:style-name="T10">Serial number</text:span><text:span text:style-name="T10"/></text:p>
            </text:list-item>
            <text:list-item>
              <text:p text:style-name="P56" loext:marker-style-name="T10"><text:span text:style-name="T10">Operating Software and version number</text:span><text:span text:style-name="T10"/></text:p>
            </text:list-item>
            <text:list-item>
              <text:p text:style-name="P56" loext:marker-style-name="T10"><text:span text:style-name="T10">Technical drawing/file of device/setup</text:span><text:span text:style-name="T10"/></text:p>
            </text:list-item>
            <text:list-item>
              <text:p text:style-name="P56" loext:marker-style-name="T10"><text:span text:style-name="T10">Nonlinear crystal type and cut</text:span><text:span text:style-name="T10"/></text:p>
            </text:list-item>
            <text:list-item>
              <text:p text:style-name="P56" loext:marker-style-name="T10"><text:span text:style-name="T10">Nonlinear crystal thickness</text:span><text:span text:style-name="T10"/></text:p>
              <text:list>
                <text:list-item>
                  <text:p text:style-name="P57" loext:marker-style-name="T10"><text:span text:style-name="T10">Minimum pulse duration measurable</text:span><text:span text:style-name="T10"/></text:p>
                </text:list-item>
              </text:list>
            </text:list-item>
          </text:list>
        </text:list-item>
        <text:list-item>
          <text:p text:style-name="P55">Procedural Metadata</text:p>
          <text:list>
            <text:list-item>
              <text:p text:style-name="P56">Input Energy</text:p>
            </text:list-item>
            <text:list-item>
              <text:p text:style-name="P56">Input FWHM Beam Diameter</text:p>
            </text:list-item>
            <text:list-item>
              <text:p text:style-name="P56">Input Polarization</text:p>
            </text:list-item>
            <text:list-item>
              <text:p text:style-name="P56">Name as used in experiment</text:p>
            </text:list-item>
            <text:list-item>
              <text:p text:style-name="P56">Location in experiment</text:p>
            </text:list-item>
            <text:list-item>
              <text:p text:style-name="P56">Assumed pulse shape (for deconvolution factor)</text:p>
            </text:list-item>
            <text:list-item>
              <text:p text:style-name="P56">Schematic of measurement setup</text:p>
              <text:list>
                <text:list-item>
                  <text:p text:style-name="P57">optics, filters, etc.</text:p>
                </text:list-item>
                <text:list-item>
                  <text:p text:style-name="P57">distances</text:p>
                </text:list-item>
              </text:list>
            </text:list-item>
            <text:list-item>
              <text:p text:style-name="P56">Corresponding settings of stretcher/compressor/dazzler and laser configuration</text:p>
              <text:list>
                <text:list-item>
                  <text:p text:style-name="P57">Best case, linked via a shot number</text:p>
                </text:list-item>
              </text:list>
            </text:list-item>
          </text:list>
        </text:list-item>
        <text:list-item>
          <text:p text:style-name="P55">Access/Security Metadata</text:p>
        </text:list-item>
        <text:list-item>
          <text:p text:style-name="P55">Data<text:tab/></text:p>
          <text:list>
            <text:list-item>
              <text:p text:style-name="P56">Autocorrelation trace: 2D array of pixel values, or lineout of pixel values</text:p>
            </text:list-item>
            <text:list-item>
              <text:p text:style-name="P56">FWHM Deconvolved pulse duration</text:p>
            </text:list-item>
          </text:list>
        </text:list-item>
      </text:list>
      <text:h text:style-name="P11" text:outline-level="2" loext:marker-style-name="T2"><text:bookmark-start text:name="_Toc153377118"/><text:span text:style-name="T2">2</text:span><text:span text:style-name="T3">nd</text:span><text:span text:style-name="T2"> Order Autocorrelator for Measurement of Pulse Front Tilt, e.g., TiPa from Light Conversion</text:span></text:h>
      <text:list text:style-name="WWNum12">
        <text:list-item>
          <text:p text:style-name="P58" loext:marker-style-name="T10"><text:span text:style-name="T10">Technical Metadata</text:span><text:span text:style-name="T10"/></text:p>
          <text:list>
            <text:list-item>
              <text:p text:style-name="P59" loext:marker-style-name="T10"><text:span text:style-name="T10">Manufacturer or built in-house</text:span><text:span text:style-name="T10"/></text:p>
            </text:list-item>
            <text:list-item>
              <text:p text:style-name="P59" loext:marker-style-name="T10"><text:span text:style-name="T10">Model name/number</text:span><text:span text:style-name="T10"/></text:p>
            </text:list-item>
            <text:list-item>
              <text:p text:style-name="P59" loext:marker-style-name="T10"><text:span text:style-name="T10">Serial number</text:span><text:span text:style-name="T10"/></text:p>
            </text:list-item>
            <text:list-item>
              <text:p text:style-name="P59" loext:marker-style-name="T10"><text:span text:style-name="T10">Operating Software and version number</text:span><text:span text:style-name="T10"/></text:p>
            </text:list-item>
            <text:list-item>
              <text:p text:style-name="P59" loext:marker-style-name="T10"><text:span text:style-name="T10">Technical drawing/file of device/setup</text:span><text:span text:style-name="T10"/></text:p>
            </text:list-item>
            <text:list-item>
              <text:p text:style-name="P59" loext:marker-style-name="T10"><text:span text:style-name="T10">Nonlinear crystal type and cut</text:span><text:span text:style-name="T10"/></text:p>
            </text:list-item>
            <text:list-item>
              <text:p text:style-name="P59" loext:marker-style-name="T10"><text:span text:style-name="T10">Nonlinear crystal thickness</text:span><text:span text:style-name="T10"/></text:p>
              <text:list>
                <text:list-item>
                  <text:p text:style-name="P60" loext:marker-style-name="T10"><text:span text:style-name="T10">Minimum pulse duration measurable</text:span><text:span text:style-name="T10"/></text:p>
                </text:list-item>
              </text:list>
            </text:list-item>
          </text:list>
        </text:list-item>
        <text:list-item>
          <text:p text:style-name="P58">Procedural Metadata</text:p>
          <text:list>
            <text:list-item>
              <text:p text:style-name="P59">Input Energy</text:p>
            </text:list-item>
            <text:list-item>
              <text:p text:style-name="P59">Input FWHM Beam Diameter</text:p>
            </text:list-item>
            <text:list-item>
              <text:p text:style-name="P59">Input Polarization</text:p>
            </text:list-item>
            <text:list-item>
              <text:p text:style-name="P59"><text:soft-page-break/>Name as used in experiment</text:p>
            </text:list-item>
            <text:list-item>
              <text:p text:style-name="P59">Location in experiment</text:p>
            </text:list-item>
            <text:list-item>
              <text:p text:style-name="P59">Assumed pulse shape (for deconvolution factor)</text:p>
            </text:list-item>
            <text:list-item>
              <text:p text:style-name="P59">Schematic of measurement setup</text:p>
              <text:list>
                <text:list-item>
                  <text:p text:style-name="P60">optics, filters, etc.</text:p>
                </text:list-item>
                <text:list-item>
                  <text:p text:style-name="P60">distances</text:p>
                </text:list-item>
              </text:list>
            </text:list-item>
            <text:list-item>
              <text:p text:style-name="P59">Corresponding settings of stretcher/compressor/dazzler and laser configuration</text:p>
              <text:list>
                <text:list-item>
                  <text:p text:style-name="P60">Best case, linked via a shot number</text:p>
                </text:list-item>
              </text:list>
            </text:list-item>
          </text:list>
        </text:list-item>
        <text:list-item>
          <text:p text:style-name="P58">Access/Security Metadata</text:p>
        </text:list-item>
        <text:list-item>
          <text:p text:style-name="P58">Data<text:tab/></text:p>
          <text:list>
            <text:list-item>
              <text:p text:style-name="P59">Autocorrelation trace: 2D array of pixel values, or lineout of pixel values</text:p>
            </text:list-item>
            <text:list-item>
              <text:p text:style-name="P59">FWHM Deconvolved pulse duration</text:p>
            </text:list-item>
            <text:list-item>
              <text:p text:style-name="P59">Measured pulse front tilt</text:p>
            </text:list-item>
          </text:list>
        </text:list-item>
      </text:list>
      <text:h text:style-name="P11" text:outline-level="2" loext:marker-style-name="T2"><text:bookmark-start text:name="_Toc153377119"/><text:span text:style-name="T2">3</text:span><text:span text:style-name="T3">rd</text:span><text:span text:style-name="T2"> Order Autocorrelator (Sequoia, Tundra)</text:span></text:h>
      <text:list text:style-name="WWNum33">
        <text:list-item>
          <text:p text:style-name="P61" loext:marker-style-name="T10"><text:span text:style-name="T10">Technical Metadata</text:span><text:span text:style-name="T10"/></text:p>
          <text:list>
            <text:list-item>
              <text:p text:style-name="P62" loext:marker-style-name="T10"><text:span text:style-name="T10">Manufacturer or built in-house</text:span><text:span text:style-name="T10"/></text:p>
            </text:list-item>
            <text:list-item>
              <text:p text:style-name="P62" loext:marker-style-name="T10"><text:span text:style-name="T10">Model name/number</text:span><text:span text:style-name="T10"/></text:p>
            </text:list-item>
            <text:list-item>
              <text:p text:style-name="P62" loext:marker-style-name="T10"><text:span text:style-name="T10">Serial number</text:span><text:span text:style-name="T10"/></text:p>
            </text:list-item>
            <text:list-item>
              <text:p text:style-name="P62" loext:marker-style-name="T10"><text:span text:style-name="T10">Operating Software and version number</text:span><text:span text:style-name="T10"/></text:p>
            </text:list-item>
            <text:list-item>
              <text:p text:style-name="P62" loext:marker-style-name="T10"><text:span text:style-name="T10">Technical drawing/file of device/setup</text:span><text:span text:style-name="T10"/></text:p>
            </text:list-item>
            <text:list-item>
              <text:p text:style-name="P62" loext:marker-style-name="T10"><text:span text:style-name="T10">Nonlinear crystal types and cuts</text:span><text:span text:style-name="T10"/></text:p>
            </text:list-item>
            <text:list-item>
              <text:p text:style-name="P62" loext:marker-style-name="T10"><text:span text:style-name="T10">Nonlinear crystal thicknesses</text:span><text:span text:style-name="T10"/></text:p>
            </text:list-item>
            <text:list-item>
              <text:p text:style-name="P62" loext:marker-style-name="T10"><text:span text:style-name="T10">Known artefacts due to design of device</text:span><text:span text:style-name="T10"/></text:p>
            </text:list-item>
          </text:list>
        </text:list-item>
        <text:list-item>
          <text:p text:style-name="P61">Procedural Metadata</text:p>
          <text:list>
            <text:list-item>
              <text:p text:style-name="P62">Input Energy</text:p>
            </text:list-item>
            <text:list-item>
              <text:p text:style-name="P62">Input FWHM Beam Diameter</text:p>
            </text:list-item>
            <text:list-item>
              <text:p text:style-name="P62">Input Polarization</text:p>
            </text:list-item>
            <text:list-item>
              <text:p text:style-name="P62">Name as used in experiment</text:p>
            </text:list-item>
            <text:list-item>
              <text:p text:style-name="P62">Location in experiment</text:p>
            </text:list-item>
            <text:list-item>
              <text:p text:style-name="P62">Schematic of measurement setup</text:p>
              <text:list>
                <text:list-item>
                  <text:p text:style-name="P63">optics, filters, etc.</text:p>
                </text:list-item>
                <text:list-item>
                  <text:p text:style-name="P63">distances</text:p>
                </text:list-item>
              </text:list>
            </text:list-item>
            <text:list-item>
              <text:p text:style-name="P62">Corresponding settings of stretcher/compressor/dazzler and laser configuration</text:p>
              <text:list>
                <text:list-item>
                  <text:p text:style-name="P63">Best case, linked via a shot number</text:p>
                </text:list-item>
              </text:list>
            </text:list-item>
            <text:list-item>
              <text:p text:style-name="P62">Noise floor measurement</text:p>
              <text:list>
                <text:list-item>
                  <text:p text:style-name="P63">Date of measurement</text:p>
                </text:list-item>
              </text:list>
            </text:list-item>
            <text:list-item>
              <text:p text:style-name="P62">Measurement details</text:p>
              <text:list>
                <text:list-item>
                  <text:p text:style-name="P63">Number of shots per average</text:p>
                </text:list-item>
                <text:list-item>
                  <text:p text:style-name="P63">Start, stop, step size of temporal scan</text:p>
                </text:list-item>
                <text:list-item>
                  <text:p text:style-name="P63">Normalized or raw data</text:p>
                </text:list-item>
                <text:list-item>
                  <text:p text:style-name="P63">Peak shifted to t=0 or no shift</text:p>
                </text:list-item>
              </text:list>
            </text:list-item>
          </text:list>
        </text:list-item>
        <text:list-item>
          <text:p text:style-name="P61">Access/Security Metadata</text:p>
        </text:list-item>
        <text:list-item>
          <text:p text:style-name="P61"><text:soft-page-break/>Data<text:tab/></text:p>
          <text:list>
            <text:list-item>
              <text:p text:style-name="P62">Measured temporal intensity contrast</text:p>
            </text:list-item>
          </text:list>
        </text:list-item>
      </text:list>
      <text:h text:style-name="P11" text:outline-level="2" loext:marker-style-name="T2"><text:bookmark-start text:name="_Toc153377120"/><text:span text:style-name="T2">Scintillator Screen (electron pointing diagnostic)</text:span><text:span text:style-name="T2"/></text:h>
      <text:list text:style-name="WWNum34">
        <text:list-item>
          <text:p text:style-name="P64" loext:marker-style-name="T10"><text:span text:style-name="T10">Technical Metadata</text:span><text:span text:style-name="T10"/></text:p>
          <text:list>
            <text:list-item>
              <text:p text:style-name="P138" loext:marker-style-name="T10"/>
            </text:list-item>
          </text:list>
        </text:list-item>
        <text:list-item>
          <text:p text:style-name="P64">Procedural Metadata</text:p>
          <text:list>
            <text:list-item>
              <text:p text:style-name="P65"/>
            </text:list-item>
          </text:list>
        </text:list-item>
        <text:list-item>
          <text:p text:style-name="P64">Access/Security Metadata</text:p>
        </text:list-item>
        <text:list-item>
          <text:p text:style-name="P64">Data<text:tab/></text:p>
          <text:list>
            <text:list-item>
              <text:p text:style-name="P65"/>
            </text:list-item>
          </text:list>
        </text:list-item>
      </text:list>
      <text:h text:style-name="P11" text:outline-level="2" loext:marker-style-name="T2"><text:bookmark-start text:name="_Toc153377121"/><text:span text:style-name="T2">Temperature Sensor</text:span><text:span text:style-name="T2"/></text:h>
      <text:list text:style-name="WWNum11">
        <text:list-item>
          <text:p text:style-name="P66" loext:marker-style-name="T10"><text:span text:style-name="T10">Technical Metadata</text:span><text:span text:style-name="T10"/></text:p>
          <text:list>
            <text:list-item>
              <text:p text:style-name="P139" loext:marker-style-name="T10"/>
            </text:list-item>
          </text:list>
        </text:list-item>
        <text:list-item>
          <text:p text:style-name="P66">Procedural Metadata</text:p>
          <text:list>
            <text:list-item>
              <text:p text:style-name="P67"/>
            </text:list-item>
          </text:list>
        </text:list-item>
        <text:list-item>
          <text:p text:style-name="P66">Access/Security Metadata</text:p>
        </text:list-item>
        <text:list-item>
          <text:p text:style-name="P66">Data<text:tab/></text:p>
        </text:list-item>
      </text:list>
      <text:h text:style-name="P11" text:outline-level="2" loext:marker-style-name="T2"><text:bookmark-start text:name="_Toc153377122"/><text:span text:style-name="T2">Vibration Sensor</text:span><text:span text:style-name="T2"/></text:h>
      <text:list text:style-name="WWNum10">
        <text:list-item>
          <text:p text:style-name="P68" loext:marker-style-name="T10"><text:span text:style-name="T10">Technical Metadata</text:span><text:span text:style-name="T10"/></text:p>
          <text:list>
            <text:list-item>
              <text:p text:style-name="P140" loext:marker-style-name="T10"/>
            </text:list-item>
          </text:list>
        </text:list-item>
        <text:list-item>
          <text:p text:style-name="P68">Procedural Metadata</text:p>
          <text:list>
            <text:list-item>
              <text:p text:style-name="P69"/>
            </text:list-item>
          </text:list>
        </text:list-item>
        <text:list-item>
          <text:p text:style-name="P68">Access/Security Metadata</text:p>
        </text:list-item>
        <text:list-item>
          <text:p text:style-name="P68">Data<text:tab/></text:p>
        </text:list-item>
      </text:list>
      <text:h text:style-name="P11" text:outline-level="2" loext:marker-style-name="T2"><text:bookmark-start text:name="_Toc153377123"/><text:span text:style-name="T2">Humidity Sensor</text:span><text:span text:style-name="T2"/></text:h>
      <text:list text:style-name="WWNum9">
        <text:list-item>
          <text:p text:style-name="P70" loext:marker-style-name="T10"><text:span text:style-name="T10">Technical Metadata</text:span><text:span text:style-name="T10"/></text:p>
          <text:list>
            <text:list-item>
              <text:p text:style-name="P141" loext:marker-style-name="T10"/>
            </text:list-item>
          </text:list>
        </text:list-item>
        <text:list-item>
          <text:p text:style-name="P70">Procedural Metadata</text:p>
          <text:list>
            <text:list-item>
              <text:p text:style-name="P71"/>
            </text:list-item>
          </text:list>
        </text:list-item>
        <text:list-item>
          <text:p text:style-name="P70">Access/Security Metadata</text:p>
        </text:list-item>
        <text:list-item>
          <text:p text:style-name="P70">Data</text:p>
        </text:list-item>
      </text:list>
      <text:h text:style-name="P11" text:outline-level="2" loext:marker-style-name="T2"><text:bookmark-start text:name="_Toc153377124"/><text:span text:style-name="T2">Photodiode</text:span><text:span text:style-name="T2"/></text:h>
      <text:list text:style-name="WWNum35">
        <text:list-item>
          <text:p text:style-name="P72">Technical Metadata</text:p>
          <text:list>
            <text:list-item>
              <text:p text:style-name="P73" loext:marker-style-name="T10"><text:span text:style-name="T10">Manufacturer</text:span><text:span text:style-name="T10"/></text:p>
            </text:list-item>
            <text:list-item>
              <text:p text:style-name="P73" loext:marker-style-name="T10"><text:soft-page-break/><text:span text:style-name="T10">Model name/number</text:span><text:span text:style-name="T10"/></text:p>
            </text:list-item>
            <text:list-item>
              <text:p text:style-name="P73" loext:marker-style-name="T10"><text:span text:style-name="T10">Serial number</text:span><text:span text:style-name="T10"/></text:p>
            </text:list-item>
            <text:list-item>
              <text:p text:style-name="P73">Detector Type</text:p>
            </text:list-item>
            <text:list-item>
              <text:p text:style-name="P73">Active Area</text:p>
            </text:list-item>
            <text:list-item>
              <text:p text:style-name="P73">Rise Time</text:p>
            </text:list-item>
            <text:list-item>
              <text:p text:style-name="P73">Calibration data: Responsivity Curve or calibration value/curve</text:p>
            </text:list-item>
            <text:list-item>
              <text:p text:style-name="P73">Last calibration date</text:p>
            </text:list-item>
            <text:list-item>
              <text:p text:style-name="P73">Power Supply</text:p>
            </text:list-item>
            <text:list-item>
              <text:p text:style-name="P73" loext:marker-style-name="T10"><text:span text:style-name="T10">Technical drawing/file of device/setup</text:span><text:span text:style-name="T10"/></text:p>
            </text:list-item>
          </text:list>
        </text:list-item>
        <text:list-item>
          <text:p text:style-name="P72">Procedural Metadata</text:p>
          <text:list>
            <text:list-item>
              <text:p text:style-name="P73">Name of photodiode as used in experiment</text:p>
            </text:list-item>
            <text:list-item>
              <text:p text:style-name="P73">Location of photodiode as used in experiment</text:p>
            </text:list-item>
            <text:list-item>
              <text:p text:style-name="P73">Used Oscilloscope or readout device</text:p>
              <text:list>
                <text:list-item>
                  <text:p text:style-name="P74">Manufacturer</text:p>
                </text:list-item>
                <text:list-item>
                  <text:p text:style-name="P74">Model name/number (link)</text:p>
                </text:list-item>
                <text:list-item>
                  <text:p text:style-name="P74">Readout settings</text:p>
                </text:list-item>
              </text:list>
            </text:list-item>
            <text:list-item>
              <text:p text:style-name="P73">Impedance/Termination</text:p>
            </text:list-item>
            <text:list-item>
              <text:p text:style-name="P73">Schematic of imaging/focusing setup</text:p>
              <text:list>
                <text:list-item>
                  <text:p text:style-name="P74">Lens, objectives, filters, etc.</text:p>
                </text:list-item>
                <text:list-item>
                  <text:p text:style-name="P74">Imaging distances</text:p>
                </text:list-item>
              </text:list>
            </text:list-item>
            <text:list-item>
              <text:p text:style-name="P73">Beam Size on detector</text:p>
            </text:list-item>
            <text:list-item>
              <text:p text:style-name="P73">Cabling</text:p>
              <text:list>
                <text:list-item>
                  <text:p text:style-name="P74">Type</text:p>
                </text:list-item>
                <text:list-item>
                  <text:p text:style-name="P74">Length</text:p>
                </text:list-item>
                <text:list-item>
                  <text:p text:style-name="P74">Details</text:p>
                </text:list-item>
              </text:list>
            </text:list-item>
          </text:list>
        </text:list-item>
        <text:list-item>
          <text:p text:style-name="P72">Access/Security Metadata</text:p>
        </text:list-item>
        <text:list-item>
          <text:p text:style-name="P72">Data</text:p>
          <text:list>
            <text:list-item>
              <text:p text:style-name="P73">Measured Voltage vs. time</text:p>
            </text:list-item>
          </text:list>
        </text:list-item>
      </text:list>
      <text:p text:style-name="P1"/>
      <text:h text:style-name="P11" text:outline-level="2" loext:marker-style-name="T2"><text:bookmark-start text:name="_Toc153377125"/><text:span text:style-name="T2">Quadrant Detector</text:span><text:span text:style-name="T2"/></text:h>
      <text:list text:style-name="WWNum36">
        <text:list-item>
          <text:p text:style-name="P75">Technical Metadata</text:p>
          <text:list>
            <text:list-item>
              <text:p text:style-name="P76" loext:marker-style-name="T10"><text:span text:style-name="T10">Manufacturer</text:span><text:span text:style-name="T10"/></text:p>
            </text:list-item>
            <text:list-item>
              <text:p text:style-name="P76" loext:marker-style-name="T10"><text:span text:style-name="T10">Model name/number</text:span><text:span text:style-name="T10"/></text:p>
            </text:list-item>
            <text:list-item>
              <text:p text:style-name="P76" loext:marker-style-name="T10"><text:span text:style-name="T10">Serial number</text:span><text:span text:style-name="T10"/></text:p>
            </text:list-item>
            <text:list-item>
              <text:p text:style-name="P76">Detector Type</text:p>
            </text:list-item>
            <text:list-item>
              <text:p text:style-name="P76">Active Area</text:p>
            </text:list-item>
            <text:list-item>
              <text:p text:style-name="P76">Rise Time</text:p>
            </text:list-item>
            <text:list-item>
              <text:p text:style-name="P76">Calibration data: Responsivity Curve or calibration value/curve</text:p>
            </text:list-item>
            <text:list-item>
              <text:p text:style-name="P76">Last calibration date</text:p>
            </text:list-item>
            <text:list-item>
              <text:p text:style-name="P76">Power Supply</text:p>
            </text:list-item>
            <text:list-item>
              <text:p text:style-name="P76" loext:marker-style-name="T10"><text:span text:style-name="T10">Technical drawing/file of device/setup</text:span><text:span text:style-name="T10"/></text:p>
            </text:list-item>
          </text:list>
        </text:list-item>
        <text:list-item>
          <text:p text:style-name="P75">Procedural Metadata</text:p>
          <text:list>
            <text:list-item>
              <text:p text:style-name="P76"><text:soft-page-break/>Name of detector as used in experiment</text:p>
            </text:list-item>
            <text:list-item>
              <text:p text:style-name="P76">Location of detector as used in experiment</text:p>
            </text:list-item>
            <text:list-item>
              <text:p text:style-name="P76">Calibration of µm/volt or µrad/volt if used as position or pointing diagnostic</text:p>
            </text:list-item>
            <text:list-item>
              <text:p text:style-name="P76">Used Oscilloscope or readout device</text:p>
              <text:list>
                <text:list-item>
                  <text:p text:style-name="P77">Manufacturer</text:p>
                </text:list-item>
                <text:list-item>
                  <text:p text:style-name="P77">Model name/number (link)</text:p>
                </text:list-item>
                <text:list-item>
                  <text:p text:style-name="P77">Readout settings</text:p>
                </text:list-item>
              </text:list>
            </text:list-item>
            <text:list-item>
              <text:p text:style-name="P76">Impedance/Termination</text:p>
            </text:list-item>
            <text:list-item>
              <text:p text:style-name="P76">Schematic of imaging/focusing setup</text:p>
              <text:list>
                <text:list-item>
                  <text:p text:style-name="P77">Lens, objectives, filters, etc.</text:p>
                </text:list-item>
                <text:list-item>
                  <text:p text:style-name="P77">Imaging distances</text:p>
                </text:list-item>
              </text:list>
            </text:list-item>
            <text:list-item>
              <text:p text:style-name="P76">Beam Size on detector</text:p>
            </text:list-item>
            <text:list-item>
              <text:p text:style-name="P76">Cabling</text:p>
              <text:list>
                <text:list-item>
                  <text:p text:style-name="P77">Type</text:p>
                </text:list-item>
                <text:list-item>
                  <text:p text:style-name="P77">Length</text:p>
                </text:list-item>
                <text:list-item>
                  <text:p text:style-name="P77">Details</text:p>
                </text:list-item>
              </text:list>
            </text:list-item>
          </text:list>
        </text:list-item>
        <text:list-item>
          <text:p text:style-name="P75">Access/Security Metadata</text:p>
        </text:list-item>
        <text:list-item>
          <text:p text:style-name="P75">Data</text:p>
          <text:list>
            <text:list-item>
              <text:p text:style-name="P76">Measured Voltage vs. time per channel</text:p>
            </text:list-item>
          </text:list>
        </text:list-item>
      </text:list>
      <text:h text:style-name="P11" text:outline-level="2" loext:marker-style-name="T2"><text:bookmark-start text:name="_Toc153377126"/><text:span text:style-name="T2">Vacuum Sensor</text:span><text:span text:style-name="T2"/></text:h>
      <text:list text:style-name="WWNum39">
        <text:list-item>
          <text:p text:style-name="P78" loext:marker-style-name="T10"><text:span text:style-name="T10">Technical Metadata</text:span><text:span text:style-name="T10"/></text:p>
          <text:list>
            <text:list-item>
              <text:p text:style-name="P142" loext:marker-style-name="T10"/>
            </text:list-item>
          </text:list>
        </text:list-item>
        <text:list-item>
          <text:p text:style-name="P78">Procedural Metadata</text:p>
          <text:list>
            <text:list-item>
              <text:p text:style-name="P79"/>
            </text:list-item>
          </text:list>
        </text:list-item>
        <text:list-item>
          <text:p text:style-name="P78">Access/Security Metadata</text:p>
        </text:list-item>
        <text:list-item>
          <text:p text:style-name="P78">Data<text:tab/></text:p>
        </text:list-item>
      </text:list>
      <text:h text:style-name="P10" text:outline-level="1" loext:marker-style-name="T2"><text:bookmark-start text:name="_Toc153377127"/><text:span text:style-name="T2">Devices</text:span><text:span text:style-name="T2"/></text:h>
      <text:h text:style-name="P11" text:outline-level="2" loext:marker-style-name="T2"><text:bookmark-start text:name="_Toc153377128"/><text:span text:style-name="T2">Linear Motor Stage (stepper, piezo, etc.)</text:span><text:span text:style-name="T2"/></text:h>
      <text:list text:style-name="WWNum37">
        <text:list-item>
          <text:p text:style-name="P80">Technical Metadata</text:p>
          <text:list>
            <text:list-item>
              <text:p text:style-name="P81">Manufacturer</text:p>
            </text:list-item>
            <text:list-item>
              <text:p text:style-name="P81">Model name/number</text:p>
            </text:list-item>
            <text:list-item>
              <text:p text:style-name="P81">Serial number</text:p>
            </text:list-item>
            <text:list-item>
              <text:p text:style-name="P81">Calibration data (µm/step)</text:p>
            </text:list-item>
            <text:list-item>
              <text:p text:style-name="P81">Last Calibration date</text:p>
            </text:list-item>
            <text:list-item>
              <text:p text:style-name="P81">Special Gearing</text:p>
            </text:list-item>
            <text:list-item>
              <text:p text:style-name="P81">Type (Stepper, DC, piezo)</text:p>
            </text:list-item>
            <text:list-item>
              <text:p text:style-name="P81">Feedback system (yes/no/type)</text:p>
            </text:list-item>
            <text:list-item>
              <text:p text:style-name="P81">Current/Frequency/Ramp Settings or similar for non-stepper motors</text:p>
            </text:list-item>
            <text:list-item>
              <text:p text:style-name="P81" loext:marker-style-name="T10"><text:span text:style-name="T10">Technical drawing/file of device/setup</text:span><text:span text:style-name="T10"/></text:p>
            </text:list-item>
          </text:list>
        </text:list-item>
        <text:list-item>
          <text:p text:style-name="P80"><text:soft-page-break/>Procedural Metadata</text:p>
          <text:list>
            <text:list-item>
              <text:p text:style-name="P81">Name of motor stage as used in experiment</text:p>
            </text:list-item>
            <text:list-item>
              <text:p text:style-name="P81">Location of motor stage as used in experiment</text:p>
            </text:list-item>
            <text:list-item>
              <text:p text:style-name="P81">Description of direction of travel</text:p>
            </text:list-item>
            <text:list-item>
              <text:p text:style-name="P81">Zero Position</text:p>
            </text:list-item>
            <text:list-item>
              <text:p text:style-name="P81">Soft limits</text:p>
            </text:list-item>
            <text:list-item>
              <text:p text:style-name="P81">Run mode (microstepping/full steps)</text:p>
            </text:list-item>
          </text:list>
        </text:list-item>
        <text:list-item>
          <text:p text:style-name="P80">Access/Security Metadata</text:p>
        </text:list-item>
        <text:list-item>
          <text:p text:style-name="P80">Data</text:p>
          <text:list>
            <text:list-item>
              <text:p text:style-name="P81">Motor position</text:p>
            </text:list-item>
          </text:list>
        </text:list-item>
      </text:list>
      <text:h text:style-name="P11" text:outline-level="2" loext:marker-style-name="T2"><text:bookmark-start text:name="_Toc153377129"/><text:span text:style-name="T2">Rotation Stage</text:span><text:span text:style-name="T2"/></text:h>
      <text:list text:style-name="WWNum38">
        <text:list-item>
          <text:p text:style-name="P82">Technical Metadata</text:p>
          <text:list>
            <text:list-item>
              <text:p text:style-name="P83">Manufacturer</text:p>
            </text:list-item>
            <text:list-item>
              <text:p text:style-name="P83">Model name/number</text:p>
            </text:list-item>
            <text:list-item>
              <text:p text:style-name="P83">Serial number</text:p>
            </text:list-item>
            <text:list-item>
              <text:p text:style-name="P83">Calibration data (rad/step)</text:p>
            </text:list-item>
            <text:list-item>
              <text:p text:style-name="P83">Last Calibration date</text:p>
            </text:list-item>
            <text:list-item>
              <text:p text:style-name="P83">Special Gearing</text:p>
            </text:list-item>
            <text:list-item>
              <text:p text:style-name="P83">Type (Stepper, DC, piezo)</text:p>
            </text:list-item>
            <text:list-item>
              <text:p text:style-name="P83">Feedback system (yes/no/type)</text:p>
            </text:list-item>
            <text:list-item>
              <text:p text:style-name="P83">Current/Frequency/Ramp Settings or similar for non-stepper motors</text:p>
            </text:list-item>
            <text:list-item>
              <text:p text:style-name="P83" loext:marker-style-name="T10"><text:span text:style-name="T10">Technical drawing/file of device/setup</text:span><text:span text:style-name="T10"/></text:p>
            </text:list-item>
          </text:list>
        </text:list-item>
        <text:list-item>
          <text:p text:style-name="P82">Procedural Metadata</text:p>
          <text:list>
            <text:list-item>
              <text:p text:style-name="P83">Name of rotation stage as used in experiment</text:p>
            </text:list-item>
            <text:list-item>
              <text:p text:style-name="P83">Location of rotation stage as used in experiment</text:p>
            </text:list-item>
            <text:list-item>
              <text:p text:style-name="P83">Description of direction of travel</text:p>
            </text:list-item>
            <text:list-item>
              <text:p text:style-name="P83">Zero Position</text:p>
            </text:list-item>
            <text:list-item>
              <text:p text:style-name="P83">Soft limits</text:p>
            </text:list-item>
            <text:list-item>
              <text:p text:style-name="P83">Run mode (microstepping/full steps)</text:p>
            </text:list-item>
          </text:list>
        </text:list-item>
        <text:list-item>
          <text:p text:style-name="P82">Access/Security Metadata</text:p>
        </text:list-item>
        <text:list-item>
          <text:p text:style-name="P82">Data</text:p>
          <text:list>
            <text:list-item>
              <text:p text:style-name="P83">Rotational position</text:p>
            </text:list-item>
          </text:list>
        </text:list-item>
      </text:list>
      <text:h text:style-name="P11" text:outline-level="2" loext:marker-style-name="T2"><text:bookmark-start text:name="_Toc153377130"/><text:span text:style-name="T2">Mechanical Shutter (only template)</text:span><text:span text:style-name="T2"/></text:h>
      <text:list text:style-name="WWNum43">
        <text:list-item>
          <text:p text:style-name="P84">Technical Metadata</text:p>
          <text:list>
            <text:list-item>
              <text:p text:style-name="P85">Manufacturer</text:p>
            </text:list-item>
            <text:list-item>
              <text:p text:style-name="P85">Model name/number</text:p>
            </text:list-item>
            <text:list-item>
              <text:p text:style-name="P85">Serial number</text:p>
            </text:list-item>
            <text:list-item>
              <text:p text:style-name="P85">Calibration data</text:p>
            </text:list-item>
            <text:list-item>
              <text:p text:style-name="P85">Last Calibration date</text:p>
            </text:list-item>
            <text:list-item>
              <text:p text:style-name="P85" loext:marker-style-name="T10"><text:span text:style-name="T10">Technical drawing/file of device/setup</text:span><text:span text:style-name="T10"/></text:p>
            </text:list-item>
          </text:list>
        </text:list-item>
        <text:list-item>
          <text:p text:style-name="P84"><text:soft-page-break/>Procedural Metadata</text:p>
          <text:list>
            <text:list-item>
              <text:p text:style-name="P85">Name of shutter as used in experiment</text:p>
            </text:list-item>
            <text:list-item>
              <text:p text:style-name="P85">Location of shutter as used in experiment</text:p>
            </text:list-item>
          </text:list>
        </text:list-item>
        <text:list-item>
          <text:p text:style-name="P84">Access/Security Metadata</text:p>
        </text:list-item>
        <text:list-item>
          <text:p text:style-name="P84">Data</text:p>
          <text:list>
            <text:list-item>
              <text:p text:style-name="P85">Shutter open or closed</text:p>
            </text:list-item>
          </text:list>
        </text:list-item>
      </text:list>
      <text:h text:style-name="P11" text:outline-level="2" loext:marker-style-name="T2"><text:bookmark-start text:name="_Toc153377131"/><text:span text:style-name="T2">Electro-Optical Shutter (only template)</text:span><text:span text:style-name="T2"/></text:h>
      <text:list text:style-name="WWNum44">
        <text:list-item>
          <text:p text:style-name="P86">Technical Metadata</text:p>
          <text:list>
            <text:list-item>
              <text:p text:style-name="P87">Manufacturer</text:p>
            </text:list-item>
            <text:list-item>
              <text:p text:style-name="P87">Model name/number</text:p>
            </text:list-item>
            <text:list-item>
              <text:p text:style-name="P87">Serial number</text:p>
            </text:list-item>
            <text:list-item>
              <text:p text:style-name="P87">Calibration data</text:p>
            </text:list-item>
            <text:list-item>
              <text:p text:style-name="P87">Last Calibration date</text:p>
            </text:list-item>
            <text:list-item>
              <text:p text:style-name="P87" loext:marker-style-name="T10"><text:span text:style-name="T10">Technical drawing/file of device/setup</text:span><text:span text:style-name="T10"/></text:p>
            </text:list-item>
          </text:list>
        </text:list-item>
        <text:list-item>
          <text:p text:style-name="P86">Procedural Metadata</text:p>
          <text:list>
            <text:list-item>
              <text:p text:style-name="P87">Name of shutter as used in experiment</text:p>
            </text:list-item>
            <text:list-item>
              <text:p text:style-name="P87">Location of shutter as used in experiment</text:p>
            </text:list-item>
          </text:list>
        </text:list-item>
        <text:list-item>
          <text:p text:style-name="P86">Access/Security Metadata</text:p>
        </text:list-item>
        <text:list-item>
          <text:p text:style-name="P86">Data</text:p>
          <text:list>
            <text:list-item>
              <text:p text:style-name="P87">Shutter open or closed</text:p>
            </text:list-item>
          </text:list>
        </text:list-item>
      </text:list>
      <text:h text:style-name="P11" text:outline-level="2" loext:marker-style-name="T2"><text:bookmark-start text:name="_Toc153377132"/><text:span text:style-name="T2">Spatial Filter</text:span><text:span text:style-name="T2"/></text:h>
      <text:list text:style-name="WWNum22">
        <text:list-item>
          <text:p text:style-name="P88">Technical Metadata</text:p>
          <text:list>
            <text:list-item>
              <text:p text:style-name="P89">Manufacturer</text:p>
            </text:list-item>
            <text:list-item>
              <text:p text:style-name="P89">Model name/number</text:p>
            </text:list-item>
            <text:list-item>
              <text:p text:style-name="P89">Serial number</text:p>
            </text:list-item>
            <text:list-item>
              <text:p text:style-name="P89">Operating Software and Version Number</text:p>
            </text:list-item>
            <text:list-item>
              <text:p text:style-name="P89">Aperture shape</text:p>
            </text:list-item>
            <text:list-item>
              <text:p text:style-name="P89">Aperture size</text:p>
            </text:list-item>
            <text:list-item>
              <text:p text:style-name="P89" loext:marker-style-name="T10"><text:span text:style-name="T10">Technical drawing/file of device/setup</text:span><text:span text:style-name="T10"/></text:p>
            </text:list-item>
          </text:list>
        </text:list-item>
        <text:list-item>
          <text:p text:style-name="P88">Procedural Metadata</text:p>
          <text:list>
            <text:list-item>
              <text:p text:style-name="P89">Name of spatial filter as used in experiment</text:p>
            </text:list-item>
            <text:list-item>
              <text:p text:style-name="P89">Location of spatial filter as used in experiment</text:p>
            </text:list-item>
            <text:list-item>
              <text:p text:style-name="P89">Motion Control for XYZ position of spatial filter</text:p>
              <text:list>
                <text:list-item>
                  <text:p text:style-name="P90">Manufacturer</text:p>
                </text:list-item>
                <text:list-item>
                  <text:p text:style-name="P90">Model Name/Number</text:p>
                </text:list-item>
                <text:list-item>
                  <text:p text:style-name="P90">Serial Number</text:p>
                </text:list-item>
                <text:list-item>
                  <text:p text:style-name="P90">Channel 1</text:p>
                  <text:list>
                    <text:list-item>
                      <text:p text:style-name="P91">Step size / resolution </text:p>
                    </text:list-item>
                    <text:list-item>
                      <text:p text:style-name="P91">Motor Position</text:p>
                    </text:list-item>
                    <text:list-item>
                      <text:p text:style-name="P91">Current / Voltage</text:p>
                    </text:list-item>
                    <text:list-item>
                      <text:p text:style-name="P91"><text:soft-page-break/>Frequency </text:p>
                    </text:list-item>
                  </text:list>
                </text:list-item>
                <text:list-item>
                  <text:p text:style-name="P90">Channel 2</text:p>
                  <text:list>
                    <text:list-item>
                      <text:p text:style-name="P91">Step size / resolution </text:p>
                    </text:list-item>
                    <text:list-item>
                      <text:p text:style-name="P91">Motor Position</text:p>
                    </text:list-item>
                    <text:list-item>
                      <text:p text:style-name="P91">Current / Voltage</text:p>
                    </text:list-item>
                    <text:list-item>
                      <text:p text:style-name="P91">Frequency </text:p>
                    </text:list-item>
                  </text:list>
                </text:list-item>
                <text:list-item>
                  <text:p text:style-name="P90">Channel 3</text:p>
                  <text:list>
                    <text:list-item>
                      <text:p text:style-name="P91">Step size / resolution </text:p>
                    </text:list-item>
                    <text:list-item>
                      <text:p text:style-name="P91">Motor Position</text:p>
                    </text:list-item>
                    <text:list-item>
                      <text:p text:style-name="P91">Current / Voltage</text:p>
                    </text:list-item>
                    <text:list-item>
                      <text:p text:style-name="P91">Frequency </text:p>
                    </text:list-item>
                  </text:list>
                </text:list-item>
              </text:list>
            </text:list-item>
            <text:list-item>
              <text:p text:style-name="P89">Optical Setup and Focusing</text:p>
              <text:list>
                <text:list-item>
                  <text:p text:style-name="P90">F-number</text:p>
                </text:list-item>
                <text:list-item>
                  <text:p text:style-name="P90">Setup </text:p>
                </text:list-item>
                <text:list-item>
                  <text:p text:style-name="P90">Optic Specification</text:p>
                </text:list-item>
              </text:list>
            </text:list-item>
            <text:list-item>
              <text:p text:style-name="P89">Vacuum Conditions</text:p>
              <text:list>
                <text:list-item>
                  <text:p text:style-name="P90">Setup</text:p>
                </text:list-item>
                <text:list-item>
                  <text:p text:style-name="P90">Pressure</text:p>
                </text:list-item>
                <text:list-item>
                  <text:p text:style-name="P90">Windows</text:p>
                </text:list-item>
              </text:list>
            </text:list-item>
          </text:list>
        </text:list-item>
        <text:list-item>
          <text:p text:style-name="P88">Access/Security Metadata (changed based on experiment)</text:p>
        </text:list-item>
        <text:list-item>
          <text:p text:style-name="P88">Data</text:p>
          <text:list>
            <text:list-item>
              <text:p text:style-name="P89">Maybe link to NF/FF images before and after spatial filter</text:p>
            </text:list-item>
          </text:list>
        </text:list-item>
      </text:list>
      <text:h text:style-name="P11" text:outline-level="2" loext:marker-style-name="T2"><text:bookmark-start text:name="_Toc153377133"/><text:span text:style-name="T2">Spectral Filter (only template)</text:span><text:span text:style-name="T2"/></text:h>
      <text:list text:style-name="WWNum45">
        <text:list-item>
          <text:p text:style-name="P92">Technical Metadata</text:p>
          <text:list>
            <text:list-item>
              <text:p text:style-name="P93">Manufacturer</text:p>
            </text:list-item>
            <text:list-item>
              <text:p text:style-name="P93">Model name/number</text:p>
            </text:list-item>
            <text:list-item>
              <text:p text:style-name="P93">Serial number</text:p>
            </text:list-item>
            <text:list-item>
              <text:p text:style-name="P93">Calibration data</text:p>
            </text:list-item>
            <text:list-item>
              <text:p text:style-name="P93">Last Calibration date</text:p>
            </text:list-item>
            <text:list-item>
              <text:p text:style-name="P93" loext:marker-style-name="T10"><text:span text:style-name="T10">Technical drawing/file of device/setup</text:span><text:span text:style-name="T10"/></text:p>
            </text:list-item>
          </text:list>
        </text:list-item>
        <text:list-item>
          <text:p text:style-name="P92">Procedural Metadata</text:p>
          <text:list>
            <text:list-item>
              <text:p text:style-name="P93">Location of filter as used in experiment</text:p>
            </text:list-item>
          </text:list>
        </text:list-item>
        <text:list-item>
          <text:p text:style-name="P92">Access/Security Metadata</text:p>
        </text:list-item>
        <text:list-item>
          <text:p text:style-name="P92">Data</text:p>
        </text:list-item>
      </text:list>
      <text:h text:style-name="P11" text:outline-level="2" loext:marker-style-name="T2"><text:bookmark-start text:name="_Toc153377134"/><text:span text:style-name="T2">Amplitude Filter (only template)</text:span><text:span text:style-name="T2"/></text:h>
      <text:list text:style-name="WWNum46">
        <text:list-item>
          <text:p text:style-name="P94">Technical Metadata</text:p>
          <text:list>
            <text:list-item>
              <text:p text:style-name="P95">Manufacturer</text:p>
            </text:list-item>
            <text:list-item>
              <text:p text:style-name="P95">Model name/number</text:p>
            </text:list-item>
            <text:list-item>
              <text:p text:style-name="P95">Serial number</text:p>
            </text:list-item>
            <text:list-item>
              <text:p text:style-name="P95">Calibration data</text:p>
            </text:list-item>
            <text:list-item>
              <text:p text:style-name="P95"><text:soft-page-break/>Last Calibration date</text:p>
            </text:list-item>
            <text:list-item>
              <text:p text:style-name="P95" loext:marker-style-name="T10"><text:span text:style-name="T10">Technical drawing/file of device/setup</text:span><text:span text:style-name="T10"/></text:p>
            </text:list-item>
          </text:list>
        </text:list-item>
        <text:list-item>
          <text:p text:style-name="P94">Procedural Metadata</text:p>
          <text:list>
            <text:list-item>
              <text:p text:style-name="P95">Location of filter as used in experiment</text:p>
            </text:list-item>
          </text:list>
        </text:list-item>
        <text:list-item>
          <text:p text:style-name="P94">Access/Security Metadata</text:p>
        </text:list-item>
        <text:list-item>
          <text:p text:style-name="P94">Data</text:p>
        </text:list-item>
      </text:list>
      <text:h text:style-name="P11" text:outline-level="2" loext:marker-style-name="T2"><text:bookmark-start text:name="_Toc153377135"/><text:span text:style-name="T2">Polarizer Filter</text:span><text:span text:style-name="T2"/></text:h>
      <text:list text:style-name="WWNum40">
        <text:list-item>
          <text:p text:style-name="P96">Technical Metadata</text:p>
          <text:list>
            <text:list-item>
              <text:p text:style-name="P97">Type: Linear polarizer, Half-waveplate, Quarter-waveplate, other</text:p>
            </text:list-item>
            <text:list-item>
              <text:p text:style-name="P97">Manufacturer</text:p>
            </text:list-item>
            <text:list-item>
              <text:p text:style-name="P97">Model name/number</text:p>
            </text:list-item>
            <text:list-item>
              <text:p text:style-name="P97">Serial number</text:p>
            </text:list-item>
            <text:list-item>
              <text:p text:style-name="P97">Material type</text:p>
            </text:list-item>
            <text:list-item>
              <text:p text:style-name="P97">Spectral bandwidth</text:p>
            </text:list-item>
            <text:list-item>
              <text:p text:style-name="P97">Extinction ratio (for linear polarizers)</text:p>
            </text:list-item>
            <text:list-item>
              <text:p text:style-name="P97" loext:marker-style-name="T10"><text:span text:style-name="T10">Technical drawing/file of device/setup</text:span><text:span text:style-name="T10"/></text:p>
            </text:list-item>
          </text:list>
        </text:list-item>
        <text:list-item>
          <text:p text:style-name="P96">Procedural Metadata</text:p>
          <text:list>
            <text:list-item>
              <text:p text:style-name="P97">Location of filter as used in experiment</text:p>
            </text:list-item>
            <text:list-item>
              <text:p text:style-name="P97">Orientation in experiment</text:p>
            </text:list-item>
            <text:list-item>
              <text:p text:style-name="P97">FWHM Beam size into filter</text:p>
            </text:list-item>
            <text:list-item>
              <text:p text:style-name="P97">Beam collimated, diverging, converging</text:p>
            </text:list-item>
          </text:list>
        </text:list-item>
        <text:list-item>
          <text:p text:style-name="P96">Access/Security Metadata</text:p>
        </text:list-item>
        <text:list-item>
          <text:p text:style-name="P96">Data</text:p>
        </text:list-item>
      </text:list>
      <text:h text:style-name="P11" text:outline-level="2" loext:marker-style-name="T2"><text:bookmark-start text:name="_Toc153377136"/><text:span text:style-name="T2">Beam Splitter (only template)</text:span><text:span text:style-name="T2"/></text:h>
      <text:list text:style-name="WWNum50">
        <text:list-item>
          <text:p text:style-name="P98">Technical Metadata</text:p>
          <text:list>
            <text:list-item>
              <text:p text:style-name="P99">Manufacturer</text:p>
            </text:list-item>
            <text:list-item>
              <text:p text:style-name="P99">Model name/number</text:p>
            </text:list-item>
            <text:list-item>
              <text:p text:style-name="P99">Serial number</text:p>
            </text:list-item>
            <text:list-item>
              <text:p text:style-name="P99">Calibration data (e.g., transmission and reflection curves per polarization)</text:p>
            </text:list-item>
            <text:list-item>
              <text:p text:style-name="P99">Last Calibration date</text:p>
            </text:list-item>
            <text:list-item>
              <text:p text:style-name="P99">Coating specifications</text:p>
              <text:list>
                <text:list-item>
                  <text:p text:style-name="P100">Front surface</text:p>
                </text:list-item>
                <text:list-item>
                  <text:p text:style-name="P100">Rear surface</text:p>
                </text:list-item>
              </text:list>
            </text:list-item>
            <text:list-item>
              <text:p text:style-name="P99" loext:marker-style-name="T10"><text:span text:style-name="T10">Technical drawing/file of device/setup</text:span><text:span text:style-name="T10"/></text:p>
              <text:list>
                <text:list-item>
                  <text:p text:style-name="P100" loext:marker-style-name="T10"><text:span text:style-name="T10">Diameter, thickness, substrate material</text:span><text:span text:style-name="T10"/></text:p>
                </text:list-item>
              </text:list>
            </text:list-item>
          </text:list>
        </text:list-item>
        <text:list-item>
          <text:p text:style-name="P98">Procedural Metadata</text:p>
          <text:list>
            <text:list-item>
              <text:p text:style-name="P99">Location of beam splitter as used in experiment</text:p>
            </text:list-item>
          </text:list>
        </text:list-item>
        <text:list-item>
          <text:p text:style-name="P98">Access/Security Metadata</text:p>
        </text:list-item>
        <text:list-item>
          <text:p text:style-name="P98">Data</text:p>
        </text:list-item>
      </text:list>
      <text:h text:style-name="P11" text:outline-level="2" loext:marker-style-name="T2"><text:bookmark-start text:name="_Toc153377137"/><text:soft-page-break/><text:span text:style-name="T2">Generic Optic (only template)</text:span><text:span text:style-name="T2"/></text:h>
      <text:p text:style-name="P1">Maybe needed if someone wants to put a glass wedge or window into a beamline for some purpose</text:p>
      <text:list text:style-name="WWNum51">
        <text:list-item>
          <text:p text:style-name="P101">Technical Metadata</text:p>
          <text:list>
            <text:list-item>
              <text:p text:style-name="P102">Manufacturer</text:p>
            </text:list-item>
            <text:list-item>
              <text:p text:style-name="P102">Model name/number</text:p>
            </text:list-item>
            <text:list-item>
              <text:p text:style-name="P102">Serial number</text:p>
            </text:list-item>
            <text:list-item>
              <text:p text:style-name="P102">Calibration data </text:p>
            </text:list-item>
            <text:list-item>
              <text:p text:style-name="P102">Last Calibration date</text:p>
            </text:list-item>
            <text:list-item>
              <text:p text:style-name="P102">Coating specifications per surface</text:p>
            </text:list-item>
            <text:list-item>
              <text:p text:style-name="P102" loext:marker-style-name="T10"><text:span text:style-name="T10">Technical drawing/file of device/setup</text:span><text:span text:style-name="T10"/></text:p>
              <text:list>
                <text:list-item>
                  <text:p text:style-name="P103" loext:marker-style-name="T10"><text:span text:style-name="T10">Diameter, thickness, substrate material</text:span><text:span text:style-name="T10"/></text:p>
                </text:list-item>
              </text:list>
            </text:list-item>
          </text:list>
        </text:list-item>
        <text:list-item>
          <text:p text:style-name="P101">Procedural Metadata</text:p>
          <text:list>
            <text:list-item>
              <text:p text:style-name="P102">Location of generic optic as used in experiment</text:p>
            </text:list-item>
          </text:list>
        </text:list-item>
        <text:list-item>
          <text:p text:style-name="P101">Access/Security Metadata</text:p>
        </text:list-item>
        <text:list-item>
          <text:p text:style-name="P101">Data</text:p>
        </text:list-item>
      </text:list>
      <text:p text:style-name="P1"/>
      <text:h text:style-name="P10" text:outline-level="1" loext:marker-style-name="T2"><text:bookmark-start text:name="_Toc153377138"/><text:span text:style-name="T2">Targets</text:span><text:span text:style-name="T2"/></text:h>
      <text:h text:style-name="P11" text:outline-level="2" loext:marker-style-name="T2"><text:bookmark-start text:name="_Toc153377139"/><text:span text:style-name="T2">Nozzle Target (Gas/Liquid/Cryogenic and Sheet/Filament/Droplet/Capillary)</text:span><text:span text:style-name="T2"/></text:h>
      <text:list text:style-name="WWNum41">
        <text:list-item>
          <text:p text:style-name="P104">Technical Metadata</text:p>
          <text:list>
            <text:list-item>
              <text:p text:style-name="P105">Technical drawing of Nozzle/Cell/etc. </text:p>
            </text:list-item>
            <text:list-item>
              <text:p text:style-name="P105">Nozzle’s Cone Angle</text:p>
            </text:list-item>
            <text:list-item>
              <text:p text:style-name="P105">Nozzle’s Cone Length</text:p>
            </text:list-item>
            <text:list-item>
              <text:p text:style-name="P105">Gas cell’s Exit Diameter</text:p>
            </text:list-item>
            <text:list-item>
              <text:p text:style-name="P105">Gas cell’s Entrance Diameter</text:p>
            </text:list-item>
            <text:list-item>
              <text:p text:style-name="P105">Surface Treatment</text:p>
            </text:list-item>
            <text:list-item>
              <text:p text:style-name="P105">Valve’s Specifications</text:p>
              <text:list>
                <text:list-item>
                  <text:p text:style-name="P106">Manufacturer</text:p>
                </text:list-item>
                <text:list-item>
                  <text:p text:style-name="P106">Model Name</text:p>
                </text:list-item>
                <text:list-item>
                  <text:p text:style-name="P106">Serial Number</text:p>
                </text:list-item>
                <text:list-item>
                  <text:p text:style-name="P106">Gas mass flow calibration</text:p>
                </text:list-item>
                <text:list-item>
                  <text:p text:style-name="P106">Date of calibration</text:p>
                </text:list-item>
              </text:list>
            </text:list-item>
            <text:list-item>
              <text:p text:style-name="P105">Valve + Nozzle Caibration data (neutral density map)</text:p>
            </text:list-item>
            <text:list-item>
              <text:p text:style-name="P105">Method of calibration</text:p>
            </text:list-item>
            <text:list-item>
              <text:p text:style-name="P105">Date of last calibration</text:p>
            </text:list-item>
            <text:list-item>
              <text:p text:style-name="P105">Gas Controllers</text:p>
              <text:list>
                <text:list-item>
                  <text:p text:style-name="P106">Manufacturer</text:p>
                </text:list-item>
                <text:list-item>
                  <text:p text:style-name="P106">Model name/number</text:p>
                </text:list-item>
                <text:list-item>
                  <text:p text:style-name="P106">Serial number</text:p>
                </text:list-item>
                <text:list-item>
                  <text:p text:style-name="P106">Operating Software and Version number</text:p>
                </text:list-item>
              </text:list>
            </text:list-item>
          </text:list>
        </text:list-item>
        <text:list-item>
          <text:p text:style-name="P104"><text:soft-page-break/>Procedural Metadata</text:p>
          <text:list>
            <text:list-item>
              <text:p text:style-name="P105">Name of target as used in experiment</text:p>
            </text:list-item>
            <text:list-item>
              <text:p text:style-name="P105">Location of target used in experiment</text:p>
            </text:list-item>
            <text:list-item>
              <text:p text:style-name="P105">Valve Timing values</text:p>
              <text:list>
                <text:list-item>
                  <text:p text:style-name="P106">Trigger time (relative to laser trigger)</text:p>
                </text:list-item>
                <text:list-item>
                  <text:p text:style-name="P106">Opening time</text:p>
                </text:list-item>
              </text:list>
            </text:list-item>
            <text:list-item>
              <text:p text:style-name="P105">Position of Laser focus relative to a reference on the Nozzle Target</text:p>
            </text:list-item>
            <text:list-item>
              <text:p text:style-name="P105">Material Used (gas type, liquid type)</text:p>
            </text:list-item>
            <text:list-item>
              <text:p text:style-name="P105">Backing pressure</text:p>
            </text:list-item>
          </text:list>
        </text:list-item>
        <text:list-item>
          <text:p text:style-name="P104">Access/Security Metadata</text:p>
        </text:list-item>
        <text:list-item>
          <text:p text:style-name="P104">Data</text:p>
          <text:list>
            <text:list-item>
              <text:p text:style-name="P105">Probably something from the Procedural Metadata like backing pressure and timings mapped to target density</text:p>
            </text:list-item>
            <text:list-item>
              <text:p text:style-name="P105">Gas type</text:p>
            </text:list-item>
          </text:list>
        </text:list-item>
      </text:list>
      <text:p text:style-name="P1"/>
      <text:h text:style-name="P11" text:outline-level="2" loext:marker-style-name="T2"><text:bookmark-start text:name="_Toc153377140"/><text:span text:style-name="T2">Foil (Metal, Plastic, etc.)</text:span><text:span text:style-name="T2"/></text:h>
      <text:list text:style-name="WWNum8">
        <text:list-item>
          <text:p text:style-name="P107" loext:marker-style-name="T10"><text:span text:style-name="T10">Technical Metadata</text:span><text:span text:style-name="T10"/></text:p>
          <text:list>
            <text:list-item>
              <text:p text:style-name="P143" loext:marker-style-name="T10"/>
            </text:list-item>
          </text:list>
        </text:list-item>
        <text:list-item>
          <text:p text:style-name="P107">Procedural Metadata</text:p>
          <text:list>
            <text:list-item>
              <text:p text:style-name="P108"/>
            </text:list-item>
          </text:list>
        </text:list-item>
        <text:list-item>
          <text:p text:style-name="P107">Access/Security Metadata</text:p>
        </text:list-item>
        <text:list-item>
          <text:p text:style-name="P107">Data<text:tab/></text:p>
        </text:list-item>
      </text:list>
      <text:h text:style-name="P10" text:outline-level="1" loext:marker-style-name="T2"><text:bookmark-start text:name="_Toc153377141"/><text:span text:style-name="T2">Laser</text:span><text:span text:style-name="T2"/></text:h>
      <text:h text:style-name="P11" text:outline-level="2" loext:marker-style-name="T2"><text:bookmark-start text:name="_Toc153377142"/><text:span text:style-name="T2">Laser Oscillator</text:span><text:span text:style-name="T2"/></text:h>
      <text:list text:style-name="WWNum47">
        <text:list-item>
          <text:p text:style-name="P109">Technical Metadata</text:p>
          <text:list>
            <text:list-item>
              <text:p text:style-name="P110">Manufacturer</text:p>
            </text:list-item>
            <text:list-item>
              <text:p text:style-name="P110">Model name/number</text:p>
            </text:list-item>
            <text:list-item>
              <text:p text:style-name="P110">Serial number</text:p>
            </text:list-item>
            <text:list-item>
              <text:p text:style-name="P110">Calibration data</text:p>
            </text:list-item>
            <text:list-item>
              <text:p text:style-name="P110">Last Calibration date</text:p>
            </text:list-item>
            <text:list-item>
              <text:p text:style-name="P110">Pump energy/current vs. time</text:p>
            </text:list-item>
            <text:list-item>
              <text:p text:style-name="P110">Continuous Wave power</text:p>
            </text:list-item>
            <text:list-item>
              <text:p text:style-name="P110">Mode-locked power</text:p>
            </text:list-item>
            <text:list-item>
              <text:p text:style-name="P110">Manual or similar documentation</text:p>
            </text:list-item>
            <text:list-item>
              <text:p text:style-name="P110" loext:marker-style-name="T10"><text:span text:style-name="T10">Technical drawing/file of device/setup</text:span><text:span text:style-name="T10"/></text:p>
            </text:list-item>
          </text:list>
        </text:list-item>
        <text:list-item>
          <text:p text:style-name="P109">Procedural Metadata</text:p>
          <text:list>
            <text:list-item>
              <text:p text:style-name="P110"/>
            </text:list-item>
          </text:list>
        </text:list-item>
        <text:list-item>
          <text:p text:style-name="P109">Access/Security Metadata</text:p>
        </text:list-item>
        <text:list-item>
          <text:p text:style-name="P109">Data</text:p>
          <text:list>
            <text:list-item>
              <text:p text:style-name="P110"><text:soft-page-break/>Output Power vs. time</text:p>
            </text:list-item>
            <text:list-item>
              <text:p text:style-name="P110">Measured Spectrum (.txt, .csv)</text:p>
              <text:list>
                <text:list-item>
                  <text:p text:style-name="P111">FWHM spectrum</text:p>
                </text:list-item>
                <text:list-item>
                  <text:p text:style-name="P111">Central wavelength</text:p>
                </text:list-item>
              </text:list>
            </text:list-item>
            <text:list-item>
              <text:p text:style-name="P110">Transverse Near-field profile (output)</text:p>
              <text:list>
                <text:list-item>
                  <text:p text:style-name="P111">Location measured</text:p>
                </text:list-item>
                <text:list-item>
                  <text:p text:style-name="P111">FWHM in horizontal and vertical directions</text:p>
                </text:list-item>
                <text:list-item>
                  <text:p text:style-name="P111">2D array of pixel values</text:p>
                </text:list-item>
                <text:list-item>
                  <text:p text:style-name="P111">Calibration of µm/pixel</text:p>
                </text:list-item>
              </text:list>
            </text:list-item>
          </text:list>
        </text:list-item>
      </text:list>
      <text:h text:style-name="P11" text:outline-level="2" loext:marker-style-name="T2"><text:bookmark-start text:name="_Toc153377143"/><text:span text:style-name="T2">Regenerative Amplifier</text:span><text:span text:style-name="T2"/></text:h>
      <text:list text:style-name="WWNum48">
        <text:list-item>
          <text:p text:style-name="P112">Technical Metadata</text:p>
          <text:list>
            <text:list-item>
              <text:p text:style-name="P113">Manufacturer</text:p>
            </text:list-item>
            <text:list-item>
              <text:p text:style-name="P113">Model name/number</text:p>
            </text:list-item>
            <text:list-item>
              <text:p text:style-name="P113">Serial number</text:p>
            </text:list-item>
            <text:list-item>
              <text:p text:style-name="P113">Calibration data</text:p>
            </text:list-item>
            <text:list-item>
              <text:p text:style-name="P113">Last Calibration date</text:p>
            </text:list-item>
            <text:list-item>
              <text:p text:style-name="P113">Active Medium</text:p>
              <text:list>
                <text:list-item>
                  <text:p text:style-name="P114">Manufacturer</text:p>
                </text:list-item>
                <text:list-item>
                  <text:p text:style-name="P114">Date of installation</text:p>
                </text:list-item>
                <text:list-item>
                  <text:p text:style-name="P114">Surface coating specifications</text:p>
                </text:list-item>
                <text:list-item>
                  <text:p text:style-name="P114">Material Type</text:p>
                </text:list-item>
                <text:list-item>
                  <text:p text:style-name="P114">Length</text:p>
                </text:list-item>
                <text:list-item>
                  <text:p text:style-name="P114">Parallel or wedged entrance/exit surfaces</text:p>
                </text:list-item>
              </text:list>
            </text:list-item>
            <text:list-item>
              <text:p text:style-name="P113">Description of cooling system</text:p>
            </text:list-item>
            <text:list-item>
              <text:p text:style-name="P113">Pump laser or Flashlamp Information</text:p>
              <text:list>
                <text:list-item>
                  <text:p text:style-name="P114">Manufacturer</text:p>
                </text:list-item>
                <text:list-item>
                  <text:p text:style-name="P114">Model name/number</text:p>
                </text:list-item>
                <text:list-item>
                  <text:p text:style-name="P114">Wavelength</text:p>
                </text:list-item>
                <text:list-item>
                  <text:p text:style-name="P114">Pulse duration</text:p>
                </text:list-item>
              </text:list>
            </text:list-item>
            <text:list-item>
              <text:p text:style-name="P113">Pump energy/current vs. time</text:p>
            </text:list-item>
            <text:list-item>
              <text:p text:style-name="P113" loext:marker-style-name="T10"><text:span text:style-name="T10">Pump timings</text:span><text:span text:style-name="T10"/></text:p>
            </text:list-item>
            <text:list-item>
              <text:p text:style-name="P113">Pockels cell timings for seeded operation and Q-switch operation</text:p>
            </text:list-item>
            <text:list-item>
              <text:p text:style-name="P113" loext:marker-style-name="T10"><text:span text:style-name="T10">Roundtrip time of cavity</text:span><text:span text:style-name="T10"/></text:p>
            </text:list-item>
            <text:list-item>
              <text:p text:style-name="P113" loext:marker-style-name="T10"><text:span text:style-name="T10">Number of roundtrips</text:span><text:span text:style-name="T10"/></text:p>
            </text:list-item>
            <text:list-item>
              <text:p text:style-name="P113">Manual or similar documentation</text:p>
            </text:list-item>
            <text:list-item>
              <text:p text:style-name="P113" loext:marker-style-name="T10"><text:span text:style-name="T10">Technical drawing/file of device/setup</text:span><text:span text:style-name="T10"/></text:p>
            </text:list-item>
          </text:list>
        </text:list-item>
        <text:list-item>
          <text:p text:style-name="P112">Procedural Metadata</text:p>
          <text:list>
            <text:list-item>
              <text:p text:style-name="P113">Name of regenerative amplifier as used in laser</text:p>
            </text:list-item>
            <text:list-item>
              <text:p text:style-name="P113">Location of regenerative amplifier as used in laser</text:p>
            </text:list-item>
            <text:list-item>
              <text:p text:style-name="P113">Input parameters</text:p>
              <text:list>
                <text:list-item>
                  <text:p text:style-name="P114">Polarization </text:p>
                </text:list-item>
                <text:list-item>
                  <text:p text:style-name="P114">Pulse energy </text:p>
                </text:list-item>
                <text:list-item>
                  <text:p text:style-name="P114"><text:soft-page-break/>Pulse duration </text:p>
                </text:list-item>
                <text:list-item>
                  <text:p text:style-name="P114">Transverse Near-field profile </text:p>
                  <text:list>
                    <text:list-item>
                      <text:p text:style-name="P115">Location measured</text:p>
                    </text:list-item>
                    <text:list-item>
                      <text:p text:style-name="P115">FWHM in horizontal and vertical directions</text:p>
                    </text:list-item>
                    <text:list-item>
                      <text:p text:style-name="P115">2D array of pixel values</text:p>
                    </text:list-item>
                    <text:list-item>
                      <text:p text:style-name="P115">Calibration of µm/pixel</text:p>
                    </text:list-item>
                  </text:list>
                </text:list-item>
                <text:list-item>
                  <text:p text:style-name="P114">Far-field profile (if not in separate pointing diagnostic)</text:p>
                </text:list-item>
                <text:list-item>
                  <text:p text:style-name="P114">Measured spectrum </text:p>
                  <text:list>
                    <text:list-item>
                      <text:p text:style-name="P115">FWHM Spectrum</text:p>
                    </text:list-item>
                    <text:list-item>
                      <text:p text:style-name="P115">Central Wavelength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2">Access/Security Metadata</text:p>
        </text:list-item>
        <text:list-item>
          <text:p text:style-name="P112">Data</text:p>
          <text:list>
            <text:list-item>
              <text:p text:style-name="P113">Output parameters</text:p>
              <text:list>
                <text:list-item>
                  <text:p text:style-name="P114">Polarization </text:p>
                </text:list-item>
                <text:list-item>
                  <text:p text:style-name="P114">Pulse energy </text:p>
                </text:list-item>
                <text:list-item>
                  <text:p text:style-name="P114">Pulse duration </text:p>
                </text:list-item>
                <text:list-item>
                  <text:p text:style-name="P114">Transverse Near-field profile </text:p>
                  <text:list>
                    <text:list-item>
                      <text:p text:style-name="P115">Location measured</text:p>
                    </text:list-item>
                    <text:list-item>
                      <text:p text:style-name="P115">FWHM in horizontal and vertical directions</text:p>
                    </text:list-item>
                    <text:list-item>
                      <text:p text:style-name="P115">2D array of pixel values</text:p>
                    </text:list-item>
                    <text:list-item>
                      <text:p text:style-name="P115">Calibration of µm/pixel</text:p>
                    </text:list-item>
                  </text:list>
                </text:list-item>
                <text:list-item>
                  <text:p text:style-name="P114">Far-field profile (if not in separate pointing diagnostic)</text:p>
                </text:list-item>
                <text:list-item>
                  <text:p text:style-name="P114">Measured Spectrum (.txt, .csv)</text:p>
                  <text:list>
                    <text:list-item>
                      <text:p text:style-name="P115">FWHM spectrum</text:p>
                    </text:list-item>
                    <text:list-item>
                      <text:p text:style-name="P115">Central wavelength</text:p>
                    </text:list-item>
                  </text:list>
                </text:list-item>
              </text:list>
            </text:list-item>
          </text:list>
        </text:list-item>
      </text:list>
      <text:h text:style-name="P11" text:outline-level="2" loext:marker-style-name="T2"><text:bookmark-start text:name="_Toc153377144"/><text:span text:style-name="T2">Multi-pass Amplifier (pretty much same as regenerative amplifier)</text:span><text:span text:style-name="T2"/></text:h>
      <text:list text:style-name="WWNum49">
        <text:list-item>
          <text:p text:style-name="P116">Technical Metadata</text:p>
          <text:list>
            <text:list-item>
              <text:p text:style-name="P117">Manufacturer</text:p>
            </text:list-item>
            <text:list-item>
              <text:p text:style-name="P117">Model name/number</text:p>
            </text:list-item>
            <text:list-item>
              <text:p text:style-name="P117">Serial number</text:p>
            </text:list-item>
            <text:list-item>
              <text:p text:style-name="P117">Calibration data</text:p>
            </text:list-item>
            <text:list-item>
              <text:p text:style-name="P117">Last Calibration date</text:p>
            </text:list-item>
            <text:list-item>
              <text:p text:style-name="P117">Active Medium</text:p>
              <text:list>
                <text:list-item>
                  <text:p text:style-name="P118">Manufacturer</text:p>
                </text:list-item>
                <text:list-item>
                  <text:p text:style-name="P118">Date of installation</text:p>
                </text:list-item>
                <text:list-item>
                  <text:p text:style-name="P118">Surface coating specifications</text:p>
                </text:list-item>
                <text:list-item>
                  <text:p text:style-name="P118">Material Type</text:p>
                </text:list-item>
                <text:list-item>
                  <text:p text:style-name="P118">Length</text:p>
                </text:list-item>
                <text:list-item>
                  <text:p text:style-name="P118">Parallel or wedged entrance/exit surfaces</text:p>
                </text:list-item>
              </text:list>
            </text:list-item>
            <text:list-item>
              <text:p text:style-name="P117">Description of cooling system</text:p>
            </text:list-item>
            <text:list-item>
              <text:p text:style-name="P117">Pump laser or Flashlamp Information</text:p>
              <text:list>
                <text:list-item>
                  <text:p text:style-name="P118">Manufacturer</text:p>
                </text:list-item>
                <text:list-item>
                  <text:p text:style-name="P118"><text:soft-page-break/>Model name/number</text:p>
                </text:list-item>
                <text:list-item>
                  <text:p text:style-name="P118">Wavelength</text:p>
                </text:list-item>
                <text:list-item>
                  <text:p text:style-name="P118">Pulse duration</text:p>
                </text:list-item>
              </text:list>
            </text:list-item>
            <text:list-item>
              <text:p text:style-name="P117">Pump energy/current vs. time</text:p>
            </text:list-item>
            <text:list-item>
              <text:p text:style-name="P117" loext:marker-style-name="T10"><text:span text:style-name="T10">Pump timings</text:span><text:span text:style-name="T10"/></text:p>
            </text:list-item>
            <text:list-item>
              <text:p text:style-name="P117">Pockels cell timings for seeded operation and Q-switch operation</text:p>
            </text:list-item>
            <text:list-item>
              <text:p text:style-name="P117" loext:marker-style-name="T10"><text:span text:style-name="T10">Traversal time of cavity</text:span><text:span text:style-name="T10"/></text:p>
            </text:list-item>
            <text:list-item>
              <text:p text:style-name="P117" loext:marker-style-name="T10"><text:span text:style-name="T10">Number of passes through active medium</text:span><text:span text:style-name="T10"/></text:p>
            </text:list-item>
            <text:list-item>
              <text:p text:style-name="P117">Manual or similar documentation</text:p>
            </text:list-item>
            <text:list-item>
              <text:p text:style-name="P117" loext:marker-style-name="T10"><text:span text:style-name="T10">Technical drawing/file of device/setup</text:span><text:span text:style-name="T10"/></text:p>
            </text:list-item>
          </text:list>
        </text:list-item>
        <text:list-item>
          <text:p text:style-name="P116">Procedural Metadata</text:p>
          <text:list>
            <text:list-item>
              <text:p text:style-name="P117">Name of multi-pass amplifier as used in laser</text:p>
            </text:list-item>
            <text:list-item>
              <text:p text:style-name="P117">Location of multi-pass amplifier as used in laser</text:p>
            </text:list-item>
            <text:list-item>
              <text:p text:style-name="P117">Input parameters</text:p>
              <text:list>
                <text:list-item>
                  <text:p text:style-name="P118">Polarization </text:p>
                </text:list-item>
                <text:list-item>
                  <text:p text:style-name="P118">Pulse energy </text:p>
                </text:list-item>
                <text:list-item>
                  <text:p text:style-name="P118">Pulse duration </text:p>
                </text:list-item>
                <text:list-item>
                  <text:p text:style-name="P118">Transverse Near-field profile </text:p>
                  <text:list>
                    <text:list-item>
                      <text:p text:style-name="P119">Location measured</text:p>
                    </text:list-item>
                    <text:list-item>
                      <text:p text:style-name="P119">FWHM in horizontal and vertical directions</text:p>
                    </text:list-item>
                    <text:list-item>
                      <text:p text:style-name="P119">2D array of pixel values</text:p>
                    </text:list-item>
                    <text:list-item>
                      <text:p text:style-name="P119">Calibration of µm/pixel</text:p>
                    </text:list-item>
                  </text:list>
                </text:list-item>
                <text:list-item>
                  <text:p text:style-name="P118">Far-field profile (if not in separate pointing diagnostic)</text:p>
                </text:list-item>
                <text:list-item>
                  <text:p text:style-name="P118">Measured spectrum </text:p>
                  <text:list>
                    <text:list-item>
                      <text:p text:style-name="P119">FWHM Spectrum</text:p>
                    </text:list-item>
                    <text:list-item>
                      <text:p text:style-name="P119">Central Wavelength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6">Access/Security Metadata</text:p>
        </text:list-item>
        <text:list-item>
          <text:p text:style-name="P116">Data</text:p>
          <text:list>
            <text:list-item>
              <text:p text:style-name="P117">Output parameters</text:p>
              <text:list>
                <text:list-item>
                  <text:p text:style-name="P118">Polarization </text:p>
                </text:list-item>
                <text:list-item>
                  <text:p text:style-name="P118">Pulse energy </text:p>
                </text:list-item>
                <text:list-item>
                  <text:p text:style-name="P118">Pulse duration </text:p>
                </text:list-item>
                <text:list-item>
                  <text:p text:style-name="P118">Transverse Near-field profile </text:p>
                  <text:list>
                    <text:list-item>
                      <text:p text:style-name="P119">Location measured</text:p>
                    </text:list-item>
                    <text:list-item>
                      <text:p text:style-name="P119">FWHM in horizontal and vertical directions</text:p>
                    </text:list-item>
                    <text:list-item>
                      <text:p text:style-name="P119">2D array of pixel values</text:p>
                    </text:list-item>
                    <text:list-item>
                      <text:p text:style-name="P119">Calibration of µm/pixel</text:p>
                    </text:list-item>
                  </text:list>
                </text:list-item>
                <text:list-item>
                  <text:p text:style-name="P118">Far-field profile (if not in separate pointing diagnostic)</text:p>
                </text:list-item>
                <text:list-item>
                  <text:p text:style-name="P118">Measured Spectrum (.txt, .csv)</text:p>
                  <text:list>
                    <text:list-item>
                      <text:p text:style-name="P119">FWHM spectrum</text:p>
                    </text:list-item>
                    <text:list-item>
                      <text:p text:style-name="P119">Central wavelength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h text:style-name="P11" text:outline-level="2" loext:marker-style-name="T2"><text:bookmark-start text:name="_Toc153377145"/><text:soft-page-break/><text:span text:style-name="T2">Stretcher</text:span><text:span text:style-name="T2"/></text:h>
      <text:list text:style-name="WWNum23">
        <text:list-item>
          <text:p text:style-name="P120">Technical Metadata</text:p>
          <text:list>
            <text:list-item>
              <text:p text:style-name="P121">Manufacturer</text:p>
            </text:list-item>
            <text:list-item>
              <text:p text:style-name="P121">Model name/number</text:p>
            </text:list-item>
            <text:list-item>
              <text:p text:style-name="P121">Serial number</text:p>
            </text:list-item>
            <text:list-item>
              <text:p text:style-name="P121">Operating Software and version number</text:p>
            </text:list-item>
            <text:list-item>
              <text:p text:style-name="P121">Center Wavelength</text:p>
            </text:list-item>
            <text:list-item>
              <text:p text:style-name="P121">Start Wavelength of spectral transmission </text:p>
            </text:list-item>
            <text:list-item>
              <text:p text:style-name="P121">End wavelength of spectral transmission</text:p>
            </text:list-item>
            <text:list-item>
              <text:p text:style-name="P121">Angle of Incidence</text:p>
            </text:list-item>
            <text:list-item>
              <text:p text:style-name="P121">Grating Separation distance from Center of Curvature (on optical axis for central wavelength) </text:p>
            </text:list-item>
            <text:list-item>
              <text:p text:style-name="P121">Stretching ratio </text:p>
            </text:list-item>
            <text:list-item>
              <text:p text:style-name="P121">Grating line density (type of grating, manufacturer, model number, etc.)</text:p>
            </text:list-item>
            <text:list-item>
              <text:p text:style-name="P121">Clear Aperture Size</text:p>
            </text:list-item>
            <text:list-item>
              <text:p text:style-name="P121">Clear Aperture Shape</text:p>
            </text:list-item>
            <text:list-item>
              <text:p text:style-name="P121">Manual or similar documentation</text:p>
            </text:list-item>
            <text:list-item>
              <text:p text:style-name="P121" loext:marker-style-name="T10"><text:span text:style-name="T10">Technical drawing/file of device/setup</text:span><text:span text:style-name="T10"/></text:p>
            </text:list-item>
            <text:list-item>
              <text:p text:style-name="P121">Characterization/Measurements </text:p>
            </text:list-item>
            <text:list-item>
              <text:p text:style-name="P121">Simulations</text:p>
            </text:list-item>
          </text:list>
        </text:list-item>
        <text:list-item>
          <text:p text:style-name="P120">Procedural Metadata</text:p>
          <text:list>
            <text:list-item>
              <text:p text:style-name="P121">Name of stretcher as used in laser</text:p>
            </text:list-item>
            <text:list-item>
              <text:p text:style-name="P121">Location of stretcher as used in laser</text:p>
            </text:list-item>
            <text:list-item>
              <text:p text:style-name="P121">Schematic of device’s setup</text:p>
              <text:list>
                <text:list-item>
                  <text:p text:style-name="P122">Geometrical Description</text:p>
                </text:list-item>
                <text:list-item>
                  <text:p text:style-name="P122">Optics Specification <text:s/></text:p>
                </text:list-item>
              </text:list>
            </text:list-item>
            <text:list-item>
              <text:p text:style-name="P121">Motion Control</text:p>
              <text:list>
                <text:list-item>
                  <text:p text:style-name="P122">Manufacturer</text:p>
                </text:list-item>
                <text:list-item>
                  <text:p text:style-name="P122">Model Name/Number</text:p>
                </text:list-item>
                <text:list-item>
                  <text:p text:style-name="P122">Serial Number</text:p>
                </text:list-item>
                <text:list-item>
                  <text:p text:style-name="P122">Channel 1…N</text:p>
                  <text:list>
                    <text:list-item>
                      <text:p text:style-name="P123">Description</text:p>
                    </text:list-item>
                    <text:list-item>
                      <text:p text:style-name="P123">Step size / resolution </text:p>
                    </text:list-item>
                    <text:list-item>
                      <text:p text:style-name="P123">Motor Position</text:p>
                    </text:list-item>
                    <text:list-item>
                      <text:p text:style-name="P123">Current / Voltage</text:p>
                    </text:list-item>
                    <text:list-item>
                      <text:p text:style-name="P123">Frequency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0">Access/Security Metadata</text:p>
        </text:list-item>
        <text:list-item>
          <text:p text:style-name="P120">Data</text:p>
          <text:list>
            <text:list-item>
              <text:p text:style-name="P121">?</text:p>
            </text:list-item>
          </text:list>
        </text:list-item>
      </text:list>
      <text:h text:style-name="P11" text:outline-level="2" loext:marker-style-name="T2"><text:bookmark-start text:name="_Toc153377146"/><text:span text:style-name="T2">Compressor</text:span><text:span text:style-name="T2"/></text:h>
      <text:list text:style-name="WWNum24">
        <text:list-item>
          <text:p text:style-name="P124">Technical Metadata</text:p>
          <text:list>
            <text:list-item>
              <text:p text:style-name="P125">Manufacturer</text:p>
            </text:list-item>
            <text:list-item>
              <text:p text:style-name="P125"><text:soft-page-break/>Model name/number</text:p>
            </text:list-item>
            <text:list-item>
              <text:p text:style-name="P125">Serial number</text:p>
            </text:list-item>
            <text:list-item>
              <text:p text:style-name="P125">Operating Software and version number</text:p>
            </text:list-item>
            <text:list-item>
              <text:p text:style-name="P125">Center Wavelength</text:p>
            </text:list-item>
            <text:list-item>
              <text:p text:style-name="P125">Start Wavelength of spectral transmission </text:p>
            </text:list-item>
            <text:list-item>
              <text:p text:style-name="P125">End wavelength of spectral transmission</text:p>
            </text:list-item>
            <text:list-item>
              <text:p text:style-name="P125">Grating Separation distance for central wavelength <text:s/></text:p>
            </text:list-item>
            <text:list-item>
              <text:p text:style-name="P125">Compression ratio </text:p>
            </text:list-item>
            <text:list-item>
              <text:p text:style-name="P125">Grating line density</text:p>
            </text:list-item>
            <text:list-item>
              <text:p text:style-name="P125">Clear Aperture Size</text:p>
            </text:list-item>
            <text:list-item>
              <text:p text:style-name="P125">Clear Aperture Shape</text:p>
            </text:list-item>
            <text:list-item>
              <text:p text:style-name="P125">Manual or similar documentation</text:p>
            </text:list-item>
            <text:list-item>
              <text:p text:style-name="P125" loext:marker-style-name="T10"><text:span text:style-name="T10">Technical drawing/file of device/setup</text:span><text:span text:style-name="T10"/></text:p>
            </text:list-item>
            <text:list-item>
              <text:p text:style-name="P125">Characterization/Measurements </text:p>
            </text:list-item>
            <text:list-item>
              <text:p text:style-name="P125">Simulations</text:p>
            </text:list-item>
          </text:list>
        </text:list-item>
        <text:list-item>
          <text:p text:style-name="P124">Procedural Metadata</text:p>
          <text:list>
            <text:list-item>
              <text:p text:style-name="P125">Name of stretcher as used in laser</text:p>
            </text:list-item>
            <text:list-item>
              <text:p text:style-name="P125">Location of stretcher as used in laser</text:p>
            </text:list-item>
            <text:list-item>
              <text:p text:style-name="P125">Schematic of device’s setup</text:p>
              <text:list>
                <text:list-item>
                  <text:p text:style-name="P126">Geometrical Description</text:p>
                </text:list-item>
                <text:list-item>
                  <text:p text:style-name="P126">Optics Specification <text:s/></text:p>
                </text:list-item>
              </text:list>
            </text:list-item>
            <text:list-item>
              <text:p text:style-name="P125">Motion Control</text:p>
              <text:list>
                <text:list-item>
                  <text:p text:style-name="P126">Manufacturer</text:p>
                </text:list-item>
                <text:list-item>
                  <text:p text:style-name="P126">Model Name/Number</text:p>
                </text:list-item>
                <text:list-item>
                  <text:p text:style-name="P126">Serial Number</text:p>
                </text:list-item>
                <text:list-item>
                  <text:p text:style-name="P126">Channel 1…N</text:p>
                  <text:list>
                    <text:list-item>
                      <text:p text:style-name="P127">Description</text:p>
                    </text:list-item>
                    <text:list-item>
                      <text:p text:style-name="P127">Step size / resolution </text:p>
                    </text:list-item>
                    <text:list-item>
                      <text:p text:style-name="P127">Motor Position</text:p>
                    </text:list-item>
                    <text:list-item>
                      <text:p text:style-name="P127">Current / Voltage</text:p>
                    </text:list-item>
                    <text:list-item>
                      <text:p text:style-name="P127">Frequency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4">Access/Security Metadata</text:p>
        </text:list-item>
        <text:list-item>
          <text:p text:style-name="P124">Data</text:p>
          <text:list>
            <text:list-item>
              <text:p text:style-name="P125">?</text:p>
            </text:list-item>
          </text:list>
        </text:list-item>
      </text:list>
      <text:h text:style-name="P11" text:outline-level="2" loext:marker-style-name="T2"><text:bookmark-start text:name="_Toc153377147"/><text:span text:style-name="T2">XPW System</text:span><text:span text:style-name="T2"/></text:h>
      <text:list text:style-name="WWNum6">
        <text:list-item>
          <text:p text:style-name="P128">Technical Metadata</text:p>
          <text:list>
            <text:list-item>
              <text:p text:style-name="P129">Manufacturer</text:p>
            </text:list-item>
            <text:list-item>
              <text:p text:style-name="P129">Model name/number</text:p>
            </text:list-item>
            <text:list-item>
              <text:p text:style-name="P129">Serial number</text:p>
            </text:list-item>
            <text:list-item>
              <text:p text:style-name="P129">Calibration data</text:p>
            </text:list-item>
            <text:list-item>
              <text:p text:style-name="P129">Last Calibration date</text:p>
            </text:list-item>
            <text:list-item>
              <text:p text:style-name="P129">Nonlinear Crystal</text:p>
              <text:list>
                <text:list-item>
                  <text:p text:style-name="P130"><text:soft-page-break/>Manufacturer</text:p>
                </text:list-item>
                <text:list-item>
                  <text:p text:style-name="P130">Date of installation</text:p>
                </text:list-item>
                <text:list-item>
                  <text:p text:style-name="P130">Surface coating specifications</text:p>
                </text:list-item>
                <text:list-item>
                  <text:p text:style-name="P130">Material Type</text:p>
                </text:list-item>
                <text:list-item>
                  <text:p text:style-name="P130">Length</text:p>
                </text:list-item>
                <text:list-item>
                  <text:p text:style-name="P130">Parallel or wedged entrance/exit surfaces</text:p>
                </text:list-item>
              </text:list>
            </text:list-item>
            <text:list-item>
              <text:p text:style-name="P129" loext:marker-style-name="T10"><text:span text:style-name="T10">Focusing optic</text:span><text:span text:style-name="T10"/></text:p>
            </text:list-item>
            <text:list-item>
              <text:p text:style-name="P129" loext:marker-style-name="T10"><text:span text:style-name="T10">Location of nonlinear crystal relative to focus of focusing optic</text:span><text:span text:style-name="T10"/></text:p>
            </text:list-item>
            <text:list-item>
              <text:p text:style-name="P129" loext:marker-style-name="T10"><text:span text:style-name="T10">Collimating optic</text:span><text:span text:style-name="T10"/></text:p>
            </text:list-item>
            <text:list-item>
              <text:p text:style-name="P129" loext:marker-style-name="T10"><text:span text:style-name="T10">Vacuum pressure</text:span><text:span text:style-name="T10"/></text:p>
            </text:list-item>
            <text:list-item>
              <text:p text:style-name="P129">Manual or similar documentation</text:p>
            </text:list-item>
            <text:list-item>
              <text:p text:style-name="P129" loext:marker-style-name="T10"><text:span text:style-name="T10">Technical drawing/file of device/setup</text:span><text:span text:style-name="T10"/></text:p>
            </text:list-item>
          </text:list>
        </text:list-item>
        <text:list-item>
          <text:p text:style-name="P128">Procedural Metadata</text:p>
          <text:list>
            <text:list-item>
              <text:p text:style-name="P129">Name of the XPW stage as used in laser</text:p>
            </text:list-item>
            <text:list-item>
              <text:p text:style-name="P129">Location of the XPW stage as used in laser</text:p>
            </text:list-item>
            <text:list-item>
              <text:p text:style-name="P129">Input parameters</text:p>
              <text:list>
                <text:list-item>
                  <text:p text:style-name="P130">Polarization </text:p>
                </text:list-item>
                <text:list-item>
                  <text:p text:style-name="P130">Pulse energy </text:p>
                </text:list-item>
                <text:list-item>
                  <text:p text:style-name="P130">Pulse duration </text:p>
                </text:list-item>
                <text:list-item>
                  <text:p text:style-name="P130">Transverse Near-field profile </text:p>
                  <text:list>
                    <text:list-item>
                      <text:p text:style-name="P131">Location measured</text:p>
                    </text:list-item>
                    <text:list-item>
                      <text:p text:style-name="P131">FWHM in horizontal and vertical directions</text:p>
                    </text:list-item>
                    <text:list-item>
                      <text:p text:style-name="P131">2D array of pixel values</text:p>
                    </text:list-item>
                    <text:list-item>
                      <text:p text:style-name="P131">Calibration of µm/pixel</text:p>
                    </text:list-item>
                  </text:list>
                </text:list-item>
                <text:list-item>
                  <text:p text:style-name="P130">Far-field profile (if not in separate pointing diagnostic)</text:p>
                </text:list-item>
                <text:list-item>
                  <text:p text:style-name="P130">Measured spectrum </text:p>
                  <text:list>
                    <text:list-item>
                      <text:p text:style-name="P131">FWHM Spectrum</text:p>
                    </text:list-item>
                    <text:list-item>
                      <text:p text:style-name="P131">Central Wavelength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8">Access/Security Metadata</text:p>
        </text:list-item>
        <text:list-item>
          <text:p text:style-name="P128">Data</text:p>
          <text:list>
            <text:list-item>
              <text:p text:style-name="P129">Output parameters</text:p>
              <text:list>
                <text:list-item>
                  <text:p text:style-name="P130">Polarization </text:p>
                </text:list-item>
                <text:list-item>
                  <text:p text:style-name="P130">Pulse energy </text:p>
                </text:list-item>
                <text:list-item>
                  <text:p text:style-name="P130">Pulse duration </text:p>
                </text:list-item>
                <text:list-item>
                  <text:p text:style-name="P130">Transverse Near-field profile </text:p>
                  <text:list>
                    <text:list-item>
                      <text:p text:style-name="P131">Location measured</text:p>
                    </text:list-item>
                    <text:list-item>
                      <text:p text:style-name="P131">FWHM in horizontal and vertical directions</text:p>
                    </text:list-item>
                    <text:list-item>
                      <text:p text:style-name="P131">2D array of pixel values</text:p>
                    </text:list-item>
                    <text:list-item>
                      <text:p text:style-name="P131">Calibration of µm/pixel</text:p>
                    </text:list-item>
                  </text:list>
                </text:list-item>
                <text:list-item>
                  <text:p text:style-name="P130">Far-field profile (if not in separate pointing diagnostic)</text:p>
                </text:list-item>
                <text:list-item>
                  <text:p text:style-name="P130">Measured Spectrum (.txt, .csv)</text:p>
                  <text:list>
                    <text:list-item>
                      <text:p text:style-name="P131">FWHM spectrum</text:p>
                    </text:list-item>
                    <text:list-item>
                      <text:p text:style-name="P131">Central wavelength</text:p>
                    </text:list-item>
                  </text:list>
                </text:list-item>
              </text:list>
            </text:list-item>
          </text:list>
        </text:list-item>
      </text:list>
      <text:h text:style-name="P10" text:outline-level="1" loext:marker-style-name="T2"><text:bookmark-start text:name="_Toc153377148"/><text:soft-page-break/><text:span text:style-name="T2">Probe</text:span><text:span text:style-name="T2"/></text:h>
      <text:h text:style-name="P11" text:outline-level="2" loext:marker-style-name="T2"><text:bookmark-start text:name="_Toc153377149"/><text:span text:style-name="T2">Optical Probe Beam</text:span><text:span text:style-name="T2"/></text:h>
      <text:list text:style-name="WWNum42">
        <text:list-item>
          <text:p text:style-name="P132">Technical Metadata</text:p>
          <text:list>
            <text:list-item>
              <text:p text:style-name="P144">Manufacturer or in-house design</text:p>
            </text:list-item>
            <text:list-item>
              <text:p text:style-name="P144">Model name/number</text:p>
            </text:list-item>
            <text:list-item>
              <text:p text:style-name="P144">Serial number</text:p>
            </text:list-item>
            <text:list-item>
              <text:p text:style-name="P144">Operating software and version number</text:p>
            </text:list-item>
            <text:list-item>
              <text:p text:style-name="P144">Calibration data</text:p>
            </text:list-item>
            <text:list-item>
              <text:p text:style-name="P144">Last calibration date</text:p>
            </text:list-item>
            <text:list-item>
              <text:p text:style-name="P144">Technical drawing/file of device/setup</text:p>
            </text:list-item>
            <text:list-item>
              <text:p text:style-name="P133">Example of a Hollow-Core Fiber (HCF) system</text:p>
              <text:list>
                <text:list-item>
                  <text:p text:style-name="P134">Collimated FWHM Beam size before HCF</text:p>
                </text:list-item>
                <text:list-item>
                  <text:p text:style-name="P134">Focusing Length into HCF</text:p>
                </text:list-item>
                <text:list-item>
                  <text:p text:style-name="P134">Energy input into HCF</text:p>
                </text:list-item>
                <text:list-item>
                  <text:p text:style-name="P134">Energy output from HCF</text:p>
                </text:list-item>
                <text:list-item>
                  <text:p text:style-name="P134">Gas type in HCF</text:p>
                </text:list-item>
                <text:list-item>
                  <text:p text:style-name="P134">Gas pressure in HCF</text:p>
                </text:list-item>
                <text:list-item>
                  <text:p text:style-name="P134">Collimated FWHM beam size after HCF</text:p>
                </text:list-item>
                <text:list-item>
                  <text:p text:style-name="P134">Spectrum input to HCF</text:p>
                </text:list-item>
                <text:list-item>
                  <text:p text:style-name="P134">Spectrum output from HCF</text:p>
                </text:list-item>
                <text:list-item>
                  <text:p text:style-name="P134">HCF length</text:p>
                </text:list-item>
                <text:list-item>
                  <text:p text:style-name="P134">HCF inner diameter</text:p>
                </text:list-item>
                <text:list-item>
                  <text:p text:style-name="P134">HCF outer diameter</text:p>
                </text:list-item>
                <text:list-item>
                  <text:p text:style-name="P134">HCF material</text:p>
                </text:list-item>
                <text:list-item>
                  <text:p text:style-name="P134">Chirped Mirror Specifications</text:p>
                </text:list-item>
              </text:list>
            </text:list-item>
            <text:list-item>
              <text:p text:style-name="P133"/>
            </text:list-item>
          </text:list>
        </text:list-item>
        <text:list-item>
          <text:p text:style-name="P132">Procedural Metadata</text:p>
          <text:list>
            <text:list-item>
              <text:p text:style-name="P133">Name of probe beam system as used in experiment</text:p>
            </text:list-item>
            <text:list-item>
              <text:p text:style-name="P133">Location of probe beam system as used in experiment</text:p>
            </text:list-item>
            <text:list-item>
              <text:p text:style-name="P133">Polarization at Target</text:p>
            </text:list-item>
            <text:list-item>
              <text:p text:style-name="P133">FWHM pulse duration at Target</text:p>
            </text:list-item>
            <text:list-item>
              <text:p text:style-name="P133">Pulse energy at Target</text:p>
            </text:list-item>
            <text:list-item>
              <text:p text:style-name="P133">FWHM beam size at Target</text:p>
            </text:list-item>
            <text:list-item>
              <text:p text:style-name="P133">Collimated, diverging or converging at Target</text:p>
            </text:list-item>
            <text:list-item>
              <text:p text:style-name="P133">Spectrum at Target (if different than output from probe system)</text:p>
            </text:list-item>
            <text:list-item>
              <text:p text:style-name="P133">Fourier Transformed or temporally chirped at target</text:p>
            </text:list-item>
          </text:list>
        </text:list-item>
        <text:list-item>
          <text:p text:style-name="P132">Access/Security Metadata</text:p>
        </text:list-item>
        <text:list-item>
          <text:p text:style-name="P132">Data</text:p>
          <text:list>
            <text:list-item>
              <text:p text:style-name="P133">Depends on use of probe system in experiment</text:p>
              <text:list>
                <text:list-item>
                  <text:p text:style-name="P134">Camera image</text:p>
                </text:list-item>
                <text:list-item>
                  <text:p text:style-name="P134">Measured spectrum</text:p>
                </text:list-item>
              </text:list>
            </text:list-item>
          </text:list>
        </text:list-item>
      </text:list>
      <text:h text:style-name="P11" text:outline-level="2" loext:marker-style-name="T2"><text:bookmark-start text:name="_Toc153377150"/><text:soft-page-break/><text:span text:style-name="T2">Particle Probe Beam</text:span><text:span text:style-name="T2"/></text:h>
      <text:list text:style-name="WWNum7">
        <text:list-item>
          <text:p text:style-name="P135" loext:marker-style-name="T10"><text:span text:style-name="T10">Technical Metadata</text:span><text:span text:style-name="T10"/></text:p>
          <text:list>
            <text:list-item>
              <text:p text:style-name="P145">Manufacturer or in-house design</text:p>
            </text:list-item>
            <text:list-item>
              <text:p text:style-name="P145">Model name/number</text:p>
            </text:list-item>
            <text:list-item>
              <text:p text:style-name="P145">Serial number</text:p>
            </text:list-item>
            <text:list-item>
              <text:p text:style-name="P145">Operating software and version number</text:p>
            </text:list-item>
            <text:list-item>
              <text:p text:style-name="P145">Calibration data</text:p>
            </text:list-item>
            <text:list-item>
              <text:p text:style-name="P145">Last calibration date</text:p>
            </text:list-item>
            <text:list-item>
              <text:p text:style-name="P136" loext:marker-style-name="T10"><text:span text:style-name="T10">Type of particles</text:span><text:span text:style-name="T10"/></text:p>
            </text:list-item>
            <text:list-item>
              <text:p text:style-name="P136" loext:marker-style-name="T10"><text:span text:style-name="T10">Energy spectrum of particles</text:span><text:span text:style-name="T10"/></text:p>
            </text:list-item>
            <text:list-item>
              <text:p text:style-name="P136" loext:marker-style-name="T10"><text:span text:style-name="T10">FWHM pulse duration of particle beam</text:span><text:span text:style-name="T10"/></text:p>
            </text:list-item>
          </text:list>
        </text:list-item>
        <text:list-item>
          <text:p text:style-name="P135">Procedural Metadata</text:p>
          <text:list>
            <text:list-item>
              <text:p text:style-name="P145">Name of particle probe beam as used in experiment</text:p>
            </text:list-item>
            <text:list-item>
              <text:p text:style-name="P145">Location of particle probe beam as used in experiment</text:p>
            </text:list-item>
            <text:list-item>
              <text:p text:style-name="P145" loext:marker-style-name="T6">Schematic of particle probe beam’s setup in experiment<text:span text:style-name="T6"/></text:p>
            </text:list-item>
            <text:list-item>
              <text:p text:style-name="P136">Mediator target used?</text:p>
              <text:list>
                <text:list-item>
                  <text:p text:style-name="P137">Material</text:p>
                </text:list-item>
                <text:list-item>
                  <text:p text:style-name="P137">Thickness</text:p>
                </text:list-item>
                <text:list-item>
                  <text:p text:style-name="P137">Parameters of secondary beam</text:p>
                </text:list-item>
              </text:list>
            </text:list-item>
          </text:list>
        </text:list-item>
        <text:list-item>
          <text:p text:style-name="P135">Access/Security Metadata</text:p>
        </text:list-item>
        <text:list-item>
          <text:p text:style-name="P135">Data<text:tab/></text:p>
          <text:list>
            <text:list-item>
              <text:p text:style-name="P136">Probably linked to a detector entity with an output image</text:p>
            </text:list-item>
          </text:list>
        </text:list-item>
      </text:list>
      <text:p text:style-name="P1"/>
      <text:p text:style-name="P2"/>
      <text:table-of-content text:style-name="Sect1" text:protected="true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"><text:bookmark-end text:name="_Toc153377101"/><text:bookmark-end text:name="_Toc153377102"/><text:bookmark-end text:name="_Toc153377103"/><text:bookmark-end text:name="_Toc153377104"/><text:bookmark-end text:name="_Toc153377105"/><text:bookmark-end text:name="_Toc153377106"/><text:bookmark-end text:name="_Toc153377107"/><text:bookmark-end text:name="_Toc153377108"/><text:bookmark-end text:name="_Toc153377109"/><text:bookmark-end text:name="_Toc153377110"/><text:bookmark-end text:name="_Toc153377111"/><text:bookmark-end text:name="_Toc153377112"/><text:bookmark-end text:name="_Toc153377113"/><text:bookmark-end text:name="_Toc153377114"/><text:bookmark-end text:name="_Toc153377115"/><text:bookmark-end text:name="_Toc153377116"/><text:bookmark-end text:name="_Toc153377117"/><text:bookmark-end text:name="_Toc153377118"/><text:bookmark-end text:name="_Toc153377119"/><text:bookmark-end text:name="_Toc153377120"/><text:bookmark-end text:name="_Toc153377121"/><text:bookmark-end text:name="_Toc153377122"/><text:bookmark-end text:name="_Toc153377123"/><text:bookmark-end text:name="_Toc153377124"/><text:bookmark-end text:name="_Toc153377125"/><text:bookmark-end text:name="_Toc153377126"/><text:bookmark-end text:name="_Toc153377127"/><text:bookmark-end text:name="_Toc153377128"/><text:bookmark-end text:name="_Toc153377129"/><text:bookmark-end text:name="_Toc153377130"/><text:bookmark-end text:name="_Toc153377131"/><text:bookmark-end text:name="_Toc153377132"/><text:bookmark-end text:name="_Toc153377133"/><text:bookmark-end text:name="_Toc153377134"/><text:bookmark-end text:name="_Toc153377135"/><text:bookmark-end text:name="_Toc153377136"/><text:bookmark-end text:name="_Toc153377137"/><text:bookmark-end text:name="_Toc153377138"/><text:bookmark-end text:name="_Toc153377139"/><text:bookmark-end text:name="_Toc153377140"/><text:bookmark-end text:name="_Toc153377141"/><text:bookmark-end text:name="_Toc153377142"/><text:bookmark-end text:name="_Toc153377143"/><text:bookmark-end text:name="_Toc153377144"/><text:bookmark-end text:name="_Toc153377145"/><text:bookmark-end text:name="_Toc153377146"/><text:bookmark-end text:name="_Toc153377147"/><text:bookmark-end text:name="_Toc153377148"/><text:bookmark-end text:name="_Toc153377149"/><text:bookmark-end text:name="_Toc153377150"/></text:p>
        </text:index-body>
      </text:table-of-conten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_20_Table_20__28_WW_29_" style:display-name="Normal Table (WW)" style:family="paragraph">
      <style:paragraph-properties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line-height="0.487cm" fo:text-indent="0cm" style:auto-text-indent="false"/>
      <style:text-properties style:font-name-asian="Times New Roman1" style:font-family-asian="'Times New Roman'" style:font-family-generic-asian="system" style:font-pitch-asian="variable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2f5496" loext:opacity="100%" style:font-name="Calibri Light" fo:font-family="'Calibri Light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font-size-complex="16pt"/>
    </style:style>
    <style:style style:name="Heading_20_2_20_Char" style:display-name="Heading 2 Char" style:family="text" style:parent-style-name="Default_20_Paragraph_20_Font_20__28_WW_29_">
      <style:text-properties fo:color="#2f5496" loext:opacity="100%" style:font-name="Calibri Light" fo:font-family="'Calibri Light'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size-complex="13pt"/>
    </style:style>
    <style:style style:name="Balloon_20_Text_20_Char" style:display-name="Balloon Text Char" style:family="text" style:parent-style-name="Default_20_Paragraph_20_Font_20__28_WW_29_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2" style:display-name="ListLabel 2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3" style:display-name="ListLabel 2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6" style:display-name="ListLabel 2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9" style:display-name="ListLabel 2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0" style:display-name="ListLabel 2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1" style:display-name="ListLabel 2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2" style:display-name="ListLabel 2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3" style:display-name="ListLabel 2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4" style:display-name="ListLabel 2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5" style:display-name="ListLabel 2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6" style:display-name="ListLabel 2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7" style:display-name="ListLabel 2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8" style:display-name="ListLabel 2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9" style:display-name="ListLabel 2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0" style:display-name="ListLabel 2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1" style:display-name="ListLabel 2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2" style:display-name="ListLabel 2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3" style:display-name="ListLabel 2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4" style:display-name="ListLabel 2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5" style:display-name="ListLabel 2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6" style:display-name="ListLabel 2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7" style:display-name="ListLabel 2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8" style:display-name="ListLabel 2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9" style:display-name="ListLabel 2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0" style:display-name="ListLabel 2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1" style:display-name="ListLabel 2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2" style:display-name="ListLabel 2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3" style:display-name="ListLabel 2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4" style:display-name="ListLabel 2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6" style:display-name="ListLabel 2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6" style:display-name="ListLabel 2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7" style:display-name="ListLabel 2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8" style:display-name="ListLabel 2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9" style:display-name="ListLabel 2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0" style:display-name="ListLabel 2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1" style:display-name="ListLabel 2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2" style:display-name="ListLabel 2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3" style:display-name="ListLabel 2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4" style:display-name="ListLabel 2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5" style:display-name="ListLabel 2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6" style:display-name="ListLabel 2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7" style:display-name="ListLabel 2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8" style:display-name="ListLabel 2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9" style:display-name="ListLabel 2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0" style:display-name="ListLabel 2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1" style:display-name="ListLabel 2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3" style:display-name="ListLabel 2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4" style:display-name="ListLabel 2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5" style:display-name="ListLabel 2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6" style:display-name="ListLabel 2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7" style:display-name="ListLabel 2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8" style:display-name="ListLabel 2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9" style:display-name="ListLabel 2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0" style:display-name="ListLabel 2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1" style:display-name="ListLabel 2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2" style:display-name="ListLabel 2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3" style:display-name="ListLabel 2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4" style:display-name="ListLabel 2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5" style:display-name="ListLabel 2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6" style:display-name="ListLabel 2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7" style:display-name="ListLabel 2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8" style:display-name="ListLabel 2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9" style:display-name="ListLabel 2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0" style:display-name="ListLabel 2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1" style:display-name="ListLabel 2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2" style:display-name="ListLabel 2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3" style:display-name="ListLabel 2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4" style:display-name="ListLabel 2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5" style:display-name="ListLabel 2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6" style:display-name="ListLabel 2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7" style:display-name="ListLabel 2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8" style:display-name="ListLabel 2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9" style:display-name="ListLabel 2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0" style:display-name="ListLabel 3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1" style:display-name="ListLabel 3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2" style:display-name="ListLabel 3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3" style:display-name="ListLabel 3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4" style:display-name="ListLabel 3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5" style:display-name="ListLabel 3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6" style:display-name="ListLabel 3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7" style:display-name="ListLabel 3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8" style:display-name="ListLabel 3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9" style:display-name="ListLabel 3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0" style:display-name="ListLabel 3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1" style:display-name="ListLabel 3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2" style:display-name="ListLabel 3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3" style:display-name="ListLabel 3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4" style:display-name="ListLabel 3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5" style:display-name="ListLabel 3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6" style:display-name="ListLabel 3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7" style:display-name="ListLabel 3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8" style:display-name="ListLabel 3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9" style:display-name="ListLabel 3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0" style:display-name="ListLabel 3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1" style:display-name="ListLabel 3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2" style:display-name="ListLabel 3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3" style:display-name="ListLabel 3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4" style:display-name="ListLabel 3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5" style:display-name="ListLabel 3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6" style:display-name="ListLabel 3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7" style:display-name="ListLabel 3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8" style:display-name="ListLabel 3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9" style:display-name="ListLabel 3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0" style:display-name="ListLabel 3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1" style:display-name="ListLabel 3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2" style:display-name="ListLabel 3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3" style:display-name="ListLabel 3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4" style:display-name="ListLabel 3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5" style:display-name="ListLabel 3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6" style:display-name="ListLabel 3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7" style:display-name="ListLabel 3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8" style:display-name="ListLabel 3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9" style:display-name="ListLabel 3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0" style:display-name="ListLabel 3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1" style:display-name="ListLabel 3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2" style:display-name="ListLabel 3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3" style:display-name="ListLabel 3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4" style:display-name="ListLabel 3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5" style:display-name="ListLabel 3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6" style:display-name="ListLabel 3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7" style:display-name="ListLabel 3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8" style:display-name="ListLabel 3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9" style:display-name="ListLabel 3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0" style:display-name="ListLabel 3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1" style:display-name="ListLabel 3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2" style:display-name="ListLabel 3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3" style:display-name="ListLabel 3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4" style:display-name="ListLabel 3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5" style:display-name="ListLabel 3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6" style:display-name="ListLabel 3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7" style:display-name="ListLabel 3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8" style:display-name="ListLabel 3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9" style:display-name="ListLabel 3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0" style:display-name="ListLabel 3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1" style:display-name="ListLabel 3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2" style:display-name="ListLabel 3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3" style:display-name="ListLabel 3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4" style:display-name="ListLabel 3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5" style:display-name="ListLabel 3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6" style:display-name="ListLabel 3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7" style:display-name="ListLabel 3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8" style:display-name="ListLabel 3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9" style:display-name="ListLabel 3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0" style:display-name="ListLabel 3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1" style:display-name="ListLabel 3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2" style:display-name="ListLabel 3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3" style:display-name="ListLabel 3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4" style:display-name="ListLabel 3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5" style:display-name="ListLabel 3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6" style:display-name="ListLabel 3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7" style:display-name="ListLabel 3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8" style:display-name="ListLabel 3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9" style:display-name="ListLabel 3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0" style:display-name="ListLabel 3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1" style:display-name="ListLabel 3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2" style:display-name="ListLabel 3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3" style:display-name="ListLabel 3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4" style:display-name="ListLabel 3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5" style:display-name="ListLabel 3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6" style:display-name="ListLabel 3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7" style:display-name="ListLabel 3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8" style:display-name="ListLabel 3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9" style:display-name="ListLabel 3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0" style:display-name="ListLabel 3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1" style:display-name="ListLabel 3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2" style:display-name="ListLabel 3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3" style:display-name="ListLabel 3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4" style:display-name="ListLabel 3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5" style:display-name="ListLabel 3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6" style:display-name="ListLabel 3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7" style:display-name="ListLabel 3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8" style:display-name="ListLabel 3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9" style:display-name="ListLabel 3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0" style:display-name="ListLabel 4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1" style:display-name="ListLabel 4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2" style:display-name="ListLabel 4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3" style:display-name="ListLabel 4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4" style:display-name="ListLabel 4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5" style:display-name="ListLabel 4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6" style:display-name="ListLabel 4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7" style:display-name="ListLabel 4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8" style:display-name="ListLabel 4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9" style:display-name="ListLabel 4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0" style:display-name="ListLabel 4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1" style:display-name="ListLabel 4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2" style:display-name="ListLabel 4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3" style:display-name="ListLabel 4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4" style:display-name="ListLabel 4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5" style:display-name="ListLabel 4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6" style:display-name="ListLabel 4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7" style:display-name="ListLabel 4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8" style:display-name="ListLabel 4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9" style:display-name="ListLabel 4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0" style:display-name="ListLabel 4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1" style:display-name="ListLabel 4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2" style:display-name="ListLabel 4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3" style:display-name="ListLabel 4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4" style:display-name="ListLabel 4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5" style:display-name="ListLabel 4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6" style:display-name="ListLabel 4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7" style:display-name="ListLabel 4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8" style:display-name="ListLabel 4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9" style:display-name="ListLabel 4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0" style:display-name="ListLabel 4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1" style:display-name="ListLabel 4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2" style:display-name="ListLabel 4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3" style:display-name="ListLabel 4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4" style:display-name="ListLabel 4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5" style:display-name="ListLabel 4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6" style:display-name="ListLabel 4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7" style:display-name="ListLabel 4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8" style:display-name="ListLabel 4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9" style:display-name="ListLabel 4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0" style:display-name="ListLabel 4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1" style:display-name="ListLabel 4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2" style:display-name="ListLabel 4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3" style:display-name="ListLabel 4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4" style:display-name="ListLabel 4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5" style:display-name="ListLabel 4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6" style:display-name="ListLabel 4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7" style:display-name="ListLabel 4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8" style:display-name="ListLabel 4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9" style:display-name="ListLabel 4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0" style:display-name="ListLabel 4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1" style:display-name="ListLabel 4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2" style:display-name="ListLabel 4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3" style:display-name="ListLabel 4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4" style:display-name="ListLabel 4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5" style:display-name="ListLabel 4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6" style:display-name="ListLabel 4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7" style:display-name="ListLabel 4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8" style:display-name="ListLabel 4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9" style:display-name="ListLabel 4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0" style:display-name="ListLabel 4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1" style:display-name="ListLabel 4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2" style:display-name="ListLabel 4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3" style:display-name="ListLabel 4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4" style:display-name="ListLabel 4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5" style:display-name="ListLabel 4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6" style:display-name="ListLabel 4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7" style:display-name="ListLabel 4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8" style:display-name="ListLabel 468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469" style:display-name="ListLabel 4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0" style:display-name="ListLabel 4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1" style:display-name="ListLabel 4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2" style:display-name="ListLabel 4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3" style:display-name="ListLabel 4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4" style:display-name="ListLabel 4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5" style:display-name="ListLabel 4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6" style:display-name="ListLabel 4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7" style:display-name="ListLabel 4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8" style:display-name="ListLabel 4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9" style:display-name="ListLabel 4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0" style:display-name="ListLabel 4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1" style:display-name="ListLabel 4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2" style:display-name="ListLabel 4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3" style:display-name="ListLabel 4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4" style:display-name="ListLabel 4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5" style:display-name="ListLabel 4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6" style:display-name="ListLabel 4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7" style:display-name="ListLabel 4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8" style:display-name="ListLabel 4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9" style:display-name="ListLabel 4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0" style:display-name="ListLabel 4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1" style:display-name="ListLabel 4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2" style:display-name="ListLabel 4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3" style:display-name="ListLabel 4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4" style:display-name="ListLabel 4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5" style:display-name="ListLabel 4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6" style:display-name="ListLabel 4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7" style:display-name="ListLabel 4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8" style:display-name="ListLabel 4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9" style:display-name="ListLabel 4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0" style:display-name="ListLabel 5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1" style:display-name="ListLabel 5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2" style:display-name="ListLabel 5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3" style:display-name="ListLabel 5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4" style:display-name="ListLabel 504" style:family="text">
      <style:text-properties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5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5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5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7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7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7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7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38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9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9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9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9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39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9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0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0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0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0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0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text:style-name="ListLabel_20_40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0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0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1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1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1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1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text:style-name="ListLabel_20_41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1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1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1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2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2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2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text:style-name="ListLabel_20_42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2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2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2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2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3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3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text:style-name="ListLabel_20_43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3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3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3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3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3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4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ListLabel_20_44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4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4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4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4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4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4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text:style-name="ListLabel_20_45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5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5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5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5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5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5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5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text:style-name="ListLabel_20_46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6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6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6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6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6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6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6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6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46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7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7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7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7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7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7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7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47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8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8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8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8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8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8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48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48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48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9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49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49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49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49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49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text:style-name="ListLabel_20_49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9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9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0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0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0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0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26T13:35:17.909142233</meta:creation-date>
    <meta:generator>Collabora_Office/23.05.5.3$Linux_X86_64 LibreOffice_project/e7921fedb8b5615b0dc7cd3ec8b91c9b4e06d002</meta:generator>
    <dc:date>2024-01-25T11:00:03.085518041</dc:date>
    <meta:editing-duration>PT19M25S</meta:editing-duration>
    <meta:editing-cycles>10</meta:editing-cycles>
    <meta:document-statistic meta:table-count="0" meta:image-count="0" meta:object-count="0" meta:page-count="34" meta:paragraph-count="1296" meta:word-count="5807" meta:character-count="35997" meta:non-whitespace-character-count="32555"/>
  </office:meta>
</office:document-meta>
</file>